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w_z_2" table:style-name="ta1">
        <table:shapes>
          <draw:frame draw:z-index="0" draw:style-name="gr1" draw:text-style-name="P1" svg:width="159.99mm" svg:height="89.99mm" svg:x="101.34mm" svg:y="1mm">
            <loext:p draw:notify-on-update-of-ranges="new_z_2.G1:new_z_2.G1 new_z_2.G2:new_z_2.G90 new_z_2.C1:new_z_2.C1 new_z_2.C2:new_z_2.C90 new_z_2.G1:new_z_2.G1 new_z_2.G2:new_z_2.G90 new_z_2.D1:new_z_2.D1 new_z_2.D2:new_z_2.D9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7:5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5151" calcext:value-type="float">
            <text:p>51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7:57</text:p>
          </table:table-cell>
          <table:table-cell office:value-type="float" office:value="0.011379" calcext:value-type="float">
            <text:p>0.011379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0" calcext:value-type="float">
            <text:p>0</text:p>
          </table:table-cell>
          <table:table-cell office:value-type="float" office:value="190942" calcext:value-type="float">
            <text:p>1909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7:58</text:p>
          </table:table-cell>
          <table:table-cell office:value-type="float" office:value="0.010941" calcext:value-type="float">
            <text:p>0.010941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" calcext:value-type="float">
            <text:p>0</text:p>
          </table:table-cell>
          <table:table-cell office:value-type="float" office:value="172352" calcext:value-type="float">
            <text:p>1723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7:59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" calcext:value-type="float">
            <text:p>0</text:p>
          </table:table-cell>
          <table:table-cell office:value-type="float" office:value="64786" calcext:value-type="float">
            <text:p>647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00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" calcext:value-type="float">
            <text:p>0</text:p>
          </table:table-cell>
          <table:table-cell office:value-type="float" office:value="59538" calcext:value-type="float">
            <text:p>595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01</text:p>
          </table:table-cell>
          <table:table-cell office:value-type="float" office:value="0.025581" calcext:value-type="float">
            <text:p>0.025581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0" calcext:value-type="float">
            <text:p>0</text:p>
          </table:table-cell>
          <table:table-cell office:value-type="float" office:value="403537" calcext:value-type="float">
            <text:p>4035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02</text:p>
          </table:table-cell>
          <table:table-cell office:value-type="float" office:value="0.005852" calcext:value-type="float">
            <text:p>0.005852</text:p>
          </table:table-cell>
          <table:table-cell office:value-type="float" office:value="0.001102" calcext:value-type="float">
            <text:p>0.001102</text:p>
          </table:table-cell>
          <table:table-cell office:value-type="float" office:value="0" calcext:value-type="float">
            <text:p>0</text:p>
          </table:table-cell>
          <table:table-cell office:value-type="float" office:value="118503" calcext:value-type="float">
            <text:p>1185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03</text:p>
          </table:table-cell>
          <table:table-cell office:value-type="float" office:value="0.007774" calcext:value-type="float">
            <text:p>0.007774</text:p>
          </table:table-cell>
          <table:table-cell office:value-type="float" office:value="0.008247" calcext:value-type="float">
            <text:p>0.008247</text:p>
          </table:table-cell>
          <table:table-cell office:value-type="float" office:value="0" calcext:value-type="float">
            <text:p>0</text:p>
          </table:table-cell>
          <table:table-cell office:value-type="float" office:value="532870" calcext:value-type="float">
            <text:p>5328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04</text:p>
          </table:table-cell>
          <table:table-cell office:value-type="float" office:value="0.010889" calcext:value-type="float">
            <text:p>0.010889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" calcext:value-type="float">
            <text:p>0</text:p>
          </table:table-cell>
          <table:table-cell office:value-type="float" office:value="26658" calcext:value-type="float">
            <text:p>266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05</text:p>
          </table:table-cell>
          <table:table-cell office:value-type="float" office:value="0.009249" calcext:value-type="float">
            <text:p>0.009249</text:p>
          </table:table-cell>
          <table:table-cell office:value-type="float" office:value="0.000761" calcext:value-type="float">
            <text:p>0.000761</text:p>
          </table:table-cell>
          <table:table-cell office:value-type="float" office:value="0" calcext:value-type="float">
            <text:p>0</text:p>
          </table:table-cell>
          <table:table-cell office:value-type="float" office:value="83254" calcext:value-type="float">
            <text:p>832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06</text:p>
          </table:table-cell>
          <table:table-cell office:value-type="float" office:value="0.005141" calcext:value-type="float">
            <text:p>0.005141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0" calcext:value-type="float">
            <text:p>0</text:p>
          </table:table-cell>
          <table:table-cell office:value-type="float" office:value="63198" calcext:value-type="float">
            <text:p>6319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07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2701" calcext:value-type="float">
            <text:p>0.002701</text:p>
          </table:table-cell>
          <table:table-cell office:value-type="float" office:value="0" calcext:value-type="float">
            <text:p>0</text:p>
          </table:table-cell>
          <table:table-cell office:value-type="float" office:value="246592" calcext:value-type="float">
            <text:p>2465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08</text:p>
          </table:table-cell>
          <table:table-cell office:value-type="float" office:value="0.011269" calcext:value-type="float">
            <text:p>0.011269</text:p>
          </table:table-cell>
          <table:table-cell office:value-type="float" office:value="0.003424" calcext:value-type="float">
            <text:p>0.003424</text:p>
          </table:table-cell>
          <table:table-cell office:value-type="float" office:value="0" calcext:value-type="float">
            <text:p>0</text:p>
          </table:table-cell>
          <table:table-cell office:value-type="float" office:value="308355" calcext:value-type="float">
            <text:p>3083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09</text:p>
          </table:table-cell>
          <table:table-cell office:value-type="float" office:value="0.007224" calcext:value-type="float">
            <text:p>0.007224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0" calcext:value-type="float">
            <text:p>0</text:p>
          </table:table-cell>
          <table:table-cell office:value-type="float" office:value="77710" calcext:value-type="float">
            <text:p>777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10</text:p>
          </table:table-cell>
          <table:table-cell office:value-type="float" office:value="0.003985" calcext:value-type="float">
            <text:p>0.003985</text:p>
          </table:table-cell>
          <table:table-cell office:value-type="float" office:value="0.001397" calcext:value-type="float">
            <text:p>0.001397</text:p>
          </table:table-cell>
          <table:table-cell office:value-type="float" office:value="0" calcext:value-type="float">
            <text:p>0</text:p>
          </table:table-cell>
          <table:table-cell office:value-type="float" office:value="108666" calcext:value-type="float">
            <text:p>1086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11</text:p>
          </table:table-cell>
          <table:table-cell office:value-type="float" office:value="0.002792" calcext:value-type="float">
            <text:p>0.002792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" calcext:value-type="float">
            <text:p>0</text:p>
          </table:table-cell>
          <table:table-cell office:value-type="float" office:value="26581" calcext:value-type="float">
            <text:p>2658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12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0.000931" calcext:value-type="float">
            <text:p>0.000931</text:p>
          </table:table-cell>
          <table:table-cell office:value-type="float" office:value="0" calcext:value-type="float">
            <text:p>0</text:p>
          </table:table-cell>
          <table:table-cell office:value-type="float" office:value="78785" calcext:value-type="float">
            <text:p>787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13</text:p>
          </table:table-cell>
          <table:table-cell office:value-type="float" office:value="0.010123" calcext:value-type="float">
            <text:p>0.010123</text:p>
          </table:table-cell>
          <table:table-cell office:value-type="float" office:value="0.001807" calcext:value-type="float">
            <text:p>0.001807</text:p>
          </table:table-cell>
          <table:table-cell office:value-type="float" office:value="0" calcext:value-type="float">
            <text:p>0</text:p>
          </table:table-cell>
          <table:table-cell office:value-type="float" office:value="156650" calcext:value-type="float">
            <text:p>1566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14</text:p>
          </table:table-cell>
          <table:table-cell office:value-type="float" office:value="0.003406" calcext:value-type="float">
            <text:p>0.003406</text:p>
          </table:table-cell>
          <table:table-cell office:value-type="float" office:value="0.000463" calcext:value-type="float">
            <text:p>0.000463</text:p>
          </table:table-cell>
          <table:table-cell office:value-type="float" office:value="0" calcext:value-type="float">
            <text:p>0</text:p>
          </table:table-cell>
          <table:table-cell office:value-type="float" office:value="48452" calcext:value-type="float">
            <text:p>484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15</text:p>
          </table:table-cell>
          <table:table-cell office:value-type="float" office:value="0.042549" calcext:value-type="float">
            <text:p>0.042549</text:p>
          </table:table-cell>
          <table:table-cell office:value-type="float" office:value="0.023218" calcext:value-type="float">
            <text:p>0.023218</text:p>
          </table:table-cell>
          <table:table-cell office:value-type="float" office:value="0" calcext:value-type="float">
            <text:p>0</text:p>
          </table:table-cell>
          <table:table-cell office:value-type="float" office:value="456312" calcext:value-type="float">
            <text:p>4563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16</text:p>
          </table:table-cell>
          <table:table-cell office:value-type="float" office:value="0.006234" calcext:value-type="float">
            <text:p>0.006234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0" calcext:value-type="float">
            <text:p>0</text:p>
          </table:table-cell>
          <table:table-cell office:value-type="float" office:value="87682" calcext:value-type="float">
            <text:p>8768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17</text:p>
          </table:table-cell>
          <table:table-cell office:value-type="float" office:value="0.002552" calcext:value-type="float">
            <text:p>0.002552</text:p>
          </table:table-cell>
          <table:table-cell office:value-type="float" office:value="0.000917" calcext:value-type="float">
            <text:p>0.000917</text:p>
          </table:table-cell>
          <table:table-cell office:value-type="float" office:value="0" calcext:value-type="float">
            <text:p>0</text:p>
          </table:table-cell>
          <table:table-cell office:value-type="float" office:value="102182" calcext:value-type="float">
            <text:p>1021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18</text:p>
          </table:table-cell>
          <table:table-cell office:value-type="float" office:value="0.002196" calcext:value-type="float">
            <text:p>0.002196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" calcext:value-type="float">
            <text:p>0</text:p>
          </table:table-cell>
          <table:table-cell office:value-type="float" office:value="94230" calcext:value-type="float">
            <text:p>9423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19</text:p>
          </table:table-cell>
          <table:table-cell office:value-type="float" office:value="0.003153" calcext:value-type="float">
            <text:p>0.003153</text:p>
          </table:table-cell>
          <table:table-cell office:value-type="float" office:value="0.001088" calcext:value-type="float">
            <text:p>0.001088</text:p>
          </table:table-cell>
          <table:table-cell office:value-type="float" office:value="0" calcext:value-type="float">
            <text:p>0</text:p>
          </table:table-cell>
          <table:table-cell office:value-type="float" office:value="98135" calcext:value-type="float">
            <text:p>981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20</text:p>
          </table:table-cell>
          <table:table-cell office:value-type="float" office:value="0.002192" calcext:value-type="float">
            <text:p>0.002192</text:p>
          </table:table-cell>
          <table:table-cell office:value-type="float" office:value="0.001325" calcext:value-type="float">
            <text:p>0.001325</text:p>
          </table:table-cell>
          <table:table-cell office:value-type="float" office:value="0" calcext:value-type="float">
            <text:p>0</text:p>
          </table:table-cell>
          <table:table-cell office:value-type="float" office:value="91922" calcext:value-type="float">
            <text:p>919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21</text:p>
          </table:table-cell>
          <table:table-cell office:value-type="float" office:value="0.002141" calcext:value-type="float">
            <text:p>0.002141</text:p>
          </table:table-cell>
          <table:table-cell office:value-type="float" office:value="0.001646" calcext:value-type="float">
            <text:p>0.001646</text:p>
          </table:table-cell>
          <table:table-cell office:value-type="float" office:value="0" calcext:value-type="float">
            <text:p>0</text:p>
          </table:table-cell>
          <table:table-cell office:value-type="float" office:value="118938" calcext:value-type="float">
            <text:p>11893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22</text:p>
          </table:table-cell>
          <table:table-cell office:value-type="float" office:value="0.005944" calcext:value-type="float">
            <text:p>0.005944</text:p>
          </table:table-cell>
          <table:table-cell office:value-type="float" office:value="0.002818" calcext:value-type="float">
            <text:p>0.002818</text:p>
          </table:table-cell>
          <table:table-cell office:value-type="float" office:value="0" calcext:value-type="float">
            <text:p>0</text:p>
          </table:table-cell>
          <table:table-cell office:value-type="float" office:value="260098" calcext:value-type="float">
            <text:p>2600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23</text:p>
          </table:table-cell>
          <table:table-cell office:value-type="float" office:value="0.002453" calcext:value-type="float">
            <text:p>0.002453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" calcext:value-type="float">
            <text:p>0</text:p>
          </table:table-cell>
          <table:table-cell office:value-type="float" office:value="24978" calcext:value-type="float">
            <text:p>2497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24</text:p>
          </table:table-cell>
          <table:table-cell office:value-type="float" office:value="0.004118" calcext:value-type="float">
            <text:p>0.004118</text:p>
          </table:table-cell>
          <table:table-cell office:value-type="float" office:value="0.001961" calcext:value-type="float">
            <text:p>0.001961</text:p>
          </table:table-cell>
          <table:table-cell office:value-type="float" office:value="0" calcext:value-type="float">
            <text:p>0</text:p>
          </table:table-cell>
          <table:table-cell office:value-type="float" office:value="131429" calcext:value-type="float">
            <text:p>1314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25</text:p>
          </table:table-cell>
          <table:table-cell office:value-type="float" office:value="0.001905" calcext:value-type="float">
            <text:p>0.001905</text:p>
          </table:table-cell>
          <table:table-cell office:value-type="float" office:value="0.002208" calcext:value-type="float">
            <text:p>0.002208</text:p>
          </table:table-cell>
          <table:table-cell office:value-type="float" office:value="0" calcext:value-type="float">
            <text:p>0</text:p>
          </table:table-cell>
          <table:table-cell office:value-type="float" office:value="181200" calcext:value-type="float">
            <text:p>1812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26</text:p>
          </table:table-cell>
          <table:table-cell office:value-type="float" office:value="0.003544" calcext:value-type="float">
            <text:p>0.003544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" calcext:value-type="float">
            <text:p>0</text:p>
          </table:table-cell>
          <table:table-cell office:value-type="float" office:value="236309" calcext:value-type="float">
            <text:p>23630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27</text:p>
          </table:table-cell>
          <table:table-cell office:value-type="float" office:value="0.003273" calcext:value-type="float">
            <text:p>0.00327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" calcext:value-type="float">
            <text:p>0</text:p>
          </table:table-cell>
          <table:table-cell office:value-type="float" office:value="88298" calcext:value-type="float">
            <text:p>8829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28</text:p>
          </table:table-cell>
          <table:table-cell office:value-type="float" office:value="0.004824" calcext:value-type="float">
            <text:p>0.004824</text:p>
          </table:table-cell>
          <table:table-cell office:value-type="float" office:value="0.001832" calcext:value-type="float">
            <text:p>0.001832</text:p>
          </table:table-cell>
          <table:table-cell office:value-type="float" office:value="0" calcext:value-type="float">
            <text:p>0</text:p>
          </table:table-cell>
          <table:table-cell office:value-type="float" office:value="141616" calcext:value-type="float">
            <text:p>14161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29</text:p>
          </table:table-cell>
          <table:table-cell office:value-type="float" office:value="0.003628" calcext:value-type="float">
            <text:p>0.003628</text:p>
          </table:table-cell>
          <table:table-cell office:value-type="float" office:value="0.001071" calcext:value-type="float">
            <text:p>0.001071</text:p>
          </table:table-cell>
          <table:table-cell office:value-type="float" office:value="0" calcext:value-type="float">
            <text:p>0</text:p>
          </table:table-cell>
          <table:table-cell office:value-type="float" office:value="106248" calcext:value-type="float">
            <text:p>10624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30</text:p>
          </table:table-cell>
          <table:table-cell office:value-type="float" office:value="0.035685" calcext:value-type="float">
            <text:p>0.035685</text:p>
          </table:table-cell>
          <table:table-cell office:value-type="float" office:value="0.005451" calcext:value-type="float">
            <text:p>0.005451</text:p>
          </table:table-cell>
          <table:table-cell office:value-type="float" office:value="0" calcext:value-type="float">
            <text:p>0</text:p>
          </table:table-cell>
          <table:table-cell office:value-type="float" office:value="206732" calcext:value-type="float">
            <text:p>20673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31</text:p>
          </table:table-cell>
          <table:table-cell office:value-type="float" office:value="0.014594" calcext:value-type="float">
            <text:p>0.014594</text:p>
          </table:table-cell>
          <table:table-cell office:value-type="float" office:value="0.004161" calcext:value-type="float">
            <text:p>0.004161</text:p>
          </table:table-cell>
          <table:table-cell office:value-type="float" office:value="0" calcext:value-type="float">
            <text:p>0</text:p>
          </table:table-cell>
          <table:table-cell office:value-type="float" office:value="216941" calcext:value-type="float">
            <text:p>2169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32</text:p>
          </table:table-cell>
          <table:table-cell office:value-type="float" office:value="0.008871" calcext:value-type="float">
            <text:p>0.008871</text:p>
          </table:table-cell>
          <table:table-cell office:value-type="float" office:value="0.002446" calcext:value-type="float">
            <text:p>0.002446</text:p>
          </table:table-cell>
          <table:table-cell office:value-type="float" office:value="0" calcext:value-type="float">
            <text:p>0</text:p>
          </table:table-cell>
          <table:table-cell office:value-type="float" office:value="175153" calcext:value-type="float">
            <text:p>17515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33</text:p>
          </table:table-cell>
          <table:table-cell office:value-type="float" office:value="0.002851" calcext:value-type="float">
            <text:p>0.002851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" calcext:value-type="float">
            <text:p>0</text:p>
          </table:table-cell>
          <table:table-cell office:value-type="float" office:value="104319" calcext:value-type="float">
            <text:p>10431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34</text:p>
          </table:table-cell>
          <table:table-cell office:value-type="float" office:value="0.004825" calcext:value-type="float">
            <text:p>0.004825</text:p>
          </table:table-cell>
          <table:table-cell office:value-type="float" office:value="0.002549" calcext:value-type="float">
            <text:p>0.002549</text:p>
          </table:table-cell>
          <table:table-cell office:value-type="float" office:value="0" calcext:value-type="float">
            <text:p>0</text:p>
          </table:table-cell>
          <table:table-cell office:value-type="float" office:value="202698" calcext:value-type="float">
            <text:p>20269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35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1591" calcext:value-type="float">
            <text:p>0.001591</text:p>
          </table:table-cell>
          <table:table-cell office:value-type="float" office:value="0" calcext:value-type="float">
            <text:p>0</text:p>
          </table:table-cell>
          <table:table-cell office:value-type="float" office:value="135859" calcext:value-type="float">
            <text:p>1358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36</text:p>
          </table:table-cell>
          <table:table-cell office:value-type="float" office:value="0.260611" calcext:value-type="float">
            <text:p>0.260611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" calcext:value-type="float">
            <text:p>0</text:p>
          </table:table-cell>
          <table:table-cell office:value-type="float" office:value="218066" calcext:value-type="float">
            <text:p>21806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37</text:p>
          </table:table-cell>
          <table:table-cell office:value-type="float" office:value="0.249812" calcext:value-type="float">
            <text:p>0.249812</text:p>
          </table:table-cell>
          <table:table-cell office:value-type="float" office:value="0.004893" calcext:value-type="float">
            <text:p>0.004893</text:p>
          </table:table-cell>
          <table:table-cell office:value-type="float" office:value="0" calcext:value-type="float">
            <text:p>0</text:p>
          </table:table-cell>
          <table:table-cell office:value-type="float" office:value="155992" calcext:value-type="float">
            <text:p>15599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38</text:p>
          </table:table-cell>
          <table:table-cell office:value-type="float" office:value="0.127011" calcext:value-type="float">
            <text:p>0.127011</text:p>
          </table:table-cell>
          <table:table-cell office:value-type="float" office:value="0.004944" calcext:value-type="float">
            <text:p>0.004944</text:p>
          </table:table-cell>
          <table:table-cell office:value-type="float" office:value="0" calcext:value-type="float">
            <text:p>0</text:p>
          </table:table-cell>
          <table:table-cell office:value-type="float" office:value="120596" calcext:value-type="float">
            <text:p>1205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39</text:p>
          </table:table-cell>
          <table:table-cell office:value-type="float" office:value="0.08272" calcext:value-type="float">
            <text:p>0.08272</text:p>
          </table:table-cell>
          <table:table-cell office:value-type="float" office:value="0.001621" calcext:value-type="float">
            <text:p>0.001621</text:p>
          </table:table-cell>
          <table:table-cell office:value-type="float" office:value="0" calcext:value-type="float">
            <text:p>0</text:p>
          </table:table-cell>
          <table:table-cell office:value-type="float" office:value="110651" calcext:value-type="float">
            <text:p>1106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40</text:p>
          </table:table-cell>
          <table:table-cell office:value-type="float" office:value="0.756644" calcext:value-type="float">
            <text:p>0.756644</text:p>
          </table:table-cell>
          <table:table-cell office:value-type="float" office:value="0.008001" calcext:value-type="float">
            <text:p>0.008001</text:p>
          </table:table-cell>
          <table:table-cell office:value-type="float" office:value="0" calcext:value-type="float">
            <text:p>0</text:p>
          </table:table-cell>
          <table:table-cell office:value-type="float" office:value="185654" calcext:value-type="float">
            <text:p>18565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41</text:p>
          </table:table-cell>
          <table:table-cell office:value-type="float" office:value="0.183146" calcext:value-type="float">
            <text:p>0.183146</text:p>
          </table:table-cell>
          <table:table-cell office:value-type="float" office:value="0.018923" calcext:value-type="float">
            <text:p>0.018923</text:p>
          </table:table-cell>
          <table:table-cell office:value-type="float" office:value="0" calcext:value-type="float">
            <text:p>0</text:p>
          </table:table-cell>
          <table:table-cell office:value-type="float" office:value="181172" calcext:value-type="float">
            <text:p>18117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42</text:p>
          </table:table-cell>
          <table:table-cell office:value-type="float" office:value="0.011939" calcext:value-type="float">
            <text:p>0.011939</text:p>
          </table:table-cell>
          <table:table-cell office:value-type="float" office:value="0.001935" calcext:value-type="float">
            <text:p>0.001935</text:p>
          </table:table-cell>
          <table:table-cell office:value-type="float" office:value="0" calcext:value-type="float">
            <text:p>0</text:p>
          </table:table-cell>
          <table:table-cell office:value-type="float" office:value="116787" calcext:value-type="float">
            <text:p>11678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43</text:p>
          </table:table-cell>
          <table:table-cell office:value-type="float" office:value="0.011714" calcext:value-type="float">
            <text:p>0.011714</text:p>
          </table:table-cell>
          <table:table-cell office:value-type="float" office:value="0.004829" calcext:value-type="float">
            <text:p>0.004829</text:p>
          </table:table-cell>
          <table:table-cell office:value-type="float" office:value="0" calcext:value-type="float">
            <text:p>0</text:p>
          </table:table-cell>
          <table:table-cell office:value-type="float" office:value="165680" calcext:value-type="float">
            <text:p>1656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44</text:p>
          </table:table-cell>
          <table:table-cell office:value-type="float" office:value="0.032743" calcext:value-type="float">
            <text:p>0.032743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0" calcext:value-type="float">
            <text:p>0</text:p>
          </table:table-cell>
          <table:table-cell office:value-type="float" office:value="162651" calcext:value-type="float">
            <text:p>16265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4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" calcext:value-type="float">
            <text:p>0</text:p>
          </table:table-cell>
          <table:table-cell office:value-type="float" office:value="83719" calcext:value-type="float">
            <text:p>8371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46</text:p>
          </table:table-cell>
          <table:table-cell office:value-type="float" office:value="0.049576" calcext:value-type="float">
            <text:p>0.049576</text:p>
          </table:table-cell>
          <table:table-cell office:value-type="float" office:value="0.009649" calcext:value-type="float">
            <text:p>0.009649</text:p>
          </table:table-cell>
          <table:table-cell office:value-type="float" office:value="0" calcext:value-type="float">
            <text:p>0</text:p>
          </table:table-cell>
          <table:table-cell office:value-type="float" office:value="142355" calcext:value-type="float">
            <text:p>14235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47</text:p>
          </table:table-cell>
          <table:table-cell office:value-type="float" office:value="0.008603" calcext:value-type="float">
            <text:p>0.008603</text:p>
          </table:table-cell>
          <table:table-cell office:value-type="float" office:value="0.001364" calcext:value-type="float">
            <text:p>0.001364</text:p>
          </table:table-cell>
          <table:table-cell office:value-type="float" office:value="0" calcext:value-type="float">
            <text:p>0</text:p>
          </table:table-cell>
          <table:table-cell office:value-type="float" office:value="82982" calcext:value-type="float">
            <text:p>8298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48</text:p>
          </table:table-cell>
          <table:table-cell office:value-type="float" office:value="0.036185" calcext:value-type="float">
            <text:p>0.036185</text:p>
          </table:table-cell>
          <table:table-cell office:value-type="float" office:value="0.002716" calcext:value-type="float">
            <text:p>0.002716</text:p>
          </table:table-cell>
          <table:table-cell office:value-type="float" office:value="0" calcext:value-type="float">
            <text:p>0</text:p>
          </table:table-cell>
          <table:table-cell office:value-type="float" office:value="97456" calcext:value-type="float">
            <text:p>9745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49</text:p>
          </table:table-cell>
          <table:table-cell office:value-type="float" office:value="0.026276" calcext:value-type="float">
            <text:p>0.026276</text:p>
          </table:table-cell>
          <table:table-cell office:value-type="float" office:value="0.003558" calcext:value-type="float">
            <text:p>0.003558</text:p>
          </table:table-cell>
          <table:table-cell office:value-type="float" office:value="0" calcext:value-type="float">
            <text:p>0</text:p>
          </table:table-cell>
          <table:table-cell office:value-type="float" office:value="112268" calcext:value-type="float">
            <text:p>11226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50</text:p>
          </table:table-cell>
          <table:table-cell office:value-type="float" office:value="0.642703" calcext:value-type="float">
            <text:p>0.642703</text:p>
          </table:table-cell>
          <table:table-cell office:value-type="float" office:value="0.044588" calcext:value-type="float">
            <text:p>0.044588</text:p>
          </table:table-cell>
          <table:table-cell office:value-type="float" office:value="0" calcext:value-type="float">
            <text:p>0</text:p>
          </table:table-cell>
          <table:table-cell office:value-type="float" office:value="201663" calcext:value-type="float">
            <text:p>20166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51</text:p>
          </table:table-cell>
          <table:table-cell office:value-type="float" office:value="1.059698" calcext:value-type="float">
            <text:p>1.059698</text:p>
          </table:table-cell>
          <table:table-cell office:value-type="float" office:value="0.011101" calcext:value-type="float">
            <text:p>0.011101</text:p>
          </table:table-cell>
          <table:table-cell office:value-type="float" office:value="0" calcext:value-type="float">
            <text:p>0</text:p>
          </table:table-cell>
          <table:table-cell office:value-type="float" office:value="125871" calcext:value-type="float">
            <text:p>12587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52</text:p>
          </table:table-cell>
          <table:table-cell office:value-type="float" office:value="0.083822" calcext:value-type="float">
            <text:p>0.083822</text:p>
          </table:table-cell>
          <table:table-cell office:value-type="float" office:value="0.015023" calcext:value-type="float">
            <text:p>0.015023</text:p>
          </table:table-cell>
          <table:table-cell office:value-type="float" office:value="0" calcext:value-type="float">
            <text:p>0</text:p>
          </table:table-cell>
          <table:table-cell office:value-type="float" office:value="153025" calcext:value-type="float">
            <text:p>15302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53</text:p>
          </table:table-cell>
          <table:table-cell office:value-type="float" office:value="0.099807" calcext:value-type="float">
            <text:p>0.099807</text:p>
          </table:table-cell>
          <table:table-cell office:value-type="float" office:value="0.013728" calcext:value-type="float">
            <text:p>0.013728</text:p>
          </table:table-cell>
          <table:table-cell office:value-type="float" office:value="0" calcext:value-type="float">
            <text:p>0</text:p>
          </table:table-cell>
          <table:table-cell office:value-type="float" office:value="104680" calcext:value-type="float">
            <text:p>1046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54</text:p>
          </table:table-cell>
          <table:table-cell office:value-type="float" office:value="0.019389" calcext:value-type="float">
            <text:p>0.019389</text:p>
          </table:table-cell>
          <table:table-cell office:value-type="float" office:value="0.002883" calcext:value-type="float">
            <text:p>0.002883</text:p>
          </table:table-cell>
          <table:table-cell office:value-type="float" office:value="0" calcext:value-type="float">
            <text:p>0</text:p>
          </table:table-cell>
          <table:table-cell office:value-type="float" office:value="62677" calcext:value-type="float">
            <text:p>6267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55</text:p>
          </table:table-cell>
          <table:table-cell office:value-type="float" office:value="0.027154" calcext:value-type="float">
            <text:p>0.027154</text:p>
          </table:table-cell>
          <table:table-cell office:value-type="float" office:value="0.003139" calcext:value-type="float">
            <text:p>0.003139</text:p>
          </table:table-cell>
          <table:table-cell office:value-type="float" office:value="0" calcext:value-type="float">
            <text:p>0</text:p>
          </table:table-cell>
          <table:table-cell office:value-type="float" office:value="119898" calcext:value-type="float">
            <text:p>11989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56</text:p>
          </table:table-cell>
          <table:table-cell office:value-type="float" office:value="0.025788" calcext:value-type="float">
            <text:p>0.025788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11476" calcext:value-type="float">
            <text:p>11147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57</text:p>
          </table:table-cell>
          <table:table-cell office:value-type="float" office:value="0.077738" calcext:value-type="float">
            <text:p>0.077738</text:p>
          </table:table-cell>
          <table:table-cell office:value-type="float" office:value="0.010889" calcext:value-type="float">
            <text:p>0.010889</text:p>
          </table:table-cell>
          <table:table-cell office:value-type="float" office:value="0" calcext:value-type="float">
            <text:p>0</text:p>
          </table:table-cell>
          <table:table-cell office:value-type="float" office:value="75026" calcext:value-type="float">
            <text:p>7502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58</text:p>
          </table:table-cell>
          <table:table-cell office:value-type="float" office:value="0.385144" calcext:value-type="float">
            <text:p>0.385144</text:p>
          </table:table-cell>
          <table:table-cell office:value-type="float" office:value="0.161855" calcext:value-type="float">
            <text:p>0.161855</text:p>
          </table:table-cell>
          <table:table-cell office:value-type="float" office:value="0" calcext:value-type="float">
            <text:p>0</text:p>
          </table:table-cell>
          <table:table-cell office:value-type="float" office:value="146694" calcext:value-type="float">
            <text:p>14669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8:59</text:p>
          </table:table-cell>
          <table:table-cell office:value-type="float" office:value="3.804054" calcext:value-type="float">
            <text:p>3.804054</text:p>
          </table:table-cell>
          <table:table-cell office:value-type="float" office:value="0.039206" calcext:value-type="float">
            <text:p>0.039206</text:p>
          </table:table-cell>
          <table:table-cell office:value-type="float" office:value="0" calcext:value-type="float">
            <text:p>0</text:p>
          </table:table-cell>
          <table:table-cell office:value-type="float" office:value="89098" calcext:value-type="float">
            <text:p>8909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00</text:p>
          </table:table-cell>
          <table:table-cell office:value-type="float" office:value="2.498153" calcext:value-type="float">
            <text:p>2.498153</text:p>
          </table:table-cell>
          <table:table-cell office:value-type="float" office:value="0.024086" calcext:value-type="float">
            <text:p>0.024086</text:p>
          </table:table-cell>
          <table:table-cell office:value-type="float" office:value="0" calcext:value-type="float">
            <text:p>0</text:p>
          </table:table-cell>
          <table:table-cell office:value-type="float" office:value="68766" calcext:value-type="float">
            <text:p>687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01</text:p>
          </table:table-cell>
          <table:table-cell office:value-type="float" office:value="6.134412" calcext:value-type="float">
            <text:p>6.134412</text:p>
          </table:table-cell>
          <table:table-cell office:value-type="float" office:value="0.025117" calcext:value-type="float">
            <text:p>0.025117</text:p>
          </table:table-cell>
          <table:table-cell office:value-type="float" office:value="0" calcext:value-type="float">
            <text:p>0</text:p>
          </table:table-cell>
          <table:table-cell office:value-type="float" office:value="98015" calcext:value-type="float">
            <text:p>9801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02</text:p>
          </table:table-cell>
          <table:table-cell office:value-type="float" office:value="0.131524" calcext:value-type="float">
            <text:p>0.131524</text:p>
          </table:table-cell>
          <table:table-cell office:value-type="float" office:value="0.015029" calcext:value-type="float">
            <text:p>0.015029</text:p>
          </table:table-cell>
          <table:table-cell office:value-type="float" office:value="0" calcext:value-type="float">
            <text:p>0</text:p>
          </table:table-cell>
          <table:table-cell office:value-type="float" office:value="86752" calcext:value-type="float">
            <text:p>8675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03</text:p>
          </table:table-cell>
          <table:table-cell office:value-type="float" office:value="3.770051" calcext:value-type="float">
            <text:p>3.770051</text:p>
          </table:table-cell>
          <table:table-cell office:value-type="float" office:value="0.16875" calcext:value-type="float">
            <text:p>0.16875</text:p>
          </table:table-cell>
          <table:table-cell office:value-type="float" office:value="0" calcext:value-type="float">
            <text:p>0</text:p>
          </table:table-cell>
          <table:table-cell office:value-type="float" office:value="118957" calcext:value-type="float">
            <text:p>118957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04</text:p>
          </table:table-cell>
          <table:table-cell office:value-type="float" office:value="4.088807" calcext:value-type="float">
            <text:p>4.088807</text:p>
          </table:table-cell>
          <table:table-cell office:value-type="float" office:value="0.241957" calcext:value-type="float">
            <text:p>0.241957</text:p>
          </table:table-cell>
          <table:table-cell office:value-type="float" office:value="0" calcext:value-type="float">
            <text:p>0</text:p>
          </table:table-cell>
          <table:table-cell office:value-type="float" office:value="112256" calcext:value-type="float">
            <text:p>11225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05</text:p>
          </table:table-cell>
          <table:table-cell office:value-type="float" office:value="1.366793" calcext:value-type="float">
            <text:p>1.366793</text:p>
          </table:table-cell>
          <table:table-cell office:value-type="float" office:value="0.505945" calcext:value-type="float">
            <text:p>0.505945</text:p>
          </table:table-cell>
          <table:table-cell office:value-type="float" office:value="0" calcext:value-type="float">
            <text:p>0</text:p>
          </table:table-cell>
          <table:table-cell office:value-type="float" office:value="125038" calcext:value-type="float">
            <text:p>12503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06</text:p>
          </table:table-cell>
          <table:table-cell office:value-type="float" office:value="1.642283" calcext:value-type="float">
            <text:p>1.642283</text:p>
          </table:table-cell>
          <table:table-cell office:value-type="float" office:value="0.158439" calcext:value-type="float">
            <text:p>0.158439</text:p>
          </table:table-cell>
          <table:table-cell office:value-type="float" office:value="0" calcext:value-type="float">
            <text:p>0</text:p>
          </table:table-cell>
          <table:table-cell office:value-type="float" office:value="119834" calcext:value-type="float">
            <text:p>11983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07</text:p>
          </table:table-cell>
          <table:table-cell office:value-type="float" office:value="1.888765" calcext:value-type="float">
            <text:p>1.888765</text:p>
          </table:table-cell>
          <table:table-cell office:value-type="float" office:value="0.080331" calcext:value-type="float">
            <text:p>0.080331</text:p>
          </table:table-cell>
          <table:table-cell office:value-type="float" office:value="0" calcext:value-type="float">
            <text:p>0</text:p>
          </table:table-cell>
          <table:table-cell office:value-type="float" office:value="160419" calcext:value-type="float">
            <text:p>16041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08</text:p>
          </table:table-cell>
          <table:table-cell office:value-type="float" office:value="2.183795" calcext:value-type="float">
            <text:p>2.183795</text:p>
          </table:table-cell>
          <table:table-cell office:value-type="float" office:value="0.055314" calcext:value-type="float">
            <text:p>0.055314</text:p>
          </table:table-cell>
          <table:table-cell office:value-type="float" office:value="0" calcext:value-type="float">
            <text:p>0</text:p>
          </table:table-cell>
          <table:table-cell office:value-type="float" office:value="78366" calcext:value-type="float">
            <text:p>78366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09</text:p>
          </table:table-cell>
          <table:table-cell office:value-type="float" office:value="2.106534" calcext:value-type="float">
            <text:p>2.106534</text:p>
          </table:table-cell>
          <table:table-cell office:value-type="float" office:value="0.08065" calcext:value-type="float">
            <text:p>0.08065</text:p>
          </table:table-cell>
          <table:table-cell office:value-type="float" office:value="0" calcext:value-type="float">
            <text:p>0</text:p>
          </table:table-cell>
          <table:table-cell office:value-type="float" office:value="141690" calcext:value-type="float">
            <text:p>14169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10</text:p>
          </table:table-cell>
          <table:table-cell office:value-type="float" office:value="2.31876" calcext:value-type="float">
            <text:p>2.31876</text:p>
          </table:table-cell>
          <table:table-cell office:value-type="float" office:value="0.051957" calcext:value-type="float">
            <text:p>0.051957</text:p>
          </table:table-cell>
          <table:table-cell office:value-type="float" office:value="0" calcext:value-type="float">
            <text:p>0</text:p>
          </table:table-cell>
          <table:table-cell office:value-type="float" office:value="135323" calcext:value-type="float">
            <text:p>13532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11</text:p>
          </table:table-cell>
          <table:table-cell office:value-type="float" office:value="3.672184" calcext:value-type="float">
            <text:p>3.672184</text:p>
          </table:table-cell>
          <table:table-cell office:value-type="float" office:value="0.194375" calcext:value-type="float">
            <text:p>0.194375</text:p>
          </table:table-cell>
          <table:table-cell office:value-type="float" office:value="0" calcext:value-type="float">
            <text:p>0</text:p>
          </table:table-cell>
          <table:table-cell office:value-type="float" office:value="134366" calcext:value-type="float">
            <text:p>1343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12</text:p>
          </table:table-cell>
          <table:table-cell office:value-type="float" office:value="3.839061" calcext:value-type="float">
            <text:p>3.839061</text:p>
          </table:table-cell>
          <table:table-cell office:value-type="float" office:value="0.051256" calcext:value-type="float">
            <text:p>0.051256</text:p>
          </table:table-cell>
          <table:table-cell office:value-type="float" office:value="0" calcext:value-type="float">
            <text:p>0</text:p>
          </table:table-cell>
          <table:table-cell office:value-type="float" office:value="102966" calcext:value-type="float">
            <text:p>102966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13</text:p>
          </table:table-cell>
          <table:table-cell office:value-type="float" office:value="4.625659" calcext:value-type="float">
            <text:p>4.625659</text:p>
          </table:table-cell>
          <table:table-cell office:value-type="float" office:value="0.239405" calcext:value-type="float">
            <text:p>0.239405</text:p>
          </table:table-cell>
          <table:table-cell office:value-type="float" office:value="0" calcext:value-type="float">
            <text:p>0</text:p>
          </table:table-cell>
          <table:table-cell office:value-type="float" office:value="231604" calcext:value-type="float">
            <text:p>23160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14</text:p>
          </table:table-cell>
          <table:table-cell office:value-type="float" office:value="4.998848" calcext:value-type="float">
            <text:p>4.998848</text:p>
          </table:table-cell>
          <table:table-cell office:value-type="float" office:value="0.036052" calcext:value-type="float">
            <text:p>0.036052</text:p>
          </table:table-cell>
          <table:table-cell office:value-type="float" office:value="0" calcext:value-type="float">
            <text:p>0</text:p>
          </table:table-cell>
          <table:table-cell office:value-type="float" office:value="129209" calcext:value-type="float">
            <text:p>129209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15</text:p>
          </table:table-cell>
          <table:table-cell office:value-type="float" office:value="6.050674" calcext:value-type="float">
            <text:p>6.050674</text:p>
          </table:table-cell>
          <table:table-cell office:value-type="float" office:value="0.032936" calcext:value-type="float">
            <text:p>0.032936</text:p>
          </table:table-cell>
          <table:table-cell office:value-type="float" office:value="0" calcext:value-type="float">
            <text:p>0</text:p>
          </table:table-cell>
          <table:table-cell office:value-type="float" office:value="195612" calcext:value-type="float">
            <text:p>19561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16</text:p>
          </table:table-cell>
          <table:table-cell office:value-type="float" office:value="7.148414" calcext:value-type="float">
            <text:p>7.148414</text:p>
          </table:table-cell>
          <table:table-cell office:value-type="float" office:value="0.105451" calcext:value-type="float">
            <text:p>0.105451</text:p>
          </table:table-cell>
          <table:table-cell office:value-type="float" office:value="0" calcext:value-type="float">
            <text:p>0</text:p>
          </table:table-cell>
          <table:table-cell office:value-type="float" office:value="180761" calcext:value-type="float">
            <text:p>18076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17</text:p>
          </table:table-cell>
          <table:table-cell office:value-type="float" office:value="8.150887" calcext:value-type="float">
            <text:p>8.150887</text:p>
          </table:table-cell>
          <table:table-cell office:value-type="float" office:value="0.045005" calcext:value-type="float">
            <text:p>0.045005</text:p>
          </table:table-cell>
          <table:table-cell office:value-type="float" office:value="0" calcext:value-type="float">
            <text:p>0</text:p>
          </table:table-cell>
          <table:table-cell office:value-type="float" office:value="145583" calcext:value-type="float">
            <text:p>145583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18</text:p>
          </table:table-cell>
          <table:table-cell office:value-type="float" office:value="8.541577" calcext:value-type="float">
            <text:p>8.541577</text:p>
          </table:table-cell>
          <table:table-cell office:value-type="float" office:value="0.019475" calcext:value-type="float">
            <text:p>0.019475</text:p>
          </table:table-cell>
          <table:table-cell office:value-type="float" office:value="0" calcext:value-type="float">
            <text:p>0</text:p>
          </table:table-cell>
          <table:table-cell office:value-type="float" office:value="130208" calcext:value-type="float">
            <text:p>13020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19</text:p>
          </table:table-cell>
          <table:table-cell office:value-type="float" office:value="9.104416" calcext:value-type="float">
            <text:p>9.104416</text:p>
          </table:table-cell>
          <table:table-cell office:value-type="float" office:value="0.023298" calcext:value-type="float">
            <text:p>0.023298</text:p>
          </table:table-cell>
          <table:table-cell office:value-type="float" office:value="0" calcext:value-type="float">
            <text:p>0</text:p>
          </table:table-cell>
          <table:table-cell office:value-type="float" office:value="104009" calcext:value-type="float">
            <text:p>104009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20</text:p>
          </table:table-cell>
          <table:table-cell office:value-type="float" office:value="10.337688" calcext:value-type="float">
            <text:p>10.337688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" calcext:value-type="float">
            <text:p>0</text:p>
          </table:table-cell>
          <table:table-cell office:value-type="float" office:value="119914" calcext:value-type="float">
            <text:p>119914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21</text:p>
          </table:table-cell>
          <table:table-cell office:value-type="float" office:value="10.521854" calcext:value-type="float">
            <text:p>10.521854</text:p>
          </table:table-cell>
          <table:table-cell office:value-type="float" office:value="0.017487" calcext:value-type="float">
            <text:p>0.017487</text:p>
          </table:table-cell>
          <table:table-cell office:value-type="float" office:value="0" calcext:value-type="float">
            <text:p>0</text:p>
          </table:table-cell>
          <table:table-cell office:value-type="float" office:value="97663" calcext:value-type="float">
            <text:p>9766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22</text:p>
          </table:table-cell>
          <table:table-cell office:value-type="float" office:value="10.93729" calcext:value-type="float">
            <text:p>10.93729</text:p>
          </table:table-cell>
          <table:table-cell office:value-type="float" office:value="0.012981" calcext:value-type="float">
            <text:p>0.012981</text:p>
          </table:table-cell>
          <table:table-cell office:value-type="float" office:value="0" calcext:value-type="float">
            <text:p>0</text:p>
          </table:table-cell>
          <table:table-cell office:value-type="float" office:value="103467" calcext:value-type="float">
            <text:p>103467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23</text:p>
          </table:table-cell>
          <table:table-cell office:value-type="float" office:value="11.357053" calcext:value-type="float">
            <text:p>11.357053</text:p>
          </table:table-cell>
          <table:table-cell office:value-type="float" office:value="0.048533" calcext:value-type="float">
            <text:p>0.048533</text:p>
          </table:table-cell>
          <table:table-cell office:value-type="float" office:value="0" calcext:value-type="float">
            <text:p>0</text:p>
          </table:table-cell>
          <table:table-cell office:value-type="float" office:value="160894" calcext:value-type="float">
            <text:p>160894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24</text:p>
          </table:table-cell>
          <table:table-cell office:value-type="float" office:value="12.786923" calcext:value-type="float">
            <text:p>12.786923</text:p>
          </table:table-cell>
          <table:table-cell office:value-type="float" office:value="0.041128" calcext:value-type="float">
            <text:p>0.041128</text:p>
          </table:table-cell>
          <table:table-cell office:value-type="float" office:value="0" calcext:value-type="float">
            <text:p>0</text:p>
          </table:table-cell>
          <table:table-cell office:value-type="float" office:value="173091" calcext:value-type="float">
            <text:p>173091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25</text:p>
          </table:table-cell>
          <table:table-cell office:value-type="float" office:value="13.275718" calcext:value-type="float">
            <text:p>13.275718</text:p>
          </table:table-cell>
          <table:table-cell office:value-type="float" office:value="0.041681" calcext:value-type="float">
            <text:p>0.041681</text:p>
          </table:table-cell>
          <table:table-cell office:value-type="float" office:value="0" calcext:value-type="float">
            <text:p>0</text:p>
          </table:table-cell>
          <table:table-cell office:value-type="float" office:value="87005" calcext:value-type="float">
            <text:p>87005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26</text:p>
          </table:table-cell>
          <table:table-cell office:value-type="float" office:value="13.863975" calcext:value-type="float">
            <text:p>13.863975</text:p>
          </table:table-cell>
          <table:table-cell office:value-type="float" office:value="0.040288" calcext:value-type="float">
            <text:p>0.040288</text:p>
          </table:table-cell>
          <table:table-cell office:value-type="float" office:value="0" calcext:value-type="float">
            <text:p>0</text:p>
          </table:table-cell>
          <table:table-cell office:value-type="float" office:value="109914" calcext:value-type="float">
            <text:p>109914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27</text:p>
          </table:table-cell>
          <table:table-cell office:value-type="float" office:value="14.721122" calcext:value-type="float">
            <text:p>14.721122</text:p>
          </table:table-cell>
          <table:table-cell office:value-type="float" office:value="0.016355" calcext:value-type="float">
            <text:p>0.016355</text:p>
          </table:table-cell>
          <table:table-cell office:value-type="float" office:value="0" calcext:value-type="float">
            <text:p>0</text:p>
          </table:table-cell>
          <table:table-cell office:value-type="float" office:value="64778" calcext:value-type="float">
            <text:p>64778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28</text:p>
          </table:table-cell>
          <table:table-cell office:value-type="float" office:value="17.150026" calcext:value-type="float">
            <text:p>17.150026</text:p>
          </table:table-cell>
          <table:table-cell office:value-type="float" office:value="0.140816" calcext:value-type="float">
            <text:p>0.140816</text:p>
          </table:table-cell>
          <table:table-cell office:value-type="float" office:value="0" calcext:value-type="float">
            <text:p>0</text:p>
          </table:table-cell>
          <table:table-cell office:value-type="float" office:value="102780" calcext:value-type="float">
            <text:p>102780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29</text:p>
          </table:table-cell>
          <table:table-cell office:value-type="float" office:value="16.115402" calcext:value-type="float">
            <text:p>16.115402</text:p>
          </table:table-cell>
          <table:table-cell office:value-type="float" office:value="0.025751" calcext:value-type="float">
            <text:p>0.025751</text:p>
          </table:table-cell>
          <table:table-cell office:value-type="float" office:value="0" calcext:value-type="float">
            <text:p>0</text:p>
          </table:table-cell>
          <table:table-cell office:value-type="float" office:value="61007" calcext:value-type="float">
            <text:p>61007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30</text:p>
          </table:table-cell>
          <table:table-cell office:value-type="float" office:value="23.825783" calcext:value-type="float">
            <text:p>23.825783</text:p>
          </table:table-cell>
          <table:table-cell office:value-type="float" office:value="0.071273" calcext:value-type="float">
            <text:p>0.071273</text:p>
          </table:table-cell>
          <table:table-cell office:value-type="float" office:value="0" calcext:value-type="float">
            <text:p>0</text:p>
          </table:table-cell>
          <table:table-cell office:value-type="float" office:value="99553" calcext:value-type="float">
            <text:p>9955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31</text:p>
          </table:table-cell>
          <table:table-cell office:value-type="float" office:value="17.385285" calcext:value-type="float">
            <text:p>17.385285</text:p>
          </table:table-cell>
          <table:table-cell office:value-type="float" office:value="0.109626" calcext:value-type="float">
            <text:p>0.109626</text:p>
          </table:table-cell>
          <table:table-cell office:value-type="float" office:value="0" calcext:value-type="float">
            <text:p>0</text:p>
          </table:table-cell>
          <table:table-cell office:value-type="float" office:value="99974" calcext:value-type="float">
            <text:p>99974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32</text:p>
          </table:table-cell>
          <table:table-cell office:value-type="float" office:value="18.403411" calcext:value-type="float">
            <text:p>18.403411</text:p>
          </table:table-cell>
          <table:table-cell office:value-type="float" office:value="0.060633" calcext:value-type="float">
            <text:p>0.060633</text:p>
          </table:table-cell>
          <table:table-cell office:value-type="float" office:value="0" calcext:value-type="float">
            <text:p>0</text:p>
          </table:table-cell>
          <table:table-cell office:value-type="float" office:value="79334" calcext:value-type="float">
            <text:p>79334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33</text:p>
          </table:table-cell>
          <table:table-cell office:value-type="float" office:value="20.381592" calcext:value-type="float">
            <text:p>20.381592</text:p>
          </table:table-cell>
          <table:table-cell office:value-type="float" office:value="0.107119" calcext:value-type="float">
            <text:p>0.107119</text:p>
          </table:table-cell>
          <table:table-cell office:value-type="float" office:value="0" calcext:value-type="float">
            <text:p>0</text:p>
          </table:table-cell>
          <table:table-cell office:value-type="float" office:value="155921" calcext:value-type="float">
            <text:p>155921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34</text:p>
          </table:table-cell>
          <table:table-cell office:value-type="float" office:value="28.220884" calcext:value-type="float">
            <text:p>28.220884</text:p>
          </table:table-cell>
          <table:table-cell office:value-type="float" office:value="0.108767" calcext:value-type="float">
            <text:p>0.108767</text:p>
          </table:table-cell>
          <table:table-cell office:value-type="float" office:value="0" calcext:value-type="float">
            <text:p>0</text:p>
          </table:table-cell>
          <table:table-cell office:value-type="float" office:value="104313" calcext:value-type="float">
            <text:p>104313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35</text:p>
          </table:table-cell>
          <table:table-cell office:value-type="float" office:value="30.97045" calcext:value-type="float">
            <text:p>30.97045</text:p>
          </table:table-cell>
          <table:table-cell office:value-type="float" office:value="0.503469" calcext:value-type="float">
            <text:p>0.503469</text:p>
          </table:table-cell>
          <table:table-cell office:value-type="float" office:value="0" calcext:value-type="float">
            <text:p>0</text:p>
          </table:table-cell>
          <table:table-cell office:value-type="float" office:value="162151" calcext:value-type="float">
            <text:p>162151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36</text:p>
          </table:table-cell>
          <table:table-cell office:value-type="float" office:value="137.957476" calcext:value-type="float">
            <text:p>137.957476</text:p>
          </table:table-cell>
          <table:table-cell office:value-type="float" office:value="1.359665" calcext:value-type="float">
            <text:p>1.359665</text:p>
          </table:table-cell>
          <table:table-cell office:value-type="float" office:value="0" calcext:value-type="float">
            <text:p>0</text:p>
          </table:table-cell>
          <table:table-cell office:value-type="float" office:value="109784" calcext:value-type="float">
            <text:p>109784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37</text:p>
          </table:table-cell>
          <table:table-cell office:value-type="float" office:value="133.863211" calcext:value-type="float">
            <text:p>133.863211</text:p>
          </table:table-cell>
          <table:table-cell office:value-type="float" office:value="1.207412" calcext:value-type="float">
            <text:p>1.207412</text:p>
          </table:table-cell>
          <table:table-cell office:value-type="float" office:value="0" calcext:value-type="float">
            <text:p>0</text:p>
          </table:table-cell>
          <table:table-cell office:value-type="float" office:value="131705" calcext:value-type="float">
            <text:p>131705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38</text:p>
          </table:table-cell>
          <table:table-cell office:value-type="float" office:value="64.627542" calcext:value-type="float">
            <text:p>64.627542</text:p>
          </table:table-cell>
          <table:table-cell office:value-type="float" office:value="0.375096" calcext:value-type="float">
            <text:p>0.375096</text:p>
          </table:table-cell>
          <table:table-cell office:value-type="float" office:value="0" calcext:value-type="float">
            <text:p>0</text:p>
          </table:table-cell>
          <table:table-cell office:value-type="float" office:value="87425" calcext:value-type="float">
            <text:p>8742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39</text:p>
          </table:table-cell>
          <table:table-cell office:value-type="float" office:value="35.88892" calcext:value-type="float">
            <text:p>35.88892</text:p>
          </table:table-cell>
          <table:table-cell office:value-type="float" office:value="1.126854" calcext:value-type="float">
            <text:p>1.126854</text:p>
          </table:table-cell>
          <table:table-cell office:value-type="float" office:value="0" calcext:value-type="float">
            <text:p>0</text:p>
          </table:table-cell>
          <table:table-cell office:value-type="float" office:value="172752" calcext:value-type="float">
            <text:p>172752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40</text:p>
          </table:table-cell>
          <table:table-cell office:value-type="float" office:value="48.505924" calcext:value-type="float">
            <text:p>48.505924</text:p>
          </table:table-cell>
          <table:table-cell office:value-type="float" office:value="1.896391" calcext:value-type="float">
            <text:p>1.896391</text:p>
          </table:table-cell>
          <table:table-cell office:value-type="float" office:value="0" calcext:value-type="float">
            <text:p>0</text:p>
          </table:table-cell>
          <table:table-cell office:value-type="float" office:value="109903" calcext:value-type="float">
            <text:p>109903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41</text:p>
          </table:table-cell>
          <table:table-cell office:value-type="float" office:value="53.629159" calcext:value-type="float">
            <text:p>53.629159</text:p>
          </table:table-cell>
          <table:table-cell office:value-type="float" office:value="2.420761" calcext:value-type="float">
            <text:p>2.420761</text:p>
          </table:table-cell>
          <table:table-cell office:value-type="float" office:value="0" calcext:value-type="float">
            <text:p>0</text:p>
          </table:table-cell>
          <table:table-cell office:value-type="float" office:value="89906" calcext:value-type="float">
            <text:p>89906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42</text:p>
          </table:table-cell>
          <table:table-cell office:value-type="float" office:value="108.09056" calcext:value-type="float">
            <text:p>108.09056</text:p>
          </table:table-cell>
          <table:table-cell office:value-type="float" office:value="2.382418" calcext:value-type="float">
            <text:p>2.382418</text:p>
          </table:table-cell>
          <table:table-cell office:value-type="float" office:value="0" calcext:value-type="float">
            <text:p>0</text:p>
          </table:table-cell>
          <table:table-cell office:value-type="float" office:value="85179" calcext:value-type="float">
            <text:p>85179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43</text:p>
          </table:table-cell>
          <table:table-cell office:value-type="float" office:value="128.45405" calcext:value-type="float">
            <text:p>128.45405</text:p>
          </table:table-cell>
          <table:table-cell office:value-type="float" office:value="2.943752" calcext:value-type="float">
            <text:p>2.943752</text:p>
          </table:table-cell>
          <table:table-cell office:value-type="float" office:value="0" calcext:value-type="float">
            <text:p>0</text:p>
          </table:table-cell>
          <table:table-cell office:value-type="float" office:value="102352" calcext:value-type="float">
            <text:p>102352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44</text:p>
          </table:table-cell>
          <table:table-cell office:value-type="float" office:value="114.567965" calcext:value-type="float">
            <text:p>114.567965</text:p>
          </table:table-cell>
          <table:table-cell office:value-type="float" office:value="4.315094" calcext:value-type="float">
            <text:p>4.315094</text:p>
          </table:table-cell>
          <table:table-cell office:value-type="float" office:value="0" calcext:value-type="float">
            <text:p>0</text:p>
          </table:table-cell>
          <table:table-cell office:value-type="float" office:value="111483" calcext:value-type="float">
            <text:p>111483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45</text:p>
          </table:table-cell>
          <table:table-cell office:value-type="float" office:value="122.580245" calcext:value-type="float">
            <text:p>122.580245</text:p>
          </table:table-cell>
          <table:table-cell office:value-type="float" office:value="4.72278" calcext:value-type="float">
            <text:p>4.72278</text:p>
          </table:table-cell>
          <table:table-cell office:value-type="float" office:value="0" calcext:value-type="float">
            <text:p>0</text:p>
          </table:table-cell>
          <table:table-cell office:value-type="float" office:value="135136" calcext:value-type="float">
            <text:p>135136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46</text:p>
          </table:table-cell>
          <table:table-cell office:value-type="float" office:value="83.357976" calcext:value-type="float">
            <text:p>83.357976</text:p>
          </table:table-cell>
          <table:table-cell office:value-type="float" office:value="3.089145" calcext:value-type="float">
            <text:p>3.089145</text:p>
          </table:table-cell>
          <table:table-cell office:value-type="float" office:value="0" calcext:value-type="float">
            <text:p>0</text:p>
          </table:table-cell>
          <table:table-cell office:value-type="float" office:value="90482" calcext:value-type="float">
            <text:p>9048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47</text:p>
          </table:table-cell>
          <table:table-cell office:value-type="float" office:value="68.341626" calcext:value-type="float">
            <text:p>68.341626</text:p>
          </table:table-cell>
          <table:table-cell office:value-type="float" office:value="1.269027" calcext:value-type="float">
            <text:p>1.269027</text:p>
          </table:table-cell>
          <table:table-cell office:value-type="float" office:value="0" calcext:value-type="float">
            <text:p>0</text:p>
          </table:table-cell>
          <table:table-cell office:value-type="float" office:value="89119" calcext:value-type="float">
            <text:p>89119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48</text:p>
          </table:table-cell>
          <table:table-cell office:value-type="float" office:value="102.266994" calcext:value-type="float">
            <text:p>102.266994</text:p>
          </table:table-cell>
          <table:table-cell office:value-type="float" office:value="0.635445" calcext:value-type="float">
            <text:p>0.635445</text:p>
          </table:table-cell>
          <table:table-cell office:value-type="float" office:value="0" calcext:value-type="float">
            <text:p>0</text:p>
          </table:table-cell>
          <table:table-cell office:value-type="float" office:value="38588" calcext:value-type="float">
            <text:p>38588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49</text:p>
          </table:table-cell>
          <table:table-cell office:value-type="float" office:value="122.492111" calcext:value-type="float">
            <text:p>122.492111</text:p>
          </table:table-cell>
          <table:table-cell office:value-type="float" office:value="0.451701" calcext:value-type="float">
            <text:p>0.451701</text:p>
          </table:table-cell>
          <table:table-cell office:value-type="float" office:value="0" calcext:value-type="float">
            <text:p>0</text:p>
          </table:table-cell>
          <table:table-cell office:value-type="float" office:value="29608" calcext:value-type="float">
            <text:p>29608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50</text:p>
          </table:table-cell>
          <table:table-cell office:value-type="float" office:value="136.874711" calcext:value-type="float">
            <text:p>136.874711</text:p>
          </table:table-cell>
          <table:table-cell office:value-type="float" office:value="0.52288" calcext:value-type="float">
            <text:p>0.52288</text:p>
          </table:table-cell>
          <table:table-cell office:value-type="float" office:value="0" calcext:value-type="float">
            <text:p>0</text:p>
          </table:table-cell>
          <table:table-cell office:value-type="float" office:value="14477" calcext:value-type="float">
            <text:p>14477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51</text:p>
          </table:table-cell>
          <table:table-cell office:value-type="float" office:value="89.916192" calcext:value-type="float">
            <text:p>89.916192</text:p>
          </table:table-cell>
          <table:table-cell office:value-type="float" office:value="1.475167" calcext:value-type="float">
            <text:p>1.475167</text:p>
          </table:table-cell>
          <table:table-cell office:value-type="float" office:value="0" calcext:value-type="float">
            <text:p>0</text:p>
          </table:table-cell>
          <table:table-cell office:value-type="float" office:value="66268" calcext:value-type="float">
            <text:p>66268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52</text:p>
          </table:table-cell>
          <table:table-cell office:value-type="float" office:value="62.255435" calcext:value-type="float">
            <text:p>62.255435</text:p>
          </table:table-cell>
          <table:table-cell office:value-type="float" office:value="1.847493" calcext:value-type="float">
            <text:p>1.847493</text:p>
          </table:table-cell>
          <table:table-cell office:value-type="float" office:value="0" calcext:value-type="float">
            <text:p>0</text:p>
          </table:table-cell>
          <table:table-cell office:value-type="float" office:value="65291" calcext:value-type="float">
            <text:p>6529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53</text:p>
          </table:table-cell>
          <table:table-cell office:value-type="float" office:value="92.564603" calcext:value-type="float">
            <text:p>92.564603</text:p>
          </table:table-cell>
          <table:table-cell office:value-type="float" office:value="0.764605" calcext:value-type="float">
            <text:p>0.764605</text:p>
          </table:table-cell>
          <table:table-cell office:value-type="float" office:value="0" calcext:value-type="float">
            <text:p>0</text:p>
          </table:table-cell>
          <table:table-cell office:value-type="float" office:value="28693" calcext:value-type="float">
            <text:p>28693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54</text:p>
          </table:table-cell>
          <table:table-cell office:value-type="float" office:value="62.725457" calcext:value-type="float">
            <text:p>62.725457</text:p>
          </table:table-cell>
          <table:table-cell office:value-type="float" office:value="3.768772" calcext:value-type="float">
            <text:p>3.768772</text:p>
          </table:table-cell>
          <table:table-cell office:value-type="float" office:value="0" calcext:value-type="float">
            <text:p>0</text:p>
          </table:table-cell>
          <table:table-cell office:value-type="float" office:value="105587" calcext:value-type="float">
            <text:p>105587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55</text:p>
          </table:table-cell>
          <table:table-cell office:value-type="float" office:value="87.604018" calcext:value-type="float">
            <text:p>87.604018</text:p>
          </table:table-cell>
          <table:table-cell office:value-type="float" office:value="1.953894" calcext:value-type="float">
            <text:p>1.953894</text:p>
          </table:table-cell>
          <table:table-cell office:value-type="float" office:value="0" calcext:value-type="float">
            <text:p>0</text:p>
          </table:table-cell>
          <table:table-cell office:value-type="float" office:value="80155" calcext:value-type="float">
            <text:p>80155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56</text:p>
          </table:table-cell>
          <table:table-cell office:value-type="float" office:value="76.413566" calcext:value-type="float">
            <text:p>76.413566</text:p>
          </table:table-cell>
          <table:table-cell office:value-type="float" office:value="1.014974" calcext:value-type="float">
            <text:p>1.014974</text:p>
          </table:table-cell>
          <table:table-cell office:value-type="float" office:value="0" calcext:value-type="float">
            <text:p>0</text:p>
          </table:table-cell>
          <table:table-cell office:value-type="float" office:value="59033" calcext:value-type="float">
            <text:p>5903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57</text:p>
          </table:table-cell>
          <table:table-cell office:value-type="float" office:value="127.247092" calcext:value-type="float">
            <text:p>127.247092</text:p>
          </table:table-cell>
          <table:table-cell office:value-type="float" office:value="1.504402" calcext:value-type="float">
            <text:p>1.504402</text:p>
          </table:table-cell>
          <table:table-cell office:value-type="float" office:value="0" calcext:value-type="float">
            <text:p>0</text:p>
          </table:table-cell>
          <table:table-cell office:value-type="float" office:value="130446" calcext:value-type="float">
            <text:p>1304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58</text:p>
          </table:table-cell>
          <table:table-cell office:value-type="float" office:value="98.806762" calcext:value-type="float">
            <text:p>98.806762</text:p>
          </table:table-cell>
          <table:table-cell office:value-type="float" office:value="1.729499" calcext:value-type="float">
            <text:p>1.729499</text:p>
          </table:table-cell>
          <table:table-cell office:value-type="float" office:value="0" calcext:value-type="float">
            <text:p>0</text:p>
          </table:table-cell>
          <table:table-cell office:value-type="float" office:value="88432" calcext:value-type="float">
            <text:p>88432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19:59</text:p>
          </table:table-cell>
          <table:table-cell office:value-type="float" office:value="62.317033" calcext:value-type="float">
            <text:p>62.317033</text:p>
          </table:table-cell>
          <table:table-cell office:value-type="float" office:value="2.407835" calcext:value-type="float">
            <text:p>2.407835</text:p>
          </table:table-cell>
          <table:table-cell office:value-type="float" office:value="0" calcext:value-type="float">
            <text:p>0</text:p>
          </table:table-cell>
          <table:table-cell office:value-type="float" office:value="109821" calcext:value-type="float">
            <text:p>10982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00</text:p>
          </table:table-cell>
          <table:table-cell office:value-type="float" office:value="43.229821" calcext:value-type="float">
            <text:p>43.229821</text:p>
          </table:table-cell>
          <table:table-cell office:value-type="float" office:value="1.189175" calcext:value-type="float">
            <text:p>1.189175</text:p>
          </table:table-cell>
          <table:table-cell office:value-type="float" office:value="0" calcext:value-type="float">
            <text:p>0</text:p>
          </table:table-cell>
          <table:table-cell office:value-type="float" office:value="53876" calcext:value-type="float">
            <text:p>53876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01</text:p>
          </table:table-cell>
          <table:table-cell office:value-type="float" office:value="5.467321" calcext:value-type="float">
            <text:p>5.467321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02</text:p>
          </table:table-cell>
          <table:table-cell office:value-type="float" office:value="4.731895" calcext:value-type="float">
            <text:p>4.731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03</text:p>
          </table:table-cell>
          <table:table-cell office:value-type="float" office:value="4.919273" calcext:value-type="float">
            <text:p>4.919273</text:p>
          </table:table-cell>
          <table:table-cell office:value-type="float" office:value="0.022299" calcext:value-type="float">
            <text:p>0.022299</text:p>
          </table:table-cell>
          <table:table-cell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04</text:p>
          </table:table-cell>
          <table:table-cell office:value-type="float" office:value="3.774077" calcext:value-type="float">
            <text:p>3.774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05</text:p>
          </table:table-cell>
          <table:table-cell office:value-type="float" office:value="3.767465" calcext:value-type="float">
            <text:p>3.767465</text:p>
          </table:table-cell>
          <table:table-cell office:value-type="float" office:value="0.059601" calcext:value-type="float">
            <text:p>0.05960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06</text:p>
          </table:table-cell>
          <table:table-cell office:value-type="float" office:value="8.524353" calcext:value-type="float">
            <text:p>8.524353</text:p>
          </table:table-cell>
          <table:table-cell office:value-type="float" office:value="0.903743" calcext:value-type="float">
            <text:p>0.903743</text:p>
          </table:table-cell>
          <table:table-cell office:value-type="float" office:value="0" calcext:value-type="float">
            <text:p>0</text:p>
          </table:table-cell>
          <table:table-cell office:value-type="float" office:value="18378" calcext:value-type="float">
            <text:p>1837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07</text:p>
          </table:table-cell>
          <table:table-cell office:value-type="float" office:value="10.337706" calcext:value-type="float">
            <text:p>10.337706</text:p>
          </table:table-cell>
          <table:table-cell office:value-type="float" office:value="0.211201" calcext:value-type="float">
            <text:p>0.211201</text:p>
          </table:table-cell>
          <table:table-cell office:value-type="float" office:value="0" calcext:value-type="float">
            <text:p>0</text:p>
          </table:table-cell>
          <table:table-cell office:value-type="float" office:value="5669" calcext:value-type="float">
            <text:p>5669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08</text:p>
          </table:table-cell>
          <table:table-cell office:value-type="float" office:value="12.821799" calcext:value-type="float">
            <text:p>12.821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10</text:p>
          </table:table-cell>
          <table:table-cell office:value-type="float" office:value="21.182868" calcext:value-type="float">
            <text:p>21.182868</text:p>
          </table:table-cell>
          <table:table-cell office:value-type="float" office:value="0.958593" calcext:value-type="float">
            <text:p>0.958593</text:p>
          </table:table-cell>
          <table:table-cell office:value-type="float" office:value="0" calcext:value-type="float">
            <text:p>0</text:p>
          </table:table-cell>
          <table:table-cell office:value-type="float" office:value="27227" calcext:value-type="float">
            <text:p>2722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11</text:p>
          </table:table-cell>
          <table:table-cell office:value-type="float" office:value="16.939931" calcext:value-type="float">
            <text:p>16.939931</text:p>
          </table:table-cell>
          <table:table-cell office:value-type="float" office:value="1.217425" calcext:value-type="float">
            <text:p>1.217425</text:p>
          </table:table-cell>
          <table:table-cell office:value-type="float" office:value="0" calcext:value-type="float">
            <text:p>0</text:p>
          </table:table-cell>
          <table:table-cell office:value-type="float" office:value="50057" calcext:value-type="float">
            <text:p>5005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12</text:p>
          </table:table-cell>
          <table:table-cell office:value-type="float" office:value="14.382806" calcext:value-type="float">
            <text:p>14.382806</text:p>
          </table:table-cell>
          <table:table-cell office:value-type="float" office:value="0.139805" calcext:value-type="float">
            <text:p>0.139805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13</text:p>
          </table:table-cell>
          <table:table-cell office:value-type="float" office:value="17.385341" calcext:value-type="float">
            <text:p>17.385341</text:p>
          </table:table-cell>
          <table:table-cell office:value-type="float" office:value="1.301953" calcext:value-type="float">
            <text:p>1.301953</text:p>
          </table:table-cell>
          <table:table-cell office:value-type="float" office:value="0" calcext:value-type="float">
            <text:p>0</text:p>
          </table:table-cell>
          <table:table-cell office:value-type="float" office:value="35993" calcext:value-type="float">
            <text:p>35993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14</text:p>
          </table:table-cell>
          <table:table-cell office:value-type="float" office:value="41.363126" calcext:value-type="float">
            <text:p>41.363126</text:p>
          </table:table-cell>
          <table:table-cell office:value-type="float" office:value="1.66369" calcext:value-type="float">
            <text:p>1.66369</text:p>
          </table:table-cell>
          <table:table-cell office:value-type="float" office:value="0" calcext:value-type="float">
            <text:p>0</text:p>
          </table:table-cell>
          <table:table-cell office:value-type="float" office:value="57585" calcext:value-type="float">
            <text:p>5758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15</text:p>
          </table:table-cell>
          <table:table-cell office:value-type="float" office:value="35.269079" calcext:value-type="float">
            <text:p>35.269079</text:p>
          </table:table-cell>
          <table:table-cell office:value-type="float" office:value="2.641837" calcext:value-type="float">
            <text:p>2.641837</text:p>
          </table:table-cell>
          <table:table-cell office:value-type="float" office:value="0" calcext:value-type="float">
            <text:p>0</text:p>
          </table:table-cell>
          <table:table-cell office:value-type="float" office:value="86631" calcext:value-type="float">
            <text:p>8663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18</text:p>
          </table:table-cell>
          <table:table-cell office:value-type="float" office:value="16.492406" calcext:value-type="float">
            <text:p>16.492406</text:p>
          </table:table-cell>
          <table:table-cell office:value-type="float" office:value="1.081113" calcext:value-type="float">
            <text:p>1.081113</text:p>
          </table:table-cell>
          <table:table-cell office:value-type="float" office:value="0" calcext:value-type="float">
            <text:p>0</text:p>
          </table:table-cell>
          <table:table-cell office:value-type="float" office:value="53040" calcext:value-type="float">
            <text:p>5304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19</text:p>
          </table:table-cell>
          <table:table-cell office:value-type="float" office:value="21.646773" calcext:value-type="float">
            <text:p>21.646773</text:p>
          </table:table-cell>
          <table:table-cell office:value-type="float" office:value="1.7077" calcext:value-type="float">
            <text:p>1.7077</text:p>
          </table:table-cell>
          <table:table-cell office:value-type="float" office:value="0" calcext:value-type="float">
            <text:p>0</text:p>
          </table:table-cell>
          <table:table-cell office:value-type="float" office:value="63468" calcext:value-type="float">
            <text:p>634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20</text:p>
          </table:table-cell>
          <table:table-cell office:value-type="float" office:value="34.985529" calcext:value-type="float">
            <text:p>34.985529</text:p>
          </table:table-cell>
          <table:table-cell office:value-type="float" office:value="5.048023" calcext:value-type="float">
            <text:p>5.048023</text:p>
          </table:table-cell>
          <table:table-cell office:value-type="float" office:value="0" calcext:value-type="float">
            <text:p>0</text:p>
          </table:table-cell>
          <table:table-cell office:value-type="float" office:value="59264" calcext:value-type="float">
            <text:p>592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21</text:p>
          </table:table-cell>
          <table:table-cell office:value-type="float" office:value="30.06725" calcext:value-type="float">
            <text:p>30.06725</text:p>
          </table:table-cell>
          <table:table-cell office:value-type="float" office:value="0.87598" calcext:value-type="float">
            <text:p>0.87598</text:p>
          </table:table-cell>
          <table:table-cell office:value-type="float" office:value="0" calcext:value-type="float">
            <text:p>0</text:p>
          </table:table-cell>
          <table:table-cell office:value-type="float" office:value="32413" calcext:value-type="float">
            <text:p>324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25</text:p>
          </table:table-cell>
          <table:table-cell office:value-type="float" office:value="28.779617" calcext:value-type="float">
            <text:p>28.779617</text:p>
          </table:table-cell>
          <table:table-cell office:value-type="float" office:value="4.292972" calcext:value-type="float">
            <text:p>4.292972</text:p>
          </table:table-cell>
          <table:table-cell office:value-type="float" office:value="0" calcext:value-type="float">
            <text:p>0</text:p>
          </table:table-cell>
          <table:table-cell office:value-type="float" office:value="176960" calcext:value-type="float">
            <text:p>17696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27</text:p>
          </table:table-cell>
          <table:table-cell office:value-type="float" office:value="20.85589" calcext:value-type="float">
            <text:p>20.85589</text:p>
          </table:table-cell>
          <table:table-cell office:value-type="float" office:value="0.751673" calcext:value-type="float">
            <text:p>0.751673</text:p>
          </table:table-cell>
          <table:table-cell office:value-type="float" office:value="0" calcext:value-type="float">
            <text:p>0</text:p>
          </table:table-cell>
          <table:table-cell office:value-type="float" office:value="24446" calcext:value-type="float">
            <text:p>24446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30</text:p>
          </table:table-cell>
          <table:table-cell office:value-type="float" office:value="15.829954" calcext:value-type="float">
            <text:p>15.829954</text:p>
          </table:table-cell>
          <table:table-cell office:value-type="float" office:value="0.039249" calcext:value-type="float">
            <text:p>0.039249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34</text:p>
          </table:table-cell>
          <table:table-cell office:value-type="float" office:value="23.447644" calcext:value-type="float">
            <text:p>23.447644</text:p>
          </table:table-cell>
          <table:table-cell office:value-type="float" office:value="1.123231" calcext:value-type="float">
            <text:p>1.123231</text:p>
          </table:table-cell>
          <table:table-cell office:value-type="float" office:value="0" calcext:value-type="float">
            <text:p>0</text:p>
          </table:table-cell>
          <table:table-cell office:value-type="float" office:value="45191" calcext:value-type="float">
            <text:p>4519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39</text:p>
          </table:table-cell>
          <table:table-cell office:value-type="float" office:value="15.911513" calcext:value-type="float">
            <text:p>15.911513</text:p>
          </table:table-cell>
          <table:table-cell office:value-type="float" office:value="1.573871" calcext:value-type="float">
            <text:p>1.573871</text:p>
          </table:table-cell>
          <table:table-cell office:value-type="float" office:value="0" calcext:value-type="float">
            <text:p>0</text:p>
          </table:table-cell>
          <table:table-cell office:value-type="float" office:value="32729" calcext:value-type="float">
            <text:p>32729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40</text:p>
          </table:table-cell>
          <table:table-cell office:value-type="float" office:value="30.324399" calcext:value-type="float">
            <text:p>30.324399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15798" calcext:value-type="float">
            <text:p>157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41</text:p>
          </table:table-cell>
          <table:table-cell office:value-type="float" office:value="14.647792" calcext:value-type="float">
            <text:p>14.647792</text:p>
          </table:table-cell>
          <table:table-cell office:value-type="float" office:value="1.023657" calcext:value-type="float">
            <text:p>1.023657</text:p>
          </table:table-cell>
          <table:table-cell office:value-type="float" office:value="0" calcext:value-type="float">
            <text:p>0</text:p>
          </table:table-cell>
          <table:table-cell office:value-type="float" office:value="46718" calcext:value-type="float">
            <text:p>4671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42</text:p>
          </table:table-cell>
          <table:table-cell office:value-type="float" office:value="18.924198" calcext:value-type="float">
            <text:p>18.924198</text:p>
          </table:table-cell>
          <table:table-cell office:value-type="float" office:value="1.85001" calcext:value-type="float">
            <text:p>1.85001</text:p>
          </table:table-cell>
          <table:table-cell office:value-type="float" office:value="0" calcext:value-type="float">
            <text:p>0</text:p>
          </table:table-cell>
          <table:table-cell office:value-type="float" office:value="75919" calcext:value-type="float">
            <text:p>75919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43</text:p>
          </table:table-cell>
          <table:table-cell office:value-type="float" office:value="7.926279" calcext:value-type="float">
            <text:p>7.926279</text:p>
          </table:table-cell>
          <table:table-cell office:value-type="float" office:value="0.344645" calcext:value-type="float">
            <text:p>0.344645</text:p>
          </table:table-cell>
          <table:table-cell office:value-type="float" office:value="0" calcext:value-type="float">
            <text:p>0</text:p>
          </table:table-cell>
          <table:table-cell office:value-type="float" office:value="3649" calcext:value-type="float">
            <text:p>364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44</text:p>
          </table:table-cell>
          <table:table-cell office:value-type="float" office:value="11.977779" calcext:value-type="float">
            <text:p>11.977779</text:p>
          </table:table-cell>
          <table:table-cell office:value-type="float" office:value="1.425826" calcext:value-type="float">
            <text:p>1.425826</text:p>
          </table:table-cell>
          <table:table-cell office:value-type="float" office:value="0" calcext:value-type="float">
            <text:p>0</text:p>
          </table:table-cell>
          <table:table-cell office:value-type="float" office:value="47139" calcext:value-type="float">
            <text:p>4713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45</text:p>
          </table:table-cell>
          <table:table-cell office:value-type="float" office:value="13.208998" calcext:value-type="float">
            <text:p>13.208998</text:p>
          </table:table-cell>
          <table:table-cell office:value-type="float" office:value="1.876728" calcext:value-type="float">
            <text:p>1.876728</text:p>
          </table:table-cell>
          <table:table-cell office:value-type="float" office:value="0" calcext:value-type="float">
            <text:p>0</text:p>
          </table:table-cell>
          <table:table-cell office:value-type="float" office:value="77135" calcext:value-type="float">
            <text:p>7713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46</text:p>
          </table:table-cell>
          <table:table-cell office:value-type="float" office:value="15.392244" calcext:value-type="float">
            <text:p>15.392244</text:p>
          </table:table-cell>
          <table:table-cell office:value-type="float" office:value="1.500662" calcext:value-type="float">
            <text:p>1.500662</text:p>
          </table:table-cell>
          <table:table-cell office:value-type="float" office:value="0" calcext:value-type="float">
            <text:p>0</text:p>
          </table:table-cell>
          <table:table-cell office:value-type="float" office:value="52912" calcext:value-type="float">
            <text:p>52912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47</text:p>
          </table:table-cell>
          <table:table-cell office:value-type="float" office:value="11.966266" calcext:value-type="float">
            <text:p>11.966266</text:p>
          </table:table-cell>
          <table:table-cell office:value-type="float" office:value="0.119841" calcext:value-type="float">
            <text:p>0.119841</text:p>
          </table:table-cell>
          <table:table-cell office:value-type="float" office:value="0" calcext:value-type="float">
            <text:p>0</text:p>
          </table:table-cell>
          <table:table-cell office:value-type="float" office:value="3295" calcext:value-type="float">
            <text:p>329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49</text:p>
          </table:table-cell>
          <table:table-cell office:value-type="float" office:value="9.913904" calcext:value-type="float">
            <text:p>9.913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50</text:p>
          </table:table-cell>
          <table:table-cell office:value-type="float" office:value="19.794279" calcext:value-type="float">
            <text:p>19.794279</text:p>
          </table:table-cell>
          <table:table-cell office:value-type="float" office:value="2.558237" calcext:value-type="float">
            <text:p>2.558237</text:p>
          </table:table-cell>
          <table:table-cell office:value-type="float" office:value="0" calcext:value-type="float">
            <text:p>0</text:p>
          </table:table-cell>
          <table:table-cell office:value-type="float" office:value="90210" calcext:value-type="float">
            <text:p>9021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51</text:p>
          </table:table-cell>
          <table:table-cell office:value-type="float" office:value="13.650011" calcext:value-type="float">
            <text:p>13.650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53</text:p>
          </table:table-cell>
          <table:table-cell office:value-type="float" office:value="10.980863" calcext:value-type="float">
            <text:p>10.9808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55</text:p>
          </table:table-cell>
          <table:table-cell office:value-type="float" office:value="9.672395" calcext:value-type="float">
            <text:p>9.672395</text:p>
          </table:table-cell>
          <table:table-cell office:value-type="float" office:value="0.102007" calcext:value-type="float">
            <text:p>0.102007</text:p>
          </table:table-cell>
          <table:table-cell office:value-type="float" office:value="0" calcext:value-type="float">
            <text:p>0</text:p>
          </table:table-cell>
          <table:table-cell office:value-type="float" office:value="74444" calcext:value-type="float">
            <text:p>744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57</text:p>
          </table:table-cell>
          <table:table-cell office:value-type="float" office:value="13.605566" calcext:value-type="float">
            <text:p>13.605566</text:p>
          </table:table-cell>
          <table:table-cell office:value-type="float" office:value="4.788053" calcext:value-type="float">
            <text:p>4.788053</text:p>
          </table:table-cell>
          <table:table-cell office:value-type="float" office:value="0" calcext:value-type="float">
            <text:p>0</text:p>
          </table:table-cell>
          <table:table-cell office:value-type="float" office:value="250866" calcext:value-type="float">
            <text:p>25086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0:59</text:p>
          </table:table-cell>
          <table:table-cell office:value-type="float" office:value="8.996095" calcext:value-type="float">
            <text:p>8.996095</text:p>
          </table:table-cell>
          <table:table-cell office:value-type="float" office:value="1.164207" calcext:value-type="float">
            <text:p>1.164207</text:p>
          </table:table-cell>
          <table:table-cell office:value-type="float" office:value="0" calcext:value-type="float">
            <text:p>0</text:p>
          </table:table-cell>
          <table:table-cell office:value-type="float" office:value="28505" calcext:value-type="float">
            <text:p>2850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00</text:p>
          </table:table-cell>
          <table:table-cell office:value-type="float" office:value="9.750297" calcext:value-type="float">
            <text:p>9.750297</text:p>
          </table:table-cell>
          <table:table-cell office:value-type="float" office:value="1.946174" calcext:value-type="float">
            <text:p>1.946174</text:p>
          </table:table-cell>
          <table:table-cell office:value-type="float" office:value="0" calcext:value-type="float">
            <text:p>0</text:p>
          </table:table-cell>
          <table:table-cell office:value-type="float" office:value="55925" calcext:value-type="float">
            <text:p>5592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02</text:p>
          </table:table-cell>
          <table:table-cell office:value-type="float" office:value="6.770604" calcext:value-type="float">
            <text:p>6.770604</text:p>
          </table:table-cell>
          <table:table-cell office:value-type="float" office:value="0.368992" calcext:value-type="float">
            <text:p>0.368992</text:p>
          </table:table-cell>
          <table:table-cell office:value-type="float" office:value="0" calcext:value-type="float">
            <text:p>0</text:p>
          </table:table-cell>
          <table:table-cell office:value-type="float" office:value="16020" calcext:value-type="float">
            <text:p>1602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03</text:p>
          </table:table-cell>
          <table:table-cell office:value-type="float" office:value="3.94318" calcext:value-type="float">
            <text:p>3.94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04</text:p>
          </table:table-cell>
          <table:table-cell office:value-type="float" office:value="5.304976" calcext:value-type="float">
            <text:p>5.304976</text:p>
          </table:table-cell>
          <table:table-cell office:value-type="float" office:value="0.372419" calcext:value-type="float">
            <text:p>0.372419</text:p>
          </table:table-cell>
          <table:table-cell office:value-type="float" office:value="0" calcext:value-type="float">
            <text:p>0</text:p>
          </table:table-cell>
          <table:table-cell office:value-type="float" office:value="7551" calcext:value-type="float">
            <text:p>75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07</text:p>
          </table:table-cell>
          <table:table-cell office:value-type="float" office:value="7.461757" calcext:value-type="float">
            <text:p>7.461757</text:p>
          </table:table-cell>
          <table:table-cell office:value-type="float" office:value="2.730644" calcext:value-type="float">
            <text:p>2.730644</text:p>
          </table:table-cell>
          <table:table-cell office:value-type="float" office:value="0" calcext:value-type="float">
            <text:p>0</text:p>
          </table:table-cell>
          <table:table-cell office:value-type="float" office:value="83652" calcext:value-type="float">
            <text:p>8365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08</text:p>
          </table:table-cell>
          <table:table-cell office:value-type="float" office:value="16.379571" calcext:value-type="float">
            <text:p>16.379571</text:p>
          </table:table-cell>
          <table:table-cell office:value-type="float" office:value="2.587929" calcext:value-type="float">
            <text:p>2.587929</text:p>
          </table:table-cell>
          <table:table-cell office:value-type="float" office:value="0" calcext:value-type="float">
            <text:p>0</text:p>
          </table:table-cell>
          <table:table-cell office:value-type="float" office:value="103574" calcext:value-type="float">
            <text:p>103574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09</text:p>
          </table:table-cell>
          <table:table-cell office:value-type="float" office:value="14.795084" calcext:value-type="float">
            <text:p>14.795084</text:p>
          </table:table-cell>
          <table:table-cell office:value-type="float" office:value="3.489746" calcext:value-type="float">
            <text:p>3.489746</text:p>
          </table:table-cell>
          <table:table-cell office:value-type="float" office:value="0" calcext:value-type="float">
            <text:p>0</text:p>
          </table:table-cell>
          <table:table-cell office:value-type="float" office:value="146625" calcext:value-type="float">
            <text:p>14662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10</text:p>
          </table:table-cell>
          <table:table-cell office:value-type="float" office:value="11.729535" calcext:value-type="float">
            <text:p>11.72953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" calcext:value-type="float">
            <text:p>0</text:p>
          </table:table-cell>
          <table:table-cell office:value-type="float" office:value="50533" calcext:value-type="float">
            <text:p>505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11</text:p>
          </table:table-cell>
          <table:table-cell office:value-type="float" office:value="16.032889" calcext:value-type="float">
            <text:p>16.032889</text:p>
          </table:table-cell>
          <table:table-cell office:value-type="float" office:value="2.746077" calcext:value-type="float">
            <text:p>2.746077</text:p>
          </table:table-cell>
          <table:table-cell office:value-type="float" office:value="0" calcext:value-type="float">
            <text:p>0</text:p>
          </table:table-cell>
          <table:table-cell office:value-type="float" office:value="108328" calcext:value-type="float">
            <text:p>108328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12</text:p>
          </table:table-cell>
          <table:table-cell office:value-type="float" office:value="13.431848" calcext:value-type="float">
            <text:p>13.431848</text:p>
          </table:table-cell>
          <table:table-cell office:value-type="float" office:value="3.847652" calcext:value-type="float">
            <text:p>3.847652</text:p>
          </table:table-cell>
          <table:table-cell office:value-type="float" office:value="0" calcext:value-type="float">
            <text:p>0</text:p>
          </table:table-cell>
          <table:table-cell office:value-type="float" office:value="136372" calcext:value-type="float">
            <text:p>136372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13</text:p>
          </table:table-cell>
          <table:table-cell office:value-type="float" office:value="16.350533" calcext:value-type="float">
            <text:p>16.350533</text:p>
          </table:table-cell>
          <table:table-cell office:value-type="float" office:value="4.425033" calcext:value-type="float">
            <text:p>4.425033</text:p>
          </table:table-cell>
          <table:table-cell office:value-type="float" office:value="0" calcext:value-type="float">
            <text:p>0</text:p>
          </table:table-cell>
          <table:table-cell office:value-type="float" office:value="192837" calcext:value-type="float">
            <text:p>19283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14</text:p>
          </table:table-cell>
          <table:table-cell office:value-type="float" office:value="24.741482" calcext:value-type="float">
            <text:p>24.741482</text:p>
          </table:table-cell>
          <table:table-cell office:value-type="float" office:value="1.688331" calcext:value-type="float">
            <text:p>1.688331</text:p>
          </table:table-cell>
          <table:table-cell office:value-type="float" office:value="0" calcext:value-type="float">
            <text:p>0</text:p>
          </table:table-cell>
          <table:table-cell office:value-type="float" office:value="96341" calcext:value-type="float">
            <text:p>9634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16</text:p>
          </table:table-cell>
          <table:table-cell office:value-type="float" office:value="11.398352" calcext:value-type="float">
            <text:p>11.398352</text:p>
          </table:table-cell>
          <table:table-cell office:value-type="float" office:value="4.528218" calcext:value-type="float">
            <text:p>4.528218</text:p>
          </table:table-cell>
          <table:table-cell office:value-type="float" office:value="0" calcext:value-type="float">
            <text:p>0</text:p>
          </table:table-cell>
          <table:table-cell office:value-type="float" office:value="178149" calcext:value-type="float">
            <text:p>17814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18</text:p>
          </table:table-cell>
          <table:table-cell office:value-type="float" office:value="15.944951" calcext:value-type="float">
            <text:p>15.944951</text:p>
          </table:table-cell>
          <table:table-cell office:value-type="float" office:value="2.306313" calcext:value-type="float">
            <text:p>2.306313</text:p>
          </table:table-cell>
          <table:table-cell office:value-type="float" office:value="0" calcext:value-type="float">
            <text:p>0</text:p>
          </table:table-cell>
          <table:table-cell office:value-type="float" office:value="110978" calcext:value-type="float">
            <text:p>110978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19</text:p>
          </table:table-cell>
          <table:table-cell office:value-type="float" office:value="20.056478" calcext:value-type="float">
            <text:p>20.056478</text:p>
          </table:table-cell>
          <table:table-cell office:value-type="float" office:value="1.690874" calcext:value-type="float">
            <text:p>1.690874</text:p>
          </table:table-cell>
          <table:table-cell office:value-type="float" office:value="0" calcext:value-type="float">
            <text:p>0</text:p>
          </table:table-cell>
          <table:table-cell office:value-type="float" office:value="61136" calcext:value-type="float">
            <text:p>6113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22</text:p>
          </table:table-cell>
          <table:table-cell office:value-type="float" office:value="9.510423" calcext:value-type="float">
            <text:p>9.510423</text:p>
          </table:table-cell>
          <table:table-cell office:value-type="float" office:value="1.503492" calcext:value-type="float">
            <text:p>1.503492</text:p>
          </table:table-cell>
          <table:table-cell office:value-type="float" office:value="0" calcext:value-type="float">
            <text:p>0</text:p>
          </table:table-cell>
          <table:table-cell office:value-type="float" office:value="79994" calcext:value-type="float">
            <text:p>7999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24</text:p>
          </table:table-cell>
          <table:table-cell office:value-type="float" office:value="15.507224" calcext:value-type="float">
            <text:p>15.507224</text:p>
          </table:table-cell>
          <table:table-cell office:value-type="float" office:value="2.490053" calcext:value-type="float">
            <text:p>2.490053</text:p>
          </table:table-cell>
          <table:table-cell office:value-type="float" office:value="0" calcext:value-type="float">
            <text:p>0</text:p>
          </table:table-cell>
          <table:table-cell office:value-type="float" office:value="115679" calcext:value-type="float">
            <text:p>115679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25</text:p>
          </table:table-cell>
          <table:table-cell office:value-type="float" office:value="14.091934" calcext:value-type="float">
            <text:p>14.091934</text:p>
          </table:table-cell>
          <table:table-cell office:value-type="float" office:value="2.489781" calcext:value-type="float">
            <text:p>2.489781</text:p>
          </table:table-cell>
          <table:table-cell office:value-type="float" office:value="0" calcext:value-type="float">
            <text:p>0</text:p>
          </table:table-cell>
          <table:table-cell office:value-type="float" office:value="113694" calcext:value-type="float">
            <text:p>113694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26</text:p>
          </table:table-cell>
          <table:table-cell office:value-type="float" office:value="23.859211" calcext:value-type="float">
            <text:p>23.859211</text:p>
          </table:table-cell>
          <table:table-cell office:value-type="float" office:value="2.679185" calcext:value-type="float">
            <text:p>2.679185</text:p>
          </table:table-cell>
          <table:table-cell office:value-type="float" office:value="0" calcext:value-type="float">
            <text:p>0</text:p>
          </table:table-cell>
          <table:table-cell office:value-type="float" office:value="149766" calcext:value-type="float">
            <text:p>149766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27</text:p>
          </table:table-cell>
          <table:table-cell office:value-type="float" office:value="22.654694" calcext:value-type="float">
            <text:p>22.654694</text:p>
          </table:table-cell>
          <table:table-cell office:value-type="float" office:value="4.130262" calcext:value-type="float">
            <text:p>4.130262</text:p>
          </table:table-cell>
          <table:table-cell office:value-type="float" office:value="0" calcext:value-type="float">
            <text:p>0</text:p>
          </table:table-cell>
          <table:table-cell office:value-type="float" office:value="183291" calcext:value-type="float">
            <text:p>18329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28</text:p>
          </table:table-cell>
          <table:table-cell office:value-type="float" office:value="23.439586" calcext:value-type="float">
            <text:p>23.439586</text:p>
          </table:table-cell>
          <table:table-cell office:value-type="float" office:value="2.335321" calcext:value-type="float">
            <text:p>2.335321</text:p>
          </table:table-cell>
          <table:table-cell office:value-type="float" office:value="0" calcext:value-type="float">
            <text:p>0</text:p>
          </table:table-cell>
          <table:table-cell office:value-type="float" office:value="148408" calcext:value-type="float">
            <text:p>148408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29</text:p>
          </table:table-cell>
          <table:table-cell office:value-type="float" office:value="26.261728" calcext:value-type="float">
            <text:p>26.261728</text:p>
          </table:table-cell>
          <table:table-cell office:value-type="float" office:value="2.088105" calcext:value-type="float">
            <text:p>2.088105</text:p>
          </table:table-cell>
          <table:table-cell office:value-type="float" office:value="0" calcext:value-type="float">
            <text:p>0</text:p>
          </table:table-cell>
          <table:table-cell office:value-type="float" office:value="155434" calcext:value-type="float">
            <text:p>15543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30</text:p>
          </table:table-cell>
          <table:table-cell office:value-type="float" office:value="29.042119" calcext:value-type="float">
            <text:p>29.042119</text:p>
          </table:table-cell>
          <table:table-cell office:value-type="float" office:value="2.383306" calcext:value-type="float">
            <text:p>2.383306</text:p>
          </table:table-cell>
          <table:table-cell office:value-type="float" office:value="0" calcext:value-type="float">
            <text:p>0</text:p>
          </table:table-cell>
          <table:table-cell office:value-type="float" office:value="197683" calcext:value-type="float">
            <text:p>19768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31</text:p>
          </table:table-cell>
          <table:table-cell office:value-type="float" office:value="38.009007" calcext:value-type="float">
            <text:p>38.009007</text:p>
          </table:table-cell>
          <table:table-cell office:value-type="float" office:value="1.936453" calcext:value-type="float">
            <text:p>1.936453</text:p>
          </table:table-cell>
          <table:table-cell office:value-type="float" office:value="0" calcext:value-type="float">
            <text:p>0</text:p>
          </table:table-cell>
          <table:table-cell office:value-type="float" office:value="138687" calcext:value-type="float">
            <text:p>138687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32</text:p>
          </table:table-cell>
          <table:table-cell office:value-type="float" office:value="42.406716" calcext:value-type="float">
            <text:p>42.406716</text:p>
          </table:table-cell>
          <table:table-cell office:value-type="float" office:value="1.712955" calcext:value-type="float">
            <text:p>1.712955</text:p>
          </table:table-cell>
          <table:table-cell office:value-type="float" office:value="0" calcext:value-type="float">
            <text:p>0</text:p>
          </table:table-cell>
          <table:table-cell office:value-type="float" office:value="143784" calcext:value-type="float">
            <text:p>14378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34</text:p>
          </table:table-cell>
          <table:table-cell office:value-type="float" office:value="48.582991" calcext:value-type="float">
            <text:p>48.582991</text:p>
          </table:table-cell>
          <table:table-cell office:value-type="float" office:value="4.992602" calcext:value-type="float">
            <text:p>4.992602</text:p>
          </table:table-cell>
          <table:table-cell office:value-type="float" office:value="0" calcext:value-type="float">
            <text:p>0</text:p>
          </table:table-cell>
          <table:table-cell office:value-type="float" office:value="177843" calcext:value-type="float">
            <text:p>17784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35</text:p>
          </table:table-cell>
          <table:table-cell office:value-type="float" office:value="37.028751" calcext:value-type="float">
            <text:p>37.028751</text:p>
          </table:table-cell>
          <table:table-cell office:value-type="float" office:value="2.33512" calcext:value-type="float">
            <text:p>2.33512</text:p>
          </table:table-cell>
          <table:table-cell office:value-type="float" office:value="0" calcext:value-type="float">
            <text:p>0</text:p>
          </table:table-cell>
          <table:table-cell office:value-type="float" office:value="124958" calcext:value-type="float">
            <text:p>124958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36</text:p>
          </table:table-cell>
          <table:table-cell office:value-type="float" office:value="53.929286" calcext:value-type="float">
            <text:p>53.929286</text:p>
          </table:table-cell>
          <table:table-cell office:value-type="float" office:value="1.663897" calcext:value-type="float">
            <text:p>1.663897</text:p>
          </table:table-cell>
          <table:table-cell office:value-type="float" office:value="0" calcext:value-type="float">
            <text:p>0</text:p>
          </table:table-cell>
          <table:table-cell office:value-type="float" office:value="171666" calcext:value-type="float">
            <text:p>17166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37</text:p>
          </table:table-cell>
          <table:table-cell office:value-type="float" office:value="54.763939" calcext:value-type="float">
            <text:p>54.763939</text:p>
          </table:table-cell>
          <table:table-cell office:value-type="float" office:value="1.624533" calcext:value-type="float">
            <text:p>1.624533</text:p>
          </table:table-cell>
          <table:table-cell office:value-type="float" office:value="0" calcext:value-type="float">
            <text:p>0</text:p>
          </table:table-cell>
          <table:table-cell office:value-type="float" office:value="127961" calcext:value-type="float">
            <text:p>12796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38</text:p>
          </table:table-cell>
          <table:table-cell office:value-type="float" office:value="60.817587" calcext:value-type="float">
            <text:p>60.817587</text:p>
          </table:table-cell>
          <table:table-cell office:value-type="float" office:value="3.851455" calcext:value-type="float">
            <text:p>3.851455</text:p>
          </table:table-cell>
          <table:table-cell office:value-type="float" office:value="0" calcext:value-type="float">
            <text:p>0</text:p>
          </table:table-cell>
          <table:table-cell office:value-type="float" office:value="105066" calcext:value-type="float">
            <text:p>105066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39</text:p>
          </table:table-cell>
          <table:table-cell office:value-type="float" office:value="31.423312" calcext:value-type="float">
            <text:p>31.423312</text:p>
          </table:table-cell>
          <table:table-cell office:value-type="float" office:value="1.173264" calcext:value-type="float">
            <text:p>1.173264</text:p>
          </table:table-cell>
          <table:table-cell office:value-type="float" office:value="0" calcext:value-type="float">
            <text:p>0</text:p>
          </table:table-cell>
          <table:table-cell office:value-type="float" office:value="60313" calcext:value-type="float">
            <text:p>60313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40</text:p>
          </table:table-cell>
          <table:table-cell office:value-type="float" office:value="42.991931" calcext:value-type="float">
            <text:p>42.991931</text:p>
          </table:table-cell>
          <table:table-cell office:value-type="float" office:value="0.404106" calcext:value-type="float">
            <text:p>0.404106</text:p>
          </table:table-cell>
          <table:table-cell office:value-type="float" office:value="0" calcext:value-type="float">
            <text:p>0</text:p>
          </table:table-cell>
          <table:table-cell office:value-type="float" office:value="81022" calcext:value-type="float">
            <text:p>8102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41</text:p>
          </table:table-cell>
          <table:table-cell office:value-type="float" office:value="108.982122" calcext:value-type="float">
            <text:p>108.982122</text:p>
          </table:table-cell>
          <table:table-cell office:value-type="float" office:value="0.388714" calcext:value-type="float">
            <text:p>0.388714</text:p>
          </table:table-cell>
          <table:table-cell office:value-type="float" office:value="0" calcext:value-type="float">
            <text:p>0</text:p>
          </table:table-cell>
          <table:table-cell office:value-type="float" office:value="117893" calcext:value-type="float">
            <text:p>117893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42</text:p>
          </table:table-cell>
          <table:table-cell office:value-type="float" office:value="99.211641" calcext:value-type="float">
            <text:p>99.211641</text:p>
          </table:table-cell>
          <table:table-cell office:value-type="float" office:value="0.239282" calcext:value-type="float">
            <text:p>0.239282</text:p>
          </table:table-cell>
          <table:table-cell office:value-type="float" office:value="0" calcext:value-type="float">
            <text:p>0</text:p>
          </table:table-cell>
          <table:table-cell office:value-type="float" office:value="73324" calcext:value-type="float">
            <text:p>7332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43</text:p>
          </table:table-cell>
          <table:table-cell office:value-type="float" office:value="71.463048" calcext:value-type="float">
            <text:p>71.463048</text:p>
          </table:table-cell>
          <table:table-cell office:value-type="float" office:value="1.225593" calcext:value-type="float">
            <text:p>1.225593</text:p>
          </table:table-cell>
          <table:table-cell office:value-type="float" office:value="0" calcext:value-type="float">
            <text:p>0</text:p>
          </table:table-cell>
          <table:table-cell office:value-type="float" office:value="136129" calcext:value-type="float">
            <text:p>136129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46</text:p>
          </table:table-cell>
          <table:table-cell office:value-type="float" office:value="77.802206" calcext:value-type="float">
            <text:p>77.802206</text:p>
          </table:table-cell>
          <table:table-cell office:value-type="float" office:value="2.717172" calcext:value-type="float">
            <text:p>2.717172</text:p>
          </table:table-cell>
          <table:table-cell office:value-type="float" office:value="0" calcext:value-type="float">
            <text:p>0</text:p>
          </table:table-cell>
          <table:table-cell office:value-type="float" office:value="379297" calcext:value-type="float">
            <text:p>3792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47</text:p>
          </table:table-cell>
          <table:table-cell office:value-type="float" office:value="78.521478" calcext:value-type="float">
            <text:p>78.521478</text:p>
          </table:table-cell>
          <table:table-cell office:value-type="float" office:value="4.003077" calcext:value-type="float">
            <text:p>4.003077</text:p>
          </table:table-cell>
          <table:table-cell office:value-type="float" office:value="0" calcext:value-type="float">
            <text:p>0</text:p>
          </table:table-cell>
          <table:table-cell office:value-type="float" office:value="101928" calcext:value-type="float">
            <text:p>10192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48</text:p>
          </table:table-cell>
          <table:table-cell office:value-type="float" office:value="82.411957" calcext:value-type="float">
            <text:p>82.411957</text:p>
          </table:table-cell>
          <table:table-cell office:value-type="float" office:value="3.555787" calcext:value-type="float">
            <text:p>3.555787</text:p>
          </table:table-cell>
          <table:table-cell office:value-type="float" office:value="0" calcext:value-type="float">
            <text:p>0</text:p>
          </table:table-cell>
          <table:table-cell office:value-type="float" office:value="156109" calcext:value-type="float">
            <text:p>156109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50</text:p>
          </table:table-cell>
          <table:table-cell office:value-type="float" office:value="91.630676" calcext:value-type="float">
            <text:p>91.630676</text:p>
          </table:table-cell>
          <table:table-cell office:value-type="float" office:value="3.652694" calcext:value-type="float">
            <text:p>3.652694</text:p>
          </table:table-cell>
          <table:table-cell office:value-type="float" office:value="0" calcext:value-type="float">
            <text:p>0</text:p>
          </table:table-cell>
          <table:table-cell office:value-type="float" office:value="161643" calcext:value-type="float">
            <text:p>16164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51</text:p>
          </table:table-cell>
          <table:table-cell office:value-type="float" office:value="92.967205" calcext:value-type="float">
            <text:p>92.967205</text:p>
          </table:table-cell>
          <table:table-cell office:value-type="float" office:value="2.35783" calcext:value-type="float">
            <text:p>2.35783</text:p>
          </table:table-cell>
          <table:table-cell office:value-type="float" office:value="0" calcext:value-type="float">
            <text:p>0</text:p>
          </table:table-cell>
          <table:table-cell office:value-type="float" office:value="134764" calcext:value-type="float">
            <text:p>134764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52</text:p>
          </table:table-cell>
          <table:table-cell office:value-type="float" office:value="97.238896" calcext:value-type="float">
            <text:p>97.238896</text:p>
          </table:table-cell>
          <table:table-cell office:value-type="float" office:value="2.261456" calcext:value-type="float">
            <text:p>2.261456</text:p>
          </table:table-cell>
          <table:table-cell office:value-type="float" office:value="0" calcext:value-type="float">
            <text:p>0</text:p>
          </table:table-cell>
          <table:table-cell office:value-type="float" office:value="137688" calcext:value-type="float">
            <text:p>137688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53</text:p>
          </table:table-cell>
          <table:table-cell office:value-type="float" office:value="90.332713" calcext:value-type="float">
            <text:p>90.332713</text:p>
          </table:table-cell>
          <table:table-cell office:value-type="float" office:value="2.212189" calcext:value-type="float">
            <text:p>2.212189</text:p>
          </table:table-cell>
          <table:table-cell office:value-type="float" office:value="0" calcext:value-type="float">
            <text:p>0</text:p>
          </table:table-cell>
          <table:table-cell office:value-type="float" office:value="133864" calcext:value-type="float">
            <text:p>13386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54</text:p>
          </table:table-cell>
          <table:table-cell office:value-type="float" office:value="111.02344" calcext:value-type="float">
            <text:p>111.02344</text:p>
          </table:table-cell>
          <table:table-cell office:value-type="float" office:value="3.435711" calcext:value-type="float">
            <text:p>3.435711</text:p>
          </table:table-cell>
          <table:table-cell office:value-type="float" office:value="0" calcext:value-type="float">
            <text:p>0</text:p>
          </table:table-cell>
          <table:table-cell office:value-type="float" office:value="165650" calcext:value-type="float">
            <text:p>165650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55</text:p>
          </table:table-cell>
          <table:table-cell office:value-type="float" office:value="107.987614" calcext:value-type="float">
            <text:p>107.987614</text:p>
          </table:table-cell>
          <table:table-cell office:value-type="float" office:value="4.548802" calcext:value-type="float">
            <text:p>4.548802</text:p>
          </table:table-cell>
          <table:table-cell office:value-type="float" office:value="0" calcext:value-type="float">
            <text:p>0</text:p>
          </table:table-cell>
          <table:table-cell office:value-type="float" office:value="164740" calcext:value-type="float">
            <text:p>1647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56</text:p>
          </table:table-cell>
          <table:table-cell office:value-type="float" office:value="113.054313" calcext:value-type="float">
            <text:p>113.054313</text:p>
          </table:table-cell>
          <table:table-cell office:value-type="float" office:value="2.527736" calcext:value-type="float">
            <text:p>2.527736</text:p>
          </table:table-cell>
          <table:table-cell office:value-type="float" office:value="0" calcext:value-type="float">
            <text:p>0</text:p>
          </table:table-cell>
          <table:table-cell office:value-type="float" office:value="133994" calcext:value-type="float">
            <text:p>13399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57</text:p>
          </table:table-cell>
          <table:table-cell office:value-type="float" office:value="111.491694" calcext:value-type="float">
            <text:p>111.491694</text:p>
          </table:table-cell>
          <table:table-cell office:value-type="float" office:value="4.7004" calcext:value-type="float">
            <text:p>4.7004</text:p>
          </table:table-cell>
          <table:table-cell office:value-type="float" office:value="0" calcext:value-type="float">
            <text:p>0</text:p>
          </table:table-cell>
          <table:table-cell office:value-type="float" office:value="198508" calcext:value-type="float">
            <text:p>198508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58</text:p>
          </table:table-cell>
          <table:table-cell office:value-type="float" office:value="114.896179" calcext:value-type="float">
            <text:p>114.896179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71493" calcext:value-type="float">
            <text:p>714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1:59</text:p>
          </table:table-cell>
          <table:table-cell office:value-type="float" office:value="81.057781" calcext:value-type="float">
            <text:p>81.057781</text:p>
          </table:table-cell>
          <table:table-cell office:value-type="float" office:value="1.207829" calcext:value-type="float">
            <text:p>1.207829</text:p>
          </table:table-cell>
          <table:table-cell office:value-type="float" office:value="0" calcext:value-type="float">
            <text:p>0</text:p>
          </table:table-cell>
          <table:table-cell office:value-type="float" office:value="61673" calcext:value-type="float">
            <text:p>61673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00</text:p>
          </table:table-cell>
          <table:table-cell office:value-type="float" office:value="154.365691" calcext:value-type="float">
            <text:p>154.365691</text:p>
          </table:table-cell>
          <table:table-cell office:value-type="float" office:value="0.490494" calcext:value-type="float">
            <text:p>0.490494</text:p>
          </table:table-cell>
          <table:table-cell office:value-type="float" office:value="0" calcext:value-type="float">
            <text:p>0</text:p>
          </table:table-cell>
          <table:table-cell office:value-type="float" office:value="34426" calcext:value-type="float">
            <text:p>3442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05</text:p>
          </table:table-cell>
          <table:table-cell office:value-type="float" office:value="144.251816" calcext:value-type="float">
            <text:p>144.251816</text:p>
          </table:table-cell>
          <table:table-cell office:value-type="float" office:value="0.471348" calcext:value-type="float">
            <text:p>0.471348</text:p>
          </table:table-cell>
          <table:table-cell office:value-type="float" office:value="0" calcext:value-type="float">
            <text:p>0</text:p>
          </table:table-cell>
          <table:table-cell office:value-type="float" office:value="41522" calcext:value-type="float">
            <text:p>4152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06</text:p>
          </table:table-cell>
          <table:table-cell office:value-type="float" office:value="167.849024" calcext:value-type="float">
            <text:p>167.849024</text:p>
          </table:table-cell>
          <table:table-cell office:value-type="float" office:value="1.444472" calcext:value-type="float">
            <text:p>1.444472</text:p>
          </table:table-cell>
          <table:table-cell office:value-type="float" office:value="0" calcext:value-type="float">
            <text:p>0</text:p>
          </table:table-cell>
          <table:table-cell office:value-type="float" office:value="34893" calcext:value-type="float">
            <text:p>348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07</text:p>
          </table:table-cell>
          <table:table-cell office:value-type="float" office:value="80.513266" calcext:value-type="float">
            <text:p>80.513266</text:p>
          </table:table-cell>
          <table:table-cell office:value-type="float" office:value="1.646534" calcext:value-type="float">
            <text:p>1.646534</text:p>
          </table:table-cell>
          <table:table-cell office:value-type="float" office:value="0" calcext:value-type="float">
            <text:p>0</text:p>
          </table:table-cell>
          <table:table-cell office:value-type="float" office:value="103529" calcext:value-type="float">
            <text:p>103529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08</text:p>
          </table:table-cell>
          <table:table-cell office:value-type="float" office:value="121.656975" calcext:value-type="float">
            <text:p>121.65697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10127" calcext:value-type="float">
            <text:p>101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11</text:p>
          </table:table-cell>
          <table:table-cell office:value-type="float" office:value="65.087087" calcext:value-type="float">
            <text:p>65.087087</text:p>
          </table:table-cell>
          <table:table-cell office:value-type="float" office:value="0.664024" calcext:value-type="float">
            <text:p>0.664024</text:p>
          </table:table-cell>
          <table:table-cell office:value-type="float" office:value="0" calcext:value-type="float">
            <text:p>0</text:p>
          </table:table-cell>
          <table:table-cell office:value-type="float" office:value="47314" calcext:value-type="float">
            <text:p>4731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13</text:p>
          </table:table-cell>
          <table:table-cell office:value-type="float" office:value="20.782529" calcext:value-type="float">
            <text:p>20.782529</text:p>
          </table:table-cell>
          <table:table-cell office:value-type="float" office:value="0.398326" calcext:value-type="float">
            <text:p>0.398326</text:p>
          </table:table-cell>
          <table:table-cell office:value-type="float" office:value="0" calcext:value-type="float">
            <text:p>0</text:p>
          </table:table-cell>
          <table:table-cell office:value-type="float" office:value="17338" calcext:value-type="float">
            <text:p>17338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14</text:p>
          </table:table-cell>
          <table:table-cell office:value-type="float" office:value="57.625156" calcext:value-type="float">
            <text:p>57.625156</text:p>
          </table:table-cell>
          <table:table-cell office:value-type="float" office:value="0.793511" calcext:value-type="float">
            <text:p>0.793511</text:p>
          </table:table-cell>
          <table:table-cell office:value-type="float" office:value="0" calcext:value-type="float">
            <text:p>0</text:p>
          </table:table-cell>
          <table:table-cell office:value-type="float" office:value="30949" calcext:value-type="float">
            <text:p>3094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15</text:p>
          </table:table-cell>
          <table:table-cell office:value-type="float" office:value="86.843634" calcext:value-type="float">
            <text:p>86.843634</text:p>
          </table:table-cell>
          <table:table-cell office:value-type="float" office:value="1.519515" calcext:value-type="float">
            <text:p>1.519515</text:p>
          </table:table-cell>
          <table:table-cell office:value-type="float" office:value="0" calcext:value-type="float">
            <text:p>0</text:p>
          </table:table-cell>
          <table:table-cell office:value-type="float" office:value="66823" calcext:value-type="float">
            <text:p>66823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16</text:p>
          </table:table-cell>
          <table:table-cell office:value-type="float" office:value="113.552038" calcext:value-type="float">
            <text:p>113.552038</text:p>
          </table:table-cell>
          <table:table-cell office:value-type="float" office:value="1.712819" calcext:value-type="float">
            <text:p>1.712819</text:p>
          </table:table-cell>
          <table:table-cell office:value-type="float" office:value="0" calcext:value-type="float">
            <text:p>0</text:p>
          </table:table-cell>
          <table:table-cell office:value-type="float" office:value="19013" calcext:value-type="float">
            <text:p>190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17</text:p>
          </table:table-cell>
          <table:table-cell office:value-type="float" office:value="87.2266" calcext:value-type="float">
            <text:p>87.2266</text:p>
          </table:table-cell>
          <table:table-cell office:value-type="float" office:value="2.848315" calcext:value-type="float">
            <text:p>2.848315</text:p>
          </table:table-cell>
          <table:table-cell office:value-type="float" office:value="0" calcext:value-type="float">
            <text:p>0</text:p>
          </table:table-cell>
          <table:table-cell office:value-type="float" office:value="135760" calcext:value-type="float">
            <text:p>13576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18</text:p>
          </table:table-cell>
          <table:table-cell office:value-type="float" office:value="105.54867" calcext:value-type="float">
            <text:p>105.54867</text:p>
          </table:table-cell>
          <table:table-cell office:value-type="float" office:value="0.834351" calcext:value-type="float">
            <text:p>0.834351</text:p>
          </table:table-cell>
          <table:table-cell office:value-type="float" office:value="0" calcext:value-type="float">
            <text:p>0</text:p>
          </table:table-cell>
          <table:table-cell office:value-type="float" office:value="58822" calcext:value-type="float">
            <text:p>58822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19</text:p>
          </table:table-cell>
          <table:table-cell office:value-type="float" office:value="103.26908" calcext:value-type="float">
            <text:p>103.26908</text:p>
          </table:table-cell>
          <table:table-cell office:value-type="float" office:value="3.708803" calcext:value-type="float">
            <text:p>3.708803</text:p>
          </table:table-cell>
          <table:table-cell office:value-type="float" office:value="0" calcext:value-type="float">
            <text:p>0</text:p>
          </table:table-cell>
          <table:table-cell office:value-type="float" office:value="219448" calcext:value-type="float">
            <text:p>21944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20</text:p>
          </table:table-cell>
          <table:table-cell office:value-type="float" office:value="16.569324" calcext:value-type="float">
            <text:p>16.569324</text:p>
          </table:table-cell>
          <table:table-cell office:value-type="float" office:value="0.084711" calcext:value-type="float">
            <text:p>0.084711</text:p>
          </table:table-cell>
          <table:table-cell office:value-type="float" office:value="0" calcext:value-type="float">
            <text:p>0</text:p>
          </table:table-cell>
          <table:table-cell office:value-type="float" office:value="4333" calcext:value-type="float">
            <text:p>4333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21</text:p>
          </table:table-cell>
          <table:table-cell office:value-type="float" office:value="51.46829" calcext:value-type="float">
            <text:p>51.46829</text:p>
          </table:table-cell>
          <table:table-cell office:value-type="float" office:value="0.939814" calcext:value-type="float">
            <text:p>0.939814</text:p>
          </table:table-cell>
          <table:table-cell office:value-type="float" office:value="0" calcext:value-type="float">
            <text:p>0</text:p>
          </table:table-cell>
          <table:table-cell office:value-type="float" office:value="44792" calcext:value-type="float">
            <text:p>44792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22</text:p>
          </table:table-cell>
          <table:table-cell office:value-type="float" office:value="51.788885" calcext:value-type="float">
            <text:p>51.788885</text:p>
          </table:table-cell>
          <table:table-cell office:value-type="float" office:value="0.049635" calcext:value-type="float">
            <text:p>0.049635</text:p>
          </table:table-cell>
          <table:table-cell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23</text:p>
          </table:table-cell>
          <table:table-cell office:value-type="float" office:value="197.609928" calcext:value-type="float">
            <text:p>197.609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26</text:p>
          </table:table-cell>
          <table:table-cell office:value-type="float" office:value="124.460147" calcext:value-type="float">
            <text:p>124.460147</text:p>
          </table:table-cell>
          <table:table-cell office:value-type="float" office:value="0.230872" calcext:value-type="float">
            <text:p>0.230872</text:p>
          </table:table-cell>
          <table:table-cell office:value-type="float" office:value="0" calcext:value-type="float">
            <text:p>0</text:p>
          </table:table-cell>
          <table:table-cell office:value-type="float" office:value="55487" calcext:value-type="float">
            <text:p>5548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27</text:p>
          </table:table-cell>
          <table:table-cell office:value-type="float" office:value="115.489683" calcext:value-type="float">
            <text:p>115.489683</text:p>
          </table:table-cell>
          <table:table-cell office:value-type="float" office:value="0.133549" calcext:value-type="float">
            <text:p>0.133549</text:p>
          </table:table-cell>
          <table:table-cell office:value-type="float" office:value="0" calcext:value-type="float">
            <text:p>0</text:p>
          </table:table-cell>
          <table:table-cell office:value-type="float" office:value="24570" calcext:value-type="float">
            <text:p>2457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28</text:p>
          </table:table-cell>
          <table:table-cell office:value-type="float" office:value="123.22447" calcext:value-type="float">
            <text:p>123.22447</text:p>
          </table:table-cell>
          <table:table-cell office:value-type="float" office:value="0.858374" calcext:value-type="float">
            <text:p>0.858374</text:p>
          </table:table-cell>
          <table:table-cell office:value-type="float" office:value="0" calcext:value-type="float">
            <text:p>0</text:p>
          </table:table-cell>
          <table:table-cell office:value-type="float" office:value="88919" calcext:value-type="float">
            <text:p>8891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29</text:p>
          </table:table-cell>
          <table:table-cell office:value-type="float" office:value="88.111993" calcext:value-type="float">
            <text:p>88.111993</text:p>
          </table:table-cell>
          <table:table-cell office:value-type="float" office:value="0.292572" calcext:value-type="float">
            <text:p>0.292572</text:p>
          </table:table-cell>
          <table:table-cell office:value-type="float" office:value="0" calcext:value-type="float">
            <text:p>0</text:p>
          </table:table-cell>
          <table:table-cell office:value-type="float" office:value="31761" calcext:value-type="float">
            <text:p>31761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30</text:p>
          </table:table-cell>
          <table:table-cell office:value-type="float" office:value="23.416622" calcext:value-type="float">
            <text:p>23.416622</text:p>
          </table:table-cell>
          <table:table-cell office:value-type="float" office:value="0.050865" calcext:value-type="float">
            <text:p>0.050865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36</text:p>
          </table:table-cell>
          <table:table-cell office:value-type="float" office:value="9.41451" calcext:value-type="float">
            <text:p>9.41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37</text:p>
          </table:table-cell>
          <table:table-cell office:value-type="float" office:value="13.325877" calcext:value-type="float">
            <text:p>13.325877</text:p>
          </table:table-cell>
          <table:table-cell office:value-type="float" office:value="0.037336" calcext:value-type="float">
            <text:p>0.037336</text:p>
          </table:table-cell>
          <table:table-cell office:value-type="float" office:value="0" calcext:value-type="float">
            <text:p>0</text:p>
          </table:table-cell>
          <table:table-cell office:value-type="float" office:value="3783" calcext:value-type="float">
            <text:p>378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46</text:p>
          </table:table-cell>
          <table:table-cell office:value-type="float" office:value="15.795445" calcext:value-type="float">
            <text:p>15.7954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47</text:p>
          </table:table-cell>
          <table:table-cell office:value-type="float" office:value="34.712756" calcext:value-type="float">
            <text:p>34.712756</text:p>
          </table:table-cell>
          <table:table-cell office:value-type="float" office:value="0.087203" calcext:value-type="float">
            <text:p>0.087203</text:p>
          </table:table-cell>
          <table:table-cell office:value-type="float" office:value="0" calcext:value-type="float">
            <text:p>0</text:p>
          </table:table-cell>
          <table:table-cell office:value-type="float" office:value="7891" calcext:value-type="float">
            <text:p>7891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49</text:p>
          </table:table-cell>
          <table:table-cell office:value-type="float" office:value="99.59919" calcext:value-type="float">
            <text:p>99.59919</text:p>
          </table:table-cell>
          <table:table-cell office:value-type="float" office:value="3.382745" calcext:value-type="float">
            <text:p>3.382745</text:p>
          </table:table-cell>
          <table:table-cell office:value-type="float" office:value="0" calcext:value-type="float">
            <text:p>0</text:p>
          </table:table-cell>
          <table:table-cell office:value-type="float" office:value="137243" calcext:value-type="float">
            <text:p>13724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54</text:p>
          </table:table-cell>
          <table:table-cell office:value-type="float" office:value="99.538615" calcext:value-type="float">
            <text:p>99.538615</text:p>
          </table:table-cell>
          <table:table-cell office:value-type="float" office:value="3.751076" calcext:value-type="float">
            <text:p>3.751076</text:p>
          </table:table-cell>
          <table:table-cell office:value-type="float" office:value="0" calcext:value-type="float">
            <text:p>0</text:p>
          </table:table-cell>
          <table:table-cell office:value-type="float" office:value="83345" calcext:value-type="float">
            <text:p>8334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55</text:p>
          </table:table-cell>
          <table:table-cell office:value-type="float" office:value="36.556322" calcext:value-type="float">
            <text:p>36.556322</text:p>
          </table:table-cell>
          <table:table-cell office:value-type="float" office:value="0.483966" calcext:value-type="float">
            <text:p>0.483966</text:p>
          </table:table-cell>
          <table:table-cell office:value-type="float" office:value="0" calcext:value-type="float">
            <text:p>0</text:p>
          </table:table-cell>
          <table:table-cell office:value-type="float" office:value="14735" calcext:value-type="float">
            <text:p>1473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2:59</text:p>
          </table:table-cell>
          <table:table-cell office:value-type="float" office:value="16.86138" calcext:value-type="float">
            <text:p>16.86138</text:p>
          </table:table-cell>
          <table:table-cell office:value-type="float" office:value="0.048513" calcext:value-type="float">
            <text:p>0.048513</text:p>
          </table:table-cell>
          <table:table-cell office:value-type="float" office:value="0" calcext:value-type="float">
            <text:p>0</text:p>
          </table:table-cell>
          <table:table-cell office:value-type="float" office:value="6898" calcext:value-type="float">
            <text:p>689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00</text:p>
          </table:table-cell>
          <table:table-cell office:value-type="float" office:value="17.589386" calcext:value-type="float">
            <text:p>17.589386</text:p>
          </table:table-cell>
          <table:table-cell office:value-type="float" office:value="0.040373" calcext:value-type="float">
            <text:p>0.040373</text:p>
          </table:table-cell>
          <table:table-cell office:value-type="float" office:value="0" calcext:value-type="float">
            <text:p>0</text:p>
          </table:table-cell>
          <table:table-cell office:value-type="float" office:value="2709" calcext:value-type="float">
            <text:p>2709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03</text:p>
          </table:table-cell>
          <table:table-cell office:value-type="float" office:value="13.558044" calcext:value-type="float">
            <text:p>13.558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06</text:p>
          </table:table-cell>
          <table:table-cell office:value-type="float" office:value="7.063548" calcext:value-type="float">
            <text:p>7.063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10</text:p>
          </table:table-cell>
          <table:table-cell office:value-type="float" office:value="12.022454" calcext:value-type="float">
            <text:p>12.022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12</text:p>
          </table:table-cell>
          <table:table-cell office:value-type="float" office:value="15.965209" calcext:value-type="float">
            <text:p>15.965209</text:p>
          </table:table-cell>
          <table:table-cell office:value-type="float" office:value="0.132808" calcext:value-type="float">
            <text:p>0.132808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15</text:p>
          </table:table-cell>
          <table:table-cell office:value-type="float" office:value="6.210371" calcext:value-type="float">
            <text:p>6.210371</text:p>
          </table:table-cell>
          <table:table-cell office:value-type="float" office:value="0.039822" calcext:value-type="float">
            <text:p>0.039822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16</text:p>
          </table:table-cell>
          <table:table-cell office:value-type="float" office:value="10.527906" calcext:value-type="float">
            <text:p>10.527906</text:p>
          </table:table-cell>
          <table:table-cell office:value-type="float" office:value="0.057035" calcext:value-type="float">
            <text:p>0.0570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17</text:p>
          </table:table-cell>
          <table:table-cell office:value-type="float" office:value="16.779541" calcext:value-type="float">
            <text:p>16.779541</text:p>
          </table:table-cell>
          <table:table-cell office:value-type="float" office:value="0.201202" calcext:value-type="float">
            <text:p>0.20120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18</text:p>
          </table:table-cell>
          <table:table-cell office:value-type="float" office:value="12.844835" calcext:value-type="float">
            <text:p>12.844835</text:p>
          </table:table-cell>
          <table:table-cell office:value-type="float" office:value="0.115338" calcext:value-type="float">
            <text:p>0.1153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19</text:p>
          </table:table-cell>
          <table:table-cell office:value-type="float" office:value="12.798066" calcext:value-type="float">
            <text:p>12.798066</text:p>
          </table:table-cell>
          <table:table-cell office:value-type="float" office:value="0.077157" calcext:value-type="float">
            <text:p>0.07715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20</text:p>
          </table:table-cell>
          <table:table-cell office:value-type="float" office:value="56.501333" calcext:value-type="float">
            <text:p>56.501333</text:p>
          </table:table-cell>
          <table:table-cell office:value-type="float" office:value="0.675833" calcext:value-type="float">
            <text:p>0.675833</text:p>
          </table:table-cell>
          <table:table-cell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22</text:p>
          </table:table-cell>
          <table:table-cell office:value-type="float" office:value="49.031831" calcext:value-type="float">
            <text:p>49.031831</text:p>
          </table:table-cell>
          <table:table-cell office:value-type="float" office:value="0.010957" calcext:value-type="float">
            <text:p>0.010957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23</text:p>
          </table:table-cell>
          <table:table-cell office:value-type="float" office:value="61.384841" calcext:value-type="float">
            <text:p>61.384841</text:p>
          </table:table-cell>
          <table:table-cell office:value-type="float" office:value="0.039683" calcext:value-type="float">
            <text:p>0.039683</text:p>
          </table:table-cell>
          <table:table-cell office:value-type="float" office:value="0" calcext:value-type="float">
            <text:p>0</text:p>
          </table:table-cell>
          <table:table-cell office:value-type="float" office:value="4778" calcext:value-type="float">
            <text:p>477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24</text:p>
          </table:table-cell>
          <table:table-cell office:value-type="float" office:value="66.145871" calcext:value-type="float">
            <text:p>66.145871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25</text:p>
          </table:table-cell>
          <table:table-cell office:value-type="float" office:value="38.937554" calcext:value-type="float">
            <text:p>38.937554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26</text:p>
          </table:table-cell>
          <table:table-cell office:value-type="float" office:value="87.820677" calcext:value-type="float">
            <text:p>87.820677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27</text:p>
          </table:table-cell>
          <table:table-cell office:value-type="float" office:value="81.091962" calcext:value-type="float">
            <text:p>81.091962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28</text:p>
          </table:table-cell>
          <table:table-cell office:value-type="float" office:value="82.737775" calcext:value-type="float">
            <text:p>82.737775</text:p>
          </table:table-cell>
          <table:table-cell office:value-type="float" office:value="0.071812" calcext:value-type="float">
            <text:p>0.071812</text:p>
          </table:table-cell>
          <table:table-cell office:value-type="float" office:value="0" calcext:value-type="float">
            <text:p>0</text:p>
          </table:table-cell>
          <table:table-cell office:value-type="float" office:value="5209" calcext:value-type="float">
            <text:p>520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29</text:p>
          </table:table-cell>
          <table:table-cell office:value-type="float" office:value="59.84475" calcext:value-type="float">
            <text:p>59.84475</text:p>
          </table:table-cell>
          <table:table-cell office:value-type="float" office:value="0.377243" calcext:value-type="float">
            <text:p>0.377243</text:p>
          </table:table-cell>
          <table:table-cell office:value-type="float" office:value="0" calcext:value-type="float">
            <text:p>0</text:p>
          </table:table-cell>
          <table:table-cell office:value-type="float" office:value="2521" calcext:value-type="float">
            <text:p>2521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30</text:p>
          </table:table-cell>
          <table:table-cell office:value-type="float" office:value="77.931156" calcext:value-type="float">
            <text:p>77.931156</text:p>
          </table:table-cell>
          <table:table-cell office:value-type="float" office:value="1.202906" calcext:value-type="float">
            <text:p>1.202906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32</text:p>
          </table:table-cell>
          <table:table-cell office:value-type="float" office:value="34.492113" calcext:value-type="float">
            <text:p>34.492113</text:p>
          </table:table-cell>
          <table:table-cell office:value-type="float" office:value="0.007049" calcext:value-type="float">
            <text:p>0.00704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33</text:p>
          </table:table-cell>
          <table:table-cell office:value-type="float" office:value="17.633332" calcext:value-type="float">
            <text:p>17.63333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34</text:p>
          </table:table-cell>
          <table:table-cell office:value-type="float" office:value="66.590178" calcext:value-type="float">
            <text:p>66.590178</text:p>
          </table:table-cell>
          <table:table-cell office:value-type="float" office:value="0.092632" calcext:value-type="float">
            <text:p>0.092632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35</text:p>
          </table:table-cell>
          <table:table-cell office:value-type="float" office:value="80.8176" calcext:value-type="float">
            <text:p>80.8176</text:p>
          </table:table-cell>
          <table:table-cell office:value-type="float" office:value="0.069359" calcext:value-type="float">
            <text:p>0.069359</text:p>
          </table:table-cell>
          <table:table-cell office:value-type="float" office:value="0" calcext:value-type="float">
            <text:p>0</text:p>
          </table:table-cell>
          <table:table-cell office:value-type="float" office:value="8565" calcext:value-type="float">
            <text:p>8565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36</text:p>
          </table:table-cell>
          <table:table-cell office:value-type="float" office:value="91.673433" calcext:value-type="float">
            <text:p>91.673433</text:p>
          </table:table-cell>
          <table:table-cell office:value-type="float" office:value="0.388913" calcext:value-type="float">
            <text:p>0.388913</text:p>
          </table:table-cell>
          <table:table-cell office:value-type="float" office:value="0" calcext:value-type="float">
            <text:p>0</text:p>
          </table:table-cell>
          <table:table-cell office:value-type="float" office:value="17593" calcext:value-type="float">
            <text:p>1759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37</text:p>
          </table:table-cell>
          <table:table-cell office:value-type="float" office:value="79.704938" calcext:value-type="float">
            <text:p>79.704938</text:p>
          </table:table-cell>
          <table:table-cell office:value-type="float" office:value="0.053491" calcext:value-type="float">
            <text:p>0.053491</text:p>
          </table:table-cell>
          <table:table-cell office:value-type="float" office:value="0" calcext:value-type="float">
            <text:p>0</text:p>
          </table:table-cell>
          <table:table-cell office:value-type="float" office:value="5452" calcext:value-type="float">
            <text:p>5452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38</text:p>
          </table:table-cell>
          <table:table-cell office:value-type="float" office:value="80.322739" calcext:value-type="float">
            <text:p>80.322739</text:p>
          </table:table-cell>
          <table:table-cell office:value-type="float" office:value="0.083525" calcext:value-type="float">
            <text:p>0.083525</text:p>
          </table:table-cell>
          <table:table-cell office:value-type="float" office:value="0" calcext:value-type="float">
            <text:p>0</text:p>
          </table:table-cell>
          <table:table-cell office:value-type="float" office:value="2446" calcext:value-type="float">
            <text:p>2446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40</text:p>
          </table:table-cell>
          <table:table-cell office:value-type="float" office:value="88.156543" calcext:value-type="float">
            <text:p>88.156543</text:p>
          </table:table-cell>
          <table:table-cell office:value-type="float" office:value="0.012191" calcext:value-type="float">
            <text:p>0.01219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41</text:p>
          </table:table-cell>
          <table:table-cell office:value-type="float" office:value="92.507735" calcext:value-type="float">
            <text:p>92.507735</text:p>
          </table:table-cell>
          <table:table-cell office:value-type="float" office:value="0.0224" calcext:value-type="float">
            <text:p>0.02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42</text:p>
          </table:table-cell>
          <table:table-cell office:value-type="float" office:value="78.763351" calcext:value-type="float">
            <text:p>78.763351</text:p>
          </table:table-cell>
          <table:table-cell office:value-type="float" office:value="0.004395" calcext:value-type="float">
            <text:p>0.00439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46</text:p>
          </table:table-cell>
          <table:table-cell office:value-type="float" office:value="66.562405" calcext:value-type="float">
            <text:p>66.562405</text:p>
          </table:table-cell>
          <table:table-cell office:value-type="float" office:value="0.04042" calcext:value-type="float">
            <text:p>0.04042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47</text:p>
          </table:table-cell>
          <table:table-cell office:value-type="float" office:value="87.441938" calcext:value-type="float">
            <text:p>87.441938</text:p>
          </table:table-cell>
          <table:table-cell office:value-type="float" office:value="0.028003" calcext:value-type="float">
            <text:p>0.028003</text:p>
          </table:table-cell>
          <table:table-cell office:value-type="float" office:value="0" calcext:value-type="float">
            <text:p>0</text:p>
          </table:table-cell>
          <table:table-cell office:value-type="float" office:value="1575" calcext:value-type="float">
            <text:p>1575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48</text:p>
          </table:table-cell>
          <table:table-cell office:value-type="float" office:value="75.428975" calcext:value-type="float">
            <text:p>75.428975</text:p>
          </table:table-cell>
          <table:table-cell office:value-type="float" office:value="0.023564" calcext:value-type="float">
            <text:p>0.023564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49</text:p>
          </table:table-cell>
          <table:table-cell office:value-type="float" office:value="62.753462" calcext:value-type="float">
            <text:p>62.753462</text:p>
          </table:table-cell>
          <table:table-cell office:value-type="float" office:value="0.002414" calcext:value-type="float">
            <text:p>0.002414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50</text:p>
          </table:table-cell>
          <table:table-cell office:value-type="float" office:value="86.988778" calcext:value-type="float">
            <text:p>86.988778</text:p>
          </table:table-cell>
          <table:table-cell office:value-type="float" office:value="0.008647" calcext:value-type="float">
            <text:p>0.00864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51</text:p>
          </table:table-cell>
          <table:table-cell office:value-type="float" office:value="69.030767" calcext:value-type="float">
            <text:p>69.030767</text:p>
          </table:table-cell>
          <table:table-cell office:value-type="float" office:value="0.006996" calcext:value-type="float">
            <text:p>0.00699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52</text:p>
          </table:table-cell>
          <table:table-cell office:value-type="float" office:value="82.320301" calcext:value-type="float">
            <text:p>82.320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53</text:p>
          </table:table-cell>
          <table:table-cell office:value-type="float" office:value="73.449643" calcext:value-type="float">
            <text:p>73.449643</text:p>
          </table:table-cell>
          <table:table-cell office:value-type="float" office:value="0.04852" calcext:value-type="float">
            <text:p>0.04852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54</text:p>
          </table:table-cell>
          <table:table-cell office:value-type="float" office:value="76.476423" calcext:value-type="float">
            <text:p>76.476423</text:p>
          </table:table-cell>
          <table:table-cell office:value-type="float" office:value="0.008379" calcext:value-type="float">
            <text:p>0.008379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55</text:p>
          </table:table-cell>
          <table:table-cell office:value-type="float" office:value="78.70921" calcext:value-type="float">
            <text:p>78.70921</text:p>
          </table:table-cell>
          <table:table-cell office:value-type="float" office:value="0.001655" calcext:value-type="float">
            <text:p>0.001655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56</text:p>
          </table:table-cell>
          <table:table-cell office:value-type="float" office:value="69.801276" calcext:value-type="float">
            <text:p>69.801276</text:p>
          </table:table-cell>
          <table:table-cell office:value-type="float" office:value="0.012205" calcext:value-type="float">
            <text:p>0.012205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57</text:p>
          </table:table-cell>
          <table:table-cell office:value-type="float" office:value="96.387199" calcext:value-type="float">
            <text:p>96.387199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58</text:p>
          </table:table-cell>
          <table:table-cell office:value-type="float" office:value="85.739801" calcext:value-type="float">
            <text:p>85.739801</text:p>
          </table:table-cell>
          <table:table-cell office:value-type="float" office:value="0.004632" calcext:value-type="float">
            <text:p>0.004632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3:59</text:p>
          </table:table-cell>
          <table:table-cell office:value-type="float" office:value="79.191465" calcext:value-type="float">
            <text:p>79.191465</text:p>
          </table:table-cell>
          <table:table-cell office:value-type="float" office:value="0.03617" calcext:value-type="float">
            <text:p>0.03617</text:p>
          </table:table-cell>
          <table:table-cell office:value-type="float" office:value="0" calcext:value-type="float">
            <text:p>0</text:p>
          </table:table-cell>
          <table:table-cell office:value-type="float" office:value="1399" calcext:value-type="float">
            <text:p>1399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00</text:p>
          </table:table-cell>
          <table:table-cell office:value-type="float" office:value="73.494497" calcext:value-type="float">
            <text:p>73.494497</text:p>
          </table:table-cell>
          <table:table-cell office:value-type="float" office:value="0.100677" calcext:value-type="float">
            <text:p>0.100677</text:p>
          </table:table-cell>
          <table:table-cell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01</text:p>
          </table:table-cell>
          <table:table-cell office:value-type="float" office:value="73.568108" calcext:value-type="float">
            <text:p>73.568108</text:p>
          </table:table-cell>
          <table:table-cell office:value-type="float" office:value="0.072126" calcext:value-type="float">
            <text:p>0.072126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02</text:p>
          </table:table-cell>
          <table:table-cell office:value-type="float" office:value="79.516847" calcext:value-type="float">
            <text:p>79.516847</text:p>
          </table:table-cell>
          <table:table-cell office:value-type="float" office:value="0.083264" calcext:value-type="float">
            <text:p>0.083264</text:p>
          </table:table-cell>
          <table:table-cell office:value-type="float" office:value="0" calcext:value-type="float">
            <text:p>0</text:p>
          </table:table-cell>
          <table:table-cell office:value-type="float" office:value="7915" calcext:value-type="float">
            <text:p>7915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03</text:p>
          </table:table-cell>
          <table:table-cell office:value-type="float" office:value="69.822363" calcext:value-type="float">
            <text:p>69.822363</text:p>
          </table:table-cell>
          <table:table-cell office:value-type="float" office:value="0.199352" calcext:value-type="float">
            <text:p>0.199352</text:p>
          </table:table-cell>
          <table:table-cell office:value-type="float" office:value="0" calcext:value-type="float">
            <text:p>0</text:p>
          </table:table-cell>
          <table:table-cell office:value-type="float" office:value="2969" calcext:value-type="float">
            <text:p>2969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06</text:p>
          </table:table-cell>
          <table:table-cell office:value-type="float" office:value="68.581508" calcext:value-type="float">
            <text:p>68.581508</text:p>
          </table:table-cell>
          <table:table-cell office:value-type="float" office:value="0.099424" calcext:value-type="float">
            <text:p>0.09942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07</text:p>
          </table:table-cell>
          <table:table-cell office:value-type="float" office:value="64.956481" calcext:value-type="float">
            <text:p>64.956481</text:p>
          </table:table-cell>
          <table:table-cell office:value-type="float" office:value="0.061051" calcext:value-type="float">
            <text:p>0.061051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08</text:p>
          </table:table-cell>
          <table:table-cell office:value-type="float" office:value="60.618386" calcext:value-type="float">
            <text:p>60.618386</text:p>
          </table:table-cell>
          <table:table-cell office:value-type="float" office:value="0.04484" calcext:value-type="float">
            <text:p>0.04484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10</text:p>
          </table:table-cell>
          <table:table-cell office:value-type="float" office:value="32.729958" calcext:value-type="float">
            <text:p>32.729958</text:p>
          </table:table-cell>
          <table:table-cell office:value-type="float" office:value="0.016627" calcext:value-type="float">
            <text:p>0.0166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11</text:p>
          </table:table-cell>
          <table:table-cell office:value-type="float" office:value="19.143853" calcext:value-type="float">
            <text:p>19.143853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14</text:p>
          </table:table-cell>
          <table:table-cell office:value-type="float" office:value="7.802483" calcext:value-type="float">
            <text:p>7.802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15</text:p>
          </table:table-cell>
          <table:table-cell office:value-type="float" office:value="38.108557" calcext:value-type="float">
            <text:p>38.108557</text:p>
          </table:table-cell>
          <table:table-cell office:value-type="float" office:value="0.010272" calcext:value-type="float">
            <text:p>0.010272</text:p>
          </table:table-cell>
          <table:table-cell office:value-type="float" office:value="0" calcext:value-type="float">
            <text:p>0</text:p>
          </table:table-cell>
          <table:table-cell office:value-type="float" office:value="3853" calcext:value-type="float">
            <text:p>385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16</text:p>
          </table:table-cell>
          <table:table-cell office:value-type="float" office:value="43.020798" calcext:value-type="float">
            <text:p>43.020798</text:p>
          </table:table-cell>
          <table:table-cell office:value-type="float" office:value="0.003364" calcext:value-type="float">
            <text:p>0.003364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17</text:p>
          </table:table-cell>
          <table:table-cell office:value-type="float" office:value="42.605424" calcext:value-type="float">
            <text:p>42.605424</text:p>
          </table:table-cell>
          <table:table-cell office:value-type="float" office:value="0.04778" calcext:value-type="float">
            <text:p>0.04778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19</text:p>
          </table:table-cell>
          <table:table-cell office:value-type="float" office:value="39.589179" calcext:value-type="float">
            <text:p>39.589179</text:p>
          </table:table-cell>
          <table:table-cell office:value-type="float" office:value="0.151162" calcext:value-type="float">
            <text:p>0.151162</text:p>
          </table:table-cell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20</text:p>
          </table:table-cell>
          <table:table-cell office:value-type="float" office:value="34.221998" calcext:value-type="float">
            <text:p>34.221998</text:p>
          </table:table-cell>
          <table:table-cell office:value-type="float" office:value="0.103599" calcext:value-type="float">
            <text:p>0.10359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21</text:p>
          </table:table-cell>
          <table:table-cell office:value-type="float" office:value="18.348609" calcext:value-type="float">
            <text:p>18.348609</text:p>
          </table:table-cell>
          <table:table-cell office:value-type="float" office:value="0.023242" calcext:value-type="float">
            <text:p>0.02324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22</text:p>
          </table:table-cell>
          <table:table-cell office:value-type="float" office:value="36.322993" calcext:value-type="float">
            <text:p>36.322993</text:p>
          </table:table-cell>
          <table:table-cell office:value-type="float" office:value="0.123053" calcext:value-type="float">
            <text:p>0.123053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23</text:p>
          </table:table-cell>
          <table:table-cell office:value-type="float" office:value="48.964906" calcext:value-type="float">
            <text:p>48.964906</text:p>
          </table:table-cell>
          <table:table-cell office:value-type="float" office:value="0.058219" calcext:value-type="float">
            <text:p>0.058219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24</text:p>
          </table:table-cell>
          <table:table-cell office:value-type="float" office:value="35.669009" calcext:value-type="float">
            <text:p>35.669009</text:p>
          </table:table-cell>
          <table:table-cell office:value-type="float" office:value="0.091156" calcext:value-type="float">
            <text:p>0.091156</text:p>
          </table:table-cell>
          <table:table-cell office:value-type="float" office:value="0" calcext:value-type="float">
            <text:p>0</text:p>
          </table:table-cell>
          <table:table-cell office:value-type="float" office:value="2726" calcext:value-type="float">
            <text:p>2726</text:p>
          </table:table-cell>
          <table:table-cell office:value-type="float" office:value="2324" calcext:value-type="float">
            <text:p>232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25</text:p>
          </table:table-cell>
          <table:table-cell office:value-type="float" office:value="29.834996" calcext:value-type="float">
            <text:p>29.834996</text:p>
          </table:table-cell>
          <table:table-cell office:value-type="float" office:value="0.081763" calcext:value-type="float">
            <text:p>0.081763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30</text:p>
          </table:table-cell>
          <table:table-cell office:value-type="float" office:value="58.084935" calcext:value-type="float">
            <text:p>58.084935</text:p>
          </table:table-cell>
          <table:table-cell office:value-type="float" office:value="0.210524" calcext:value-type="float">
            <text:p>0.210524</text:p>
          </table:table-cell>
          <table:table-cell office:value-type="float" office:value="0" calcext:value-type="float">
            <text:p>0</text:p>
          </table:table-cell>
          <table:table-cell office:value-type="float" office:value="6017" calcext:value-type="float">
            <text:p>6017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34</text:p>
          </table:table-cell>
          <table:table-cell office:value-type="float" office:value="29.125311" calcext:value-type="float">
            <text:p>29.125311</text:p>
          </table:table-cell>
          <table:table-cell office:value-type="float" office:value="0.06499" calcext:value-type="float">
            <text:p>0.06499</text:p>
          </table:table-cell>
          <table:table-cell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37</text:p>
          </table:table-cell>
          <table:table-cell office:value-type="float" office:value="28.617194" calcext:value-type="float">
            <text:p>28.617194</text:p>
          </table:table-cell>
          <table:table-cell office:value-type="float" office:value="0.009437" calcext:value-type="float">
            <text:p>0.0094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39</text:p>
          </table:table-cell>
          <table:table-cell office:value-type="float" office:value="26.462863" calcext:value-type="float">
            <text:p>26.462863</text:p>
          </table:table-cell>
          <table:table-cell office:value-type="float" office:value="0.020703" calcext:value-type="float">
            <text:p>0.02070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40</text:p>
          </table:table-cell>
          <table:table-cell office:value-type="float" office:value="34.46439" calcext:value-type="float">
            <text:p>34.46439</text:p>
          </table:table-cell>
          <table:table-cell office:value-type="float" office:value="0.011493" calcext:value-type="float">
            <text:p>0.011493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41</text:p>
          </table:table-cell>
          <table:table-cell office:value-type="float" office:value="21.313184" calcext:value-type="float">
            <text:p>21.313184</text:p>
          </table:table-cell>
          <table:table-cell office:value-type="float" office:value="0.002498" calcext:value-type="float">
            <text:p>0.00249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42</text:p>
          </table:table-cell>
          <table:table-cell office:value-type="float" office:value="23.592654" calcext:value-type="float">
            <text:p>23.592654</text:p>
          </table:table-cell>
          <table:table-cell office:value-type="float" office:value="0.035747" calcext:value-type="float">
            <text:p>0.03574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43</text:p>
          </table:table-cell>
          <table:table-cell office:value-type="float" office:value="17.939258" calcext:value-type="float">
            <text:p>17.939258</text:p>
          </table:table-cell>
          <table:table-cell office:value-type="float" office:value="0.039261" calcext:value-type="float">
            <text:p>0.03926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45</text:p>
          </table:table-cell>
          <table:table-cell office:value-type="float" office:value="35.767332" calcext:value-type="float">
            <text:p>35.767332</text:p>
          </table:table-cell>
          <table:table-cell office:value-type="float" office:value="0.581531" calcext:value-type="float">
            <text:p>0.58153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46</text:p>
          </table:table-cell>
          <table:table-cell office:value-type="float" office:value="23.974684" calcext:value-type="float">
            <text:p>23.974684</text:p>
          </table:table-cell>
          <table:table-cell office:value-type="float" office:value="0.119397" calcext:value-type="float">
            <text:p>0.119397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48</text:p>
          </table:table-cell>
          <table:table-cell office:value-type="float" office:value="18.652235" calcext:value-type="float">
            <text:p>18.65223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50</text:p>
          </table:table-cell>
          <table:table-cell office:value-type="float" office:value="15.538047" calcext:value-type="float">
            <text:p>15.538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52</text:p>
          </table:table-cell>
          <table:table-cell office:value-type="float" office:value="14.365101" calcext:value-type="float">
            <text:p>14.365101</text:p>
          </table:table-cell>
          <table:table-cell office:value-type="float" office:value="0.001585" calcext:value-type="float">
            <text:p>0.0015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55</text:p>
          </table:table-cell>
          <table:table-cell office:value-type="float" office:value="14.340824" calcext:value-type="float">
            <text:p>14.340824</text:p>
          </table:table-cell>
          <table:table-cell office:value-type="float" office:value="0.044516" calcext:value-type="float">
            <text:p>0.04451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56</text:p>
          </table:table-cell>
          <table:table-cell office:value-type="float" office:value="14.326175" calcext:value-type="float">
            <text:p>14.326175</text:p>
          </table:table-cell>
          <table:table-cell office:value-type="float" office:value="0.030607" calcext:value-type="float">
            <text:p>0.0306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4:59</text:p>
          </table:table-cell>
          <table:table-cell office:value-type="float" office:value="11.800995" calcext:value-type="float">
            <text:p>11.800995</text:p>
          </table:table-cell>
          <table:table-cell office:value-type="float" office:value="0.041789" calcext:value-type="float">
            <text:p>0.041789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00</text:p>
          </table:table-cell>
          <table:table-cell office:value-type="float" office:value="10.537204" calcext:value-type="float">
            <text:p>10.537204</text:p>
          </table:table-cell>
          <table:table-cell office:value-type="float" office:value="0.045683" calcext:value-type="float">
            <text:p>0.045683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04</text:p>
          </table:table-cell>
          <table:table-cell office:value-type="float" office:value="6.773642" calcext:value-type="float">
            <text:p>6.773642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06</text:p>
          </table:table-cell>
          <table:table-cell office:value-type="float" office:value="4.067519" calcext:value-type="float">
            <text:p>4.0675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07</text:p>
          </table:table-cell>
          <table:table-cell office:value-type="float" office:value="5.0597" calcext:value-type="float">
            <text:p>5.0597</text:p>
          </table:table-cell>
          <table:table-cell office:value-type="float" office:value="0.168439" calcext:value-type="float">
            <text:p>0.168439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08</text:p>
          </table:table-cell>
          <table:table-cell office:value-type="float" office:value="4.639212" calcext:value-type="float">
            <text:p>4.639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09</text:p>
          </table:table-cell>
          <table:table-cell office:value-type="float" office:value="2.659506" calcext:value-type="float">
            <text:p>2.659506</text:p>
          </table:table-cell>
          <table:table-cell office:value-type="float" office:value="0.024155" calcext:value-type="float">
            <text:p>0.024155</text:p>
          </table:table-cell>
          <table:table-cell office:value-type="float" office:value="0" calcext:value-type="float">
            <text:p>0</text:p>
          </table:table-cell>
          <table:table-cell office:value-type="float" office:value="4366" calcext:value-type="float">
            <text:p>43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10</text:p>
          </table:table-cell>
          <table:table-cell office:value-type="float" office:value="3.456999" calcext:value-type="float">
            <text:p>3.456999</text:p>
          </table:table-cell>
          <table:table-cell office:value-type="float" office:value="0.001441" calcext:value-type="float">
            <text:p>0.0014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11</text:p>
          </table:table-cell>
          <table:table-cell office:value-type="float" office:value="3.349909" calcext:value-type="float">
            <text:p>3.349909</text:p>
          </table:table-cell>
          <table:table-cell office:value-type="float" office:value="0.011558" calcext:value-type="float">
            <text:p>0.011558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12</text:p>
          </table:table-cell>
          <table:table-cell office:value-type="float" office:value="5.852516" calcext:value-type="float">
            <text:p>5.852516</text:p>
          </table:table-cell>
          <table:table-cell office:value-type="float" office:value="0.062094" calcext:value-type="float">
            <text:p>0.062094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13</text:p>
          </table:table-cell>
          <table:table-cell office:value-type="float" office:value="3.787176" calcext:value-type="float">
            <text:p>3.787176</text:p>
          </table:table-cell>
          <table:table-cell office:value-type="float" office:value="0.058318" calcext:value-type="float">
            <text:p>0.058318</text:p>
          </table:table-cell>
          <table:table-cell office:value-type="float" office:value="0" calcext:value-type="float">
            <text:p>0</text:p>
          </table:table-cell>
          <table:table-cell office:value-type="float" office:value="5238" calcext:value-type="float">
            <text:p>523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14</text:p>
          </table:table-cell>
          <table:table-cell office:value-type="float" office:value="3.845102" calcext:value-type="float">
            <text:p>3.845102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15</text:p>
          </table:table-cell>
          <table:table-cell office:value-type="float" office:value="3.538266" calcext:value-type="float">
            <text:p>3.538266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17</text:p>
          </table:table-cell>
          <table:table-cell office:value-type="float" office:value="0.946253" calcext:value-type="float">
            <text:p>0.946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18</text:p>
          </table:table-cell>
          <table:table-cell office:value-type="float" office:value="0.49395" calcext:value-type="float">
            <text:p>0.49395</text:p>
          </table:table-cell>
          <table:table-cell office:value-type="float" office:value="0.001231" calcext:value-type="float">
            <text:p>0.001231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19</text:p>
          </table:table-cell>
          <table:table-cell office:value-type="float" office:value="5.193278" calcext:value-type="float">
            <text:p>5.193278</text:p>
          </table:table-cell>
          <table:table-cell office:value-type="float" office:value="0.321677" calcext:value-type="float">
            <text:p>0.321677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20</text:p>
          </table:table-cell>
          <table:table-cell office:value-type="float" office:value="9.250514" calcext:value-type="float">
            <text:p>9.250514</text:p>
          </table:table-cell>
          <table:table-cell office:value-type="float" office:value="0.47335" calcext:value-type="float">
            <text:p>0.4733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21</text:p>
          </table:table-cell>
          <table:table-cell office:value-type="float" office:value="17.043016" calcext:value-type="float">
            <text:p>17.043016</text:p>
          </table:table-cell>
          <table:table-cell office:value-type="float" office:value="0.201172" calcext:value-type="float">
            <text:p>0.201172</text:p>
          </table:table-cell>
          <table:table-cell office:value-type="float" office:value="0" calcext:value-type="float">
            <text:p>0</text:p>
          </table:table-cell>
          <table:table-cell office:value-type="float" office:value="3718" calcext:value-type="float">
            <text:p>3718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23</text:p>
          </table:table-cell>
          <table:table-cell office:value-type="float" office:value="17.217502" calcext:value-type="float">
            <text:p>17.217502</text:p>
          </table:table-cell>
          <table:table-cell office:value-type="float" office:value="0.148759" calcext:value-type="float">
            <text:p>0.148759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24</text:p>
          </table:table-cell>
          <table:table-cell office:value-type="float" office:value="12.799397" calcext:value-type="float">
            <text:p>12.799397</text:p>
          </table:table-cell>
          <table:table-cell office:value-type="float" office:value="0.236677" calcext:value-type="float">
            <text:p>0.236677</text:p>
          </table:table-cell>
          <table:table-cell office:value-type="float" office:value="0" calcext:value-type="float">
            <text:p>0</text:p>
          </table:table-cell>
          <table:table-cell office:value-type="float" office:value="3107" calcext:value-type="float">
            <text:p>3107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25</text:p>
          </table:table-cell>
          <table:table-cell office:value-type="float" office:value="13.823467" calcext:value-type="float">
            <text:p>13.823467</text:p>
          </table:table-cell>
          <table:table-cell office:value-type="float" office:value="0.013029" calcext:value-type="float">
            <text:p>0.013029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27</text:p>
          </table:table-cell>
          <table:table-cell office:value-type="float" office:value="15.334588" calcext:value-type="float">
            <text:p>15.334588</text:p>
          </table:table-cell>
          <table:table-cell office:value-type="float" office:value="0.074416" calcext:value-type="float">
            <text:p>0.074416</text:p>
          </table:table-cell>
          <table:table-cell office:value-type="float" office:value="0" calcext:value-type="float">
            <text:p>0</text:p>
          </table:table-cell>
          <table:table-cell office:value-type="float" office:value="1605" calcext:value-type="float">
            <text:p>1605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28</text:p>
          </table:table-cell>
          <table:table-cell office:value-type="float" office:value="15.717491" calcext:value-type="float">
            <text:p>15.717491</text:p>
          </table:table-cell>
          <table:table-cell office:value-type="float" office:value="0.042632" calcext:value-type="float">
            <text:p>0.042632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29</text:p>
          </table:table-cell>
          <table:table-cell office:value-type="float" office:value="15.429682" calcext:value-type="float">
            <text:p>15.429682</text:p>
          </table:table-cell>
          <table:table-cell office:value-type="float" office:value="0.070343" calcext:value-type="float">
            <text:p>0.070343</text:p>
          </table:table-cell>
          <table:table-cell office:value-type="float" office:value="0" calcext:value-type="float">
            <text:p>0</text:p>
          </table:table-cell>
          <table:table-cell office:value-type="float" office:value="2429" calcext:value-type="float">
            <text:p>2429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32</text:p>
          </table:table-cell>
          <table:table-cell office:value-type="float" office:value="11.416929" calcext:value-type="float">
            <text:p>11.416929</text:p>
          </table:table-cell>
          <table:table-cell office:value-type="float" office:value="0.036993" calcext:value-type="float">
            <text:p>0.036993</text:p>
          </table:table-cell>
          <table:table-cell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34</text:p>
          </table:table-cell>
          <table:table-cell office:value-type="float" office:value="15.63709" calcext:value-type="float">
            <text:p>15.63709</text:p>
          </table:table-cell>
          <table:table-cell office:value-type="float" office:value="0.068401" calcext:value-type="float">
            <text:p>0.06840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39</text:p>
          </table:table-cell>
          <table:table-cell office:value-type="float" office:value="5.985122" calcext:value-type="float">
            <text:p>5.985122</text:p>
          </table:table-cell>
          <table:table-cell office:value-type="float" office:value="0.068686" calcext:value-type="float">
            <text:p>0.06868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40</text:p>
          </table:table-cell>
          <table:table-cell office:value-type="float" office:value="2.930918" calcext:value-type="float">
            <text:p>2.930918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42</text:p>
          </table:table-cell>
          <table:table-cell office:value-type="float" office:value="7.920591" calcext:value-type="float">
            <text:p>7.920591</text:p>
          </table:table-cell>
          <table:table-cell office:value-type="float" office:value="0.148023" calcext:value-type="float">
            <text:p>0.148023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43</text:p>
          </table:table-cell>
          <table:table-cell office:value-type="float" office:value="10.307478" calcext:value-type="float">
            <text:p>10.307478</text:p>
          </table:table-cell>
          <table:table-cell office:value-type="float" office:value="0.255757" calcext:value-type="float">
            <text:p>0.255757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48</text:p>
          </table:table-cell>
          <table:table-cell office:value-type="float" office:value="7.557487" calcext:value-type="float">
            <text:p>7.557487</text:p>
          </table:table-cell>
          <table:table-cell office:value-type="float" office:value="0.14193" calcext:value-type="float">
            <text:p>0.14193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49</text:p>
          </table:table-cell>
          <table:table-cell office:value-type="float" office:value="10.418647" calcext:value-type="float">
            <text:p>10.418647</text:p>
          </table:table-cell>
          <table:table-cell office:value-type="float" office:value="0.276191" calcext:value-type="float">
            <text:p>0.276191</text:p>
          </table:table-cell>
          <table:table-cell office:value-type="float" office:value="0" calcext:value-type="float">
            <text:p>0</text:p>
          </table:table-cell>
          <table:table-cell office:value-type="float" office:value="4198" calcext:value-type="float">
            <text:p>4198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52</text:p>
          </table:table-cell>
          <table:table-cell office:value-type="float" office:value="8.397193" calcext:value-type="float">
            <text:p>8.397193</text:p>
          </table:table-cell>
          <table:table-cell office:value-type="float" office:value="0.374795" calcext:value-type="float">
            <text:p>0.374795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55</text:p>
          </table:table-cell>
          <table:table-cell office:value-type="float" office:value="6.171189" calcext:value-type="float">
            <text:p>6.171189</text:p>
          </table:table-cell>
          <table:table-cell office:value-type="float" office:value="0.241353" calcext:value-type="float">
            <text:p>0.241353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56</text:p>
          </table:table-cell>
          <table:table-cell office:value-type="float" office:value="7.070422" calcext:value-type="float">
            <text:p>7.070422</text:p>
          </table:table-cell>
          <table:table-cell office:value-type="float" office:value="0.252756" calcext:value-type="float">
            <text:p>0.252756</text:p>
          </table:table-cell>
          <table:table-cell office:value-type="float" office:value="0" calcext:value-type="float">
            <text:p>0</text:p>
          </table:table-cell>
          <table:table-cell office:value-type="float" office:value="4049" calcext:value-type="float">
            <text:p>4049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5:57</text:p>
          </table:table-cell>
          <table:table-cell office:value-type="float" office:value="7.565961" calcext:value-type="float">
            <text:p>7.565961</text:p>
          </table:table-cell>
          <table:table-cell office:value-type="float" office:value="0.333978" calcext:value-type="float">
            <text:p>0.333978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00</text:p>
          </table:table-cell>
          <table:table-cell office:value-type="float" office:value="3.628644" calcext:value-type="float">
            <text:p>3.628644</text:p>
          </table:table-cell>
          <table:table-cell office:value-type="float" office:value="0.179937" calcext:value-type="float">
            <text:p>0.179937</text:p>
          </table:table-cell>
          <table:table-cell office:value-type="float" office:value="0" calcext:value-type="float">
            <text:p>0</text:p>
          </table:table-cell>
          <table:table-cell office:value-type="float" office:value="6835" calcext:value-type="float">
            <text:p>683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01</text:p>
          </table:table-cell>
          <table:table-cell office:value-type="float" office:value="3.770169" calcext:value-type="float">
            <text:p>3.770169</text:p>
          </table:table-cell>
          <table:table-cell office:value-type="float" office:value="0.154719" calcext:value-type="float">
            <text:p>0.15471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03</text:p>
          </table:table-cell>
          <table:table-cell office:value-type="float" office:value="1.277915" calcext:value-type="float">
            <text:p>1.277915</text:p>
          </table:table-cell>
          <table:table-cell office:value-type="float" office:value="0.107436" calcext:value-type="float">
            <text:p>0.107436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04</text:p>
          </table:table-cell>
          <table:table-cell office:value-type="float" office:value="1.658035" calcext:value-type="float">
            <text:p>1.658035</text:p>
          </table:table-cell>
          <table:table-cell office:value-type="float" office:value="0.049755" calcext:value-type="float">
            <text:p>0.049755</text:p>
          </table:table-cell>
          <table:table-cell office:value-type="float" office:value="0" calcext:value-type="float">
            <text:p>0</text:p>
          </table:table-cell>
          <table:table-cell office:value-type="float" office:value="2507" calcext:value-type="float">
            <text:p>2507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05</text:p>
          </table:table-cell>
          <table:table-cell office:value-type="float" office:value="1.334091" calcext:value-type="float">
            <text:p>1.334091</text:p>
          </table:table-cell>
          <table:table-cell office:value-type="float" office:value="0.074994" calcext:value-type="float">
            <text:p>0.074994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06</text:p>
          </table:table-cell>
          <table:table-cell office:value-type="float" office:value="0.538563" calcext:value-type="float">
            <text:p>0.538563</text:p>
          </table:table-cell>
          <table:table-cell office:value-type="float" office:value="0.076399" calcext:value-type="float">
            <text:p>0.076399</text:p>
          </table:table-cell>
          <table:table-cell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07</text:p>
          </table:table-cell>
          <table:table-cell office:value-type="float" office:value="1.613733" calcext:value-type="float">
            <text:p>1.613733</text:p>
          </table:table-cell>
          <table:table-cell office:value-type="float" office:value="0.049154" calcext:value-type="float">
            <text:p>0.049154</text:p>
          </table:table-cell>
          <table:table-cell office:value-type="float" office:value="0" calcext:value-type="float">
            <text:p>0</text:p>
          </table:table-cell>
          <table:table-cell office:value-type="float" office:value="1715" calcext:value-type="float">
            <text:p>1715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08</text:p>
          </table:table-cell>
          <table:table-cell office:value-type="float" office:value="0.393396" calcext:value-type="float">
            <text:p>0.393396</text:p>
          </table:table-cell>
          <table:table-cell office:value-type="float" office:value="0.021477" calcext:value-type="float">
            <text:p>0.021477</text:p>
          </table:table-cell>
          <table:table-cell office:value-type="float" office:value="0" calcext:value-type="float">
            <text:p>0</text:p>
          </table:table-cell>
          <table:table-cell office:value-type="float" office:value="2625" calcext:value-type="float">
            <text:p>2625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09</text:p>
          </table:table-cell>
          <table:table-cell office:value-type="float" office:value="0.577093" calcext:value-type="float">
            <text:p>0.577093</text:p>
          </table:table-cell>
          <table:table-cell office:value-type="float" office:value="0.055403" calcext:value-type="float">
            <text:p>0.055403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10</text:p>
          </table:table-cell>
          <table:table-cell office:value-type="float" office:value="6.365661" calcext:value-type="float">
            <text:p>6.365661</text:p>
          </table:table-cell>
          <table:table-cell office:value-type="float" office:value="0.225017" calcext:value-type="float">
            <text:p>0.225017</text:p>
          </table:table-cell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11</text:p>
          </table:table-cell>
          <table:table-cell office:value-type="float" office:value="8.654026" calcext:value-type="float">
            <text:p>8.654026</text:p>
          </table:table-cell>
          <table:table-cell office:value-type="float" office:value="0.317067" calcext:value-type="float">
            <text:p>0.317067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12</text:p>
          </table:table-cell>
          <table:table-cell office:value-type="float" office:value="9.317319" calcext:value-type="float">
            <text:p>9.317319</text:p>
          </table:table-cell>
          <table:table-cell office:value-type="float" office:value="0.355702" calcext:value-type="float">
            <text:p>0.355702</text:p>
          </table:table-cell>
          <table:table-cell office:value-type="float" office:value="0" calcext:value-type="float">
            <text:p>0</text:p>
          </table:table-cell>
          <table:table-cell office:value-type="float" office:value="1575" calcext:value-type="float">
            <text:p>157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13</text:p>
          </table:table-cell>
          <table:table-cell office:value-type="float" office:value="7.528717" calcext:value-type="float">
            <text:p>7.528717</text:p>
          </table:table-cell>
          <table:table-cell office:value-type="float" office:value="0.603959" calcext:value-type="float">
            <text:p>0.603959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14</text:p>
          </table:table-cell>
          <table:table-cell office:value-type="float" office:value="8.907312" calcext:value-type="float">
            <text:p>8.907312</text:p>
          </table:table-cell>
          <table:table-cell office:value-type="float" office:value="0.547113" calcext:value-type="float">
            <text:p>0.547113</text:p>
          </table:table-cell>
          <table:table-cell office:value-type="float" office:value="0" calcext:value-type="float">
            <text:p>0</text:p>
          </table:table-cell>
          <table:table-cell office:value-type="float" office:value="3995" calcext:value-type="float">
            <text:p>3995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15</text:p>
          </table:table-cell>
          <table:table-cell office:value-type="float" office:value="4.233622" calcext:value-type="float">
            <text:p>4.233622</text:p>
          </table:table-cell>
          <table:table-cell office:value-type="float" office:value="0.18989" calcext:value-type="float">
            <text:p>0.1898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16</text:p>
          </table:table-cell>
          <table:table-cell office:value-type="float" office:value="5.672983" calcext:value-type="float">
            <text:p>5.672983</text:p>
          </table:table-cell>
          <table:table-cell office:value-type="float" office:value="0.147496" calcext:value-type="float">
            <text:p>0.147496</text:p>
          </table:table-cell>
          <table:table-cell office:value-type="float" office:value="0" calcext:value-type="float">
            <text:p>0</text:p>
          </table:table-cell>
          <table:table-cell office:value-type="float" office:value="6742" calcext:value-type="float">
            <text:p>6742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18</text:p>
          </table:table-cell>
          <table:table-cell office:value-type="float" office:value="2.909318" calcext:value-type="float">
            <text:p>2.909318</text:p>
          </table:table-cell>
          <table:table-cell office:value-type="float" office:value="0.123269" calcext:value-type="float">
            <text:p>0.123269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19</text:p>
          </table:table-cell>
          <table:table-cell office:value-type="float" office:value="4.464573" calcext:value-type="float">
            <text:p>4.464573</text:p>
          </table:table-cell>
          <table:table-cell office:value-type="float" office:value="0.866769" calcext:value-type="float">
            <text:p>0.866769</text:p>
          </table:table-cell>
          <table:table-cell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20</text:p>
          </table:table-cell>
          <table:table-cell office:value-type="float" office:value="12.31779" calcext:value-type="float">
            <text:p>12.31779</text:p>
          </table:table-cell>
          <table:table-cell office:value-type="float" office:value="0.27701" calcext:value-type="float">
            <text:p>0.2770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25</text:p>
          </table:table-cell>
          <table:table-cell office:value-type="float" office:value="32.128253" calcext:value-type="float">
            <text:p>32.128253</text:p>
          </table:table-cell>
          <table:table-cell office:value-type="float" office:value="0.593364" calcext:value-type="float">
            <text:p>0.593364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26</text:p>
          </table:table-cell>
          <table:table-cell office:value-type="float" office:value="32.004271" calcext:value-type="float">
            <text:p>32.004271</text:p>
          </table:table-cell>
          <table:table-cell office:value-type="float" office:value="0.605317" calcext:value-type="float">
            <text:p>0.605317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29</text:p>
          </table:table-cell>
          <table:table-cell office:value-type="float" office:value="29.551302" calcext:value-type="float">
            <text:p>29.551302</text:p>
          </table:table-cell>
          <table:table-cell office:value-type="float" office:value="0.73397" calcext:value-type="float">
            <text:p>0.73397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30</text:p>
          </table:table-cell>
          <table:table-cell office:value-type="float" office:value="11.56782" calcext:value-type="float">
            <text:p>11.56782</text:p>
          </table:table-cell>
          <table:table-cell office:value-type="float" office:value="0.451236" calcext:value-type="float">
            <text:p>0.451236</text:p>
          </table:table-cell>
          <table:table-cell office:value-type="float" office:value="0" calcext:value-type="float">
            <text:p>0</text:p>
          </table:table-cell>
          <table:table-cell office:value-type="float" office:value="7813" calcext:value-type="float">
            <text:p>7813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32</text:p>
          </table:table-cell>
          <table:table-cell office:value-type="float" office:value="35.850312" calcext:value-type="float">
            <text:p>35.850312</text:p>
          </table:table-cell>
          <table:table-cell office:value-type="float" office:value="0.601859" calcext:value-type="float">
            <text:p>0.601859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33</text:p>
          </table:table-cell>
          <table:table-cell office:value-type="float" office:value="36.753307" calcext:value-type="float">
            <text:p>36.753307</text:p>
          </table:table-cell>
          <table:table-cell office:value-type="float" office:value="1.172869" calcext:value-type="float">
            <text:p>1.172869</text:p>
          </table:table-cell>
          <table:table-cell office:value-type="float" office:value="0" calcext:value-type="float">
            <text:p>0</text:p>
          </table:table-cell>
          <table:table-cell office:value-type="float" office:value="2505" calcext:value-type="float">
            <text:p>250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35</text:p>
          </table:table-cell>
          <table:table-cell office:value-type="float" office:value="31.96798" calcext:value-type="float">
            <text:p>31.96798</text:p>
          </table:table-cell>
          <table:table-cell office:value-type="float" office:value="0.620562" calcext:value-type="float">
            <text:p>0.620562</text:p>
          </table:table-cell>
          <table:table-cell office:value-type="float" office:value="0" calcext:value-type="float">
            <text:p>0</text:p>
          </table:table-cell>
          <table:table-cell office:value-type="float" office:value="2395" calcext:value-type="float">
            <text:p>2395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37</text:p>
          </table:table-cell>
          <table:table-cell office:value-type="float" office:value="30.058481" calcext:value-type="float">
            <text:p>30.058481</text:p>
          </table:table-cell>
          <table:table-cell office:value-type="float" office:value="1.045231" calcext:value-type="float">
            <text:p>1.045231</text:p>
          </table:table-cell>
          <table:table-cell office:value-type="float" office:value="0" calcext:value-type="float">
            <text:p>0</text:p>
          </table:table-cell>
          <table:table-cell office:value-type="float" office:value="5772" calcext:value-type="float">
            <text:p>577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38</text:p>
          </table:table-cell>
          <table:table-cell office:value-type="float" office:value="30.686257" calcext:value-type="float">
            <text:p>30.686257</text:p>
          </table:table-cell>
          <table:table-cell office:value-type="float" office:value="0.948323" calcext:value-type="float">
            <text:p>0.948323</text:p>
          </table:table-cell>
          <table:table-cell office:value-type="float" office:value="0" calcext:value-type="float">
            <text:p>0</text:p>
          </table:table-cell>
          <table:table-cell office:value-type="float" office:value="7938" calcext:value-type="float">
            <text:p>7938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40</text:p>
          </table:table-cell>
          <table:table-cell office:value-type="float" office:value="17.03489" calcext:value-type="float">
            <text:p>17.03489</text:p>
          </table:table-cell>
          <table:table-cell office:value-type="float" office:value="0.356834" calcext:value-type="float">
            <text:p>0.35683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41</text:p>
          </table:table-cell>
          <table:table-cell office:value-type="float" office:value="32.11263" calcext:value-type="float">
            <text:p>32.11263</text:p>
          </table:table-cell>
          <table:table-cell office:value-type="float" office:value="0.643803" calcext:value-type="float">
            <text:p>0.643803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45</text:p>
          </table:table-cell>
          <table:table-cell office:value-type="float" office:value="24.32691" calcext:value-type="float">
            <text:p>24.32691</text:p>
          </table:table-cell>
          <table:table-cell office:value-type="float" office:value="0.392566" calcext:value-type="float">
            <text:p>0.392566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46</text:p>
          </table:table-cell>
          <table:table-cell office:value-type="float" office:value="23.96183" calcext:value-type="float">
            <text:p>23.96183</text:p>
          </table:table-cell>
          <table:table-cell office:value-type="float" office:value="0.743412" calcext:value-type="float">
            <text:p>0.74341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49</text:p>
          </table:table-cell>
          <table:table-cell office:value-type="float" office:value="26.452647" calcext:value-type="float">
            <text:p>26.452647</text:p>
          </table:table-cell>
          <table:table-cell office:value-type="float" office:value="0.467444" calcext:value-type="float">
            <text:p>0.467444</text:p>
          </table:table-cell>
          <table:table-cell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53</text:p>
          </table:table-cell>
          <table:table-cell office:value-type="float" office:value="20.544048" calcext:value-type="float">
            <text:p>20.544048</text:p>
          </table:table-cell>
          <table:table-cell office:value-type="float" office:value="0.555805" calcext:value-type="float">
            <text:p>0.555805</text:p>
          </table:table-cell>
          <table:table-cell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6:54</text:p>
          </table:table-cell>
          <table:table-cell office:value-type="float" office:value="23.830663" calcext:value-type="float">
            <text:p>23.830663</text:p>
          </table:table-cell>
          <table:table-cell office:value-type="float" office:value="1.522417" calcext:value-type="float">
            <text:p>1.522417</text:p>
          </table:table-cell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7:00</text:p>
          </table:table-cell>
          <table:table-cell office:value-type="float" office:value="16.123475" calcext:value-type="float">
            <text:p>16.123475</text:p>
          </table:table-cell>
          <table:table-cell office:value-type="float" office:value="0.53616" calcext:value-type="float">
            <text:p>0.53616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7:03</text:p>
          </table:table-cell>
          <table:table-cell office:value-type="float" office:value="14.114928" calcext:value-type="float">
            <text:p>14.114928</text:p>
          </table:table-cell>
          <table:table-cell office:value-type="float" office:value="0.306691" calcext:value-type="float">
            <text:p>0.306691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7:06</text:p>
          </table:table-cell>
          <table:table-cell office:value-type="float" office:value="16.538619" calcext:value-type="float">
            <text:p>16.538619</text:p>
          </table:table-cell>
          <table:table-cell office:value-type="float" office:value="0.236917" calcext:value-type="float">
            <text:p>0.236917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7:10</text:p>
          </table:table-cell>
          <table:table-cell office:value-type="float" office:value="8.678603" calcext:value-type="float">
            <text:p>8.678603</text:p>
          </table:table-cell>
          <table:table-cell office:value-type="float" office:value="0.364799" calcext:value-type="float">
            <text:p>0.364799</text:p>
          </table:table-cell>
          <table:table-cell office:value-type="float" office:value="0" calcext:value-type="float">
            <text:p>0</text:p>
          </table:table-cell>
          <table:table-cell office:value-type="float" office:value="1595" calcext:value-type="float">
            <text:p>1595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7:11</text:p>
          </table:table-cell>
          <table:table-cell office:value-type="float" office:value="10.51451" calcext:value-type="float">
            <text:p>10.51451</text:p>
          </table:table-cell>
          <table:table-cell office:value-type="float" office:value="0.471626" calcext:value-type="float">
            <text:p>0.47162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7:13</text:p>
          </table:table-cell>
          <table:table-cell office:value-type="float" office:value="5.229276" calcext:value-type="float">
            <text:p>5.229276</text:p>
          </table:table-cell>
          <table:table-cell office:value-type="float" office:value="0.382701" calcext:value-type="float">
            <text:p>0.382701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7:14</text:p>
          </table:table-cell>
          <table:table-cell office:value-type="float" office:value="3.617696" calcext:value-type="float">
            <text:p>3.617696</text:p>
          </table:table-cell>
          <table:table-cell office:value-type="float" office:value="0.071659" calcext:value-type="float">
            <text:p>0.071659</text:p>
          </table:table-cell>
          <table:table-cell office:value-type="float" office:value="0" calcext:value-type="float">
            <text:p>0</text:p>
          </table:table-cell>
          <table:table-cell office:value-type="float" office:value="1739" calcext:value-type="float">
            <text:p>17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7:15</text:p>
          </table:table-cell>
          <table:table-cell office:value-type="float" office:value="10.563208" calcext:value-type="float">
            <text:p>10.563208</text:p>
          </table:table-cell>
          <table:table-cell office:value-type="float" office:value="0.751095" calcext:value-type="float">
            <text:p>0.751095</text:p>
          </table:table-cell>
          <table:table-cell office:value-type="float" office:value="0" calcext:value-type="float">
            <text:p>0</text:p>
          </table:table-cell>
          <table:table-cell office:value-type="float" office:value="5686" calcext:value-type="float">
            <text:p>568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7:16</text:p>
          </table:table-cell>
          <table:table-cell office:value-type="float" office:value="8.91744" calcext:value-type="float">
            <text:p>8.91744</text:p>
          </table:table-cell>
          <table:table-cell office:value-type="float" office:value="0.39763" calcext:value-type="float">
            <text:p>0.39763</text:p>
          </table:table-cell>
          <table:table-cell office:value-type="float" office:value="0" calcext:value-type="float">
            <text:p>0</text:p>
          </table:table-cell>
          <table:table-cell office:value-type="float" office:value="1921" calcext:value-type="float">
            <text:p>192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7:17</text:p>
          </table:table-cell>
          <table:table-cell office:value-type="float" office:value="9.348537" calcext:value-type="float">
            <text:p>9.348537</text:p>
          </table:table-cell>
          <table:table-cell office:value-type="float" office:value="0.655113" calcext:value-type="float">
            <text:p>0.655113</text:p>
          </table:table-cell>
          <table:table-cell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7:18</text:p>
          </table:table-cell>
          <table:table-cell office:value-type="float" office:value="7.658447" calcext:value-type="float">
            <text:p>7.658447</text:p>
          </table:table-cell>
          <table:table-cell office:value-type="float" office:value="0.545419" calcext:value-type="float">
            <text:p>0.545419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7:22</text:p>
          </table:table-cell>
          <table:table-cell office:value-type="float" office:value="14.317175" calcext:value-type="float">
            <text:p>14.317175</text:p>
          </table:table-cell>
          <table:table-cell office:value-type="float" office:value="1.529817" calcext:value-type="float">
            <text:p>1.529817</text:p>
          </table:table-cell>
          <table:table-cell office:value-type="float" office:value="0" calcext:value-type="float">
            <text:p>0</text:p>
          </table:table-cell>
          <table:table-cell office:value-type="float" office:value="4158" calcext:value-type="float">
            <text:p>415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7:23</text:p>
          </table:table-cell>
          <table:table-cell office:value-type="float" office:value="14.344514" calcext:value-type="float">
            <text:p>14.344514</text:p>
          </table:table-cell>
          <table:table-cell office:value-type="float" office:value="1.466742" calcext:value-type="float">
            <text:p>1.466742</text:p>
          </table:table-cell>
          <table:table-cell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7:26</text:p>
          </table:table-cell>
          <table:table-cell office:value-type="float" office:value="11.530675" calcext:value-type="float">
            <text:p>11.530675</text:p>
          </table:table-cell>
          <table:table-cell office:value-type="float" office:value="1.55073" calcext:value-type="float">
            <text:p>1.55073</text:p>
          </table:table-cell>
          <table:table-cell office:value-type="float" office:value="0" calcext:value-type="float">
            <text:p>0</text:p>
          </table:table-cell>
          <table:table-cell office:value-type="float" office:value="5287" calcext:value-type="float">
            <text:p>5287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7:27</text:p>
          </table:table-cell>
          <table:table-cell office:value-type="float" office:value="22.859575" calcext:value-type="float">
            <text:p>22.859575</text:p>
          </table:table-cell>
          <table:table-cell office:value-type="float" office:value="2.142255" calcext:value-type="float">
            <text:p>2.142255</text:p>
          </table:table-cell>
          <table:table-cell office:value-type="float" office:value="0" calcext:value-type="float">
            <text:p>0</text:p>
          </table:table-cell>
          <table:table-cell office:value-type="float" office:value="5258" calcext:value-type="float">
            <text:p>52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7:28</text:p>
          </table:table-cell>
          <table:table-cell office:value-type="float" office:value="12.197349" calcext:value-type="float">
            <text:p>12.197349</text:p>
          </table:table-cell>
          <table:table-cell office:value-type="float" office:value="1.980266" calcext:value-type="float">
            <text:p>1.980266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7:32</text:p>
          </table:table-cell>
          <table:table-cell office:value-type="float" office:value="13.24258" calcext:value-type="float">
            <text:p>13.24258</text:p>
          </table:table-cell>
          <table:table-cell office:value-type="float" office:value="3.169372" calcext:value-type="float">
            <text:p>3.169372</text:p>
          </table:table-cell>
          <table:table-cell office:value-type="float" office:value="0" calcext:value-type="float">
            <text:p>0</text:p>
          </table:table-cell>
          <table:table-cell office:value-type="float" office:value="3063" calcext:value-type="float">
            <text:p>3063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7:33</text:p>
          </table:table-cell>
          <table:table-cell office:value-type="float" office:value="16.79968" calcext:value-type="float">
            <text:p>16.79968</text:p>
          </table:table-cell>
          <table:table-cell office:value-type="float" office:value="4.00053" calcext:value-type="float">
            <text:p>4.00053</text:p>
          </table:table-cell>
          <table:table-cell office:value-type="float" office:value="0" calcext:value-type="float">
            <text:p>0</text:p>
          </table:table-cell>
          <table:table-cell office:value-type="float" office:value="3417" calcext:value-type="float">
            <text:p>3417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7:37</text:p>
          </table:table-cell>
          <table:table-cell office:value-type="float" office:value="26.948235" calcext:value-type="float">
            <text:p>26.948235</text:p>
          </table:table-cell>
          <table:table-cell office:value-type="float" office:value="4.537775" calcext:value-type="float">
            <text:p>4.537775</text:p>
          </table:table-cell>
          <table:table-cell office:value-type="float" office:value="0" calcext:value-type="float">
            <text:p>0</text:p>
          </table:table-cell>
          <table:table-cell office:value-type="float" office:value="3595" calcext:value-type="float">
            <text:p>3595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7:41</text:p>
          </table:table-cell>
          <table:table-cell office:value-type="float" office:value="13.723146" calcext:value-type="float">
            <text:p>13.723146</text:p>
          </table:table-cell>
          <table:table-cell office:value-type="float" office:value="4.003334" calcext:value-type="float">
            <text:p>4.003334</text:p>
          </table:table-cell>
          <table:table-cell office:value-type="float" office:value="0" calcext:value-type="float">
            <text:p>0</text:p>
          </table:table-cell>
          <table:table-cell office:value-type="float" office:value="7237" calcext:value-type="float">
            <text:p>723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7:42</text:p>
          </table:table-cell>
          <table:table-cell office:value-type="float" office:value="33.737313" calcext:value-type="float">
            <text:p>33.737313</text:p>
          </table:table-cell>
          <table:table-cell office:value-type="float" office:value="5.082006" calcext:value-type="float">
            <text:p>5.082006</text:p>
          </table:table-cell>
          <table:table-cell office:value-type="float" office:value="0" calcext:value-type="float">
            <text:p>0</text:p>
          </table:table-cell>
          <table:table-cell office:value-type="float" office:value="2359" calcext:value-type="float">
            <text:p>2359</text:p>
          </table:table-cell>
          <table:table-cell office:value-type="float" office:value="5706" calcext:value-type="float">
            <text:p>570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7:44</text:p>
          </table:table-cell>
          <table:table-cell office:value-type="float" office:value="47.742979" calcext:value-type="float">
            <text:p>47.742979</text:p>
          </table:table-cell>
          <table:table-cell office:value-type="float" office:value="7.02683" calcext:value-type="float">
            <text:p>7.02683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7:45</text:p>
          </table:table-cell>
          <table:table-cell office:value-type="float" office:value="62.688824" calcext:value-type="float">
            <text:p>62.688824</text:p>
          </table:table-cell>
          <table:table-cell office:value-type="float" office:value="10.406074" calcext:value-type="float">
            <text:p>10.406074</text:p>
          </table:table-cell>
          <table:table-cell office:value-type="float" office:value="0" calcext:value-type="float">
            <text:p>0</text:p>
          </table:table-cell>
          <table:table-cell office:value-type="float" office:value="3191" calcext:value-type="float">
            <text:p>319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8:01</text:p>
          </table:table-cell>
          <table:table-cell office:value-type="float" office:value="38.546318" calcext:value-type="float">
            <text:p>38.546318</text:p>
          </table:table-cell>
          <table:table-cell office:value-type="float" office:value="2.381259" calcext:value-type="float">
            <text:p>2.381259</text:p>
          </table:table-cell>
          <table:table-cell office:value-type="float" office:value="0" calcext:value-type="float">
            <text:p>0</text:p>
          </table:table-cell>
          <table:table-cell office:value-type="float" office:value="1452" calcext:value-type="float">
            <text:p>1452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8:02</text:p>
          </table:table-cell>
          <table:table-cell office:value-type="float" office:value="63.292854" calcext:value-type="float">
            <text:p>63.292854</text:p>
          </table:table-cell>
          <table:table-cell office:value-type="float" office:value="0.508374" calcext:value-type="float">
            <text:p>0.508374</text:p>
          </table:table-cell>
          <table:table-cell office:value-type="float" office:value="0" calcext:value-type="float">
            <text:p>0</text:p>
          </table:table-cell>
          <table:table-cell office:value-type="float" office:value="2940" calcext:value-type="float">
            <text:p>2940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8:05</text:p>
          </table:table-cell>
          <table:table-cell office:value-type="float" office:value="53.047327" calcext:value-type="float">
            <text:p>53.047327</text:p>
          </table:table-cell>
          <table:table-cell office:value-type="float" office:value="2.137642" calcext:value-type="float">
            <text:p>2.137642</text:p>
          </table:table-cell>
          <table:table-cell office:value-type="float" office:value="0" calcext:value-type="float">
            <text:p>0</text:p>
          </table:table-cell>
          <table:table-cell office:value-type="float" office:value="2961" calcext:value-type="float">
            <text:p>2961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8:17</text:p>
          </table:table-cell>
          <table:table-cell office:value-type="float" office:value="103.945742" calcext:value-type="float">
            <text:p>103.945742</text:p>
          </table:table-cell>
          <table:table-cell office:value-type="float" office:value="0.573772" calcext:value-type="float">
            <text:p>0.57377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8:27</text:p>
          </table:table-cell>
          <table:table-cell office:value-type="float" office:value="62.139542" calcext:value-type="float">
            <text:p>62.139542</text:p>
          </table:table-cell>
          <table:table-cell office:value-type="float" office:value="1.776562" calcext:value-type="float">
            <text:p>1.776562</text:p>
          </table:table-cell>
          <table:table-cell office:value-type="float" office:value="0" calcext:value-type="float">
            <text:p>0</text:p>
          </table:table-cell>
          <table:table-cell office:value-type="float" office:value="4659" calcext:value-type="float">
            <text:p>4659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8:39</text:p>
          </table:table-cell>
          <table:table-cell office:value-type="float" office:value="60.112604" calcext:value-type="float">
            <text:p>60.112604</text:p>
          </table:table-cell>
          <table:table-cell office:value-type="float" office:value="1.887553" calcext:value-type="float">
            <text:p>1.887553</text:p>
          </table:table-cell>
          <table:table-cell office:value-type="float" office:value="0" calcext:value-type="float">
            <text:p>0</text:p>
          </table:table-cell>
          <table:table-cell office:value-type="float" office:value="3574" calcext:value-type="float">
            <text:p>3574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8:42</text:p>
          </table:table-cell>
          <table:table-cell office:value-type="float" office:value="53.573962" calcext:value-type="float">
            <text:p>53.573962</text:p>
          </table:table-cell>
          <table:table-cell office:value-type="float" office:value="2.030152" calcext:value-type="float">
            <text:p>2.030152</text:p>
          </table:table-cell>
          <table:table-cell office:value-type="float" office:value="0" calcext:value-type="float">
            <text:p>0</text:p>
          </table:table-cell>
          <table:table-cell office:value-type="float" office:value="2721" calcext:value-type="float">
            <text:p>2721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8:45</text:p>
          </table:table-cell>
          <table:table-cell office:value-type="float" office:value="87.880037" calcext:value-type="float">
            <text:p>87.880037</text:p>
          </table:table-cell>
          <table:table-cell office:value-type="float" office:value="1.034299" calcext:value-type="float">
            <text:p>1.034299</text:p>
          </table:table-cell>
          <table:table-cell office:value-type="float" office:value="0" calcext:value-type="float">
            <text:p>0</text:p>
          </table:table-cell>
          <table:table-cell office:value-type="float" office:value="3044" calcext:value-type="float">
            <text:p>3044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8:51</text:p>
          </table:table-cell>
          <table:table-cell office:value-type="float" office:value="86.343879" calcext:value-type="float">
            <text:p>86.343879</text:p>
          </table:table-cell>
          <table:table-cell office:value-type="float" office:value="1.01874" calcext:value-type="float">
            <text:p>1.01874</text:p>
          </table:table-cell>
          <table:table-cell office:value-type="float" office:value="0" calcext:value-type="float">
            <text:p>0</text:p>
          </table:table-cell>
          <table:table-cell office:value-type="float" office:value="3524" calcext:value-type="float">
            <text:p>3524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8:52</text:p>
          </table:table-cell>
          <table:table-cell office:value-type="float" office:value="76.388679" calcext:value-type="float">
            <text:p>76.388679</text:p>
          </table:table-cell>
          <table:table-cell office:value-type="float" office:value="1.240108" calcext:value-type="float">
            <text:p>1.240108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8:54</text:p>
          </table:table-cell>
          <table:table-cell office:value-type="float" office:value="84.401677" calcext:value-type="float">
            <text:p>84.401677</text:p>
          </table:table-cell>
          <table:table-cell office:value-type="float" office:value="1.04111" calcext:value-type="float">
            <text:p>1.04111</text:p>
          </table:table-cell>
          <table:table-cell office:value-type="float" office:value="0" calcext:value-type="float">
            <text:p>0</text:p>
          </table:table-cell>
          <table:table-cell office:value-type="float" office:value="2944" calcext:value-type="float">
            <text:p>2944</text:p>
          </table:table-cell>
          <table:table-cell office:value-type="float" office:value="3669" calcext:value-type="float">
            <text:p>366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8:55</text:p>
          </table:table-cell>
          <table:table-cell office:value-type="float" office:value="83.910447" calcext:value-type="float">
            <text:p>83.910447</text:p>
          </table:table-cell>
          <table:table-cell office:value-type="float" office:value="0.977979" calcext:value-type="float">
            <text:p>0.977979</text:p>
          </table:table-cell>
          <table:table-cell office:value-type="float" office:value="0" calcext:value-type="float">
            <text:p>0</text:p>
          </table:table-cell>
          <table:table-cell office:value-type="float" office:value="1577" calcext:value-type="float">
            <text:p>1577</text:p>
          </table:table-cell>
          <table:table-cell office:value-type="float" office:value="3934" calcext:value-type="float">
            <text:p>393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9:10</text:p>
          </table:table-cell>
          <table:table-cell office:value-type="float" office:value="89.162791" calcext:value-type="float">
            <text:p>89.162791</text:p>
          </table:table-cell>
          <table:table-cell office:value-type="float" office:value="1.261417" calcext:value-type="float">
            <text:p>1.261417</text:p>
          </table:table-cell>
          <table:table-cell office:value-type="float" office:value="0" calcext:value-type="float">
            <text:p>0</text:p>
          </table:table-cell>
          <table:table-cell office:value-type="float" office:value="6605" calcext:value-type="float">
            <text:p>6605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9:11</text:p>
          </table:table-cell>
          <table:table-cell office:value-type="float" office:value="73.28947" calcext:value-type="float">
            <text:p>73.28947</text:p>
          </table:table-cell>
          <table:table-cell office:value-type="float" office:value="1.216334" calcext:value-type="float">
            <text:p>1.216334</text:p>
          </table:table-cell>
          <table:table-cell office:value-type="float" office:value="0" calcext:value-type="float">
            <text:p>0</text:p>
          </table:table-cell>
          <table:table-cell office:value-type="float" office:value="3376" calcext:value-type="float">
            <text:p>3376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9:12</text:p>
          </table:table-cell>
          <table:table-cell office:value-type="float" office:value="82.424226" calcext:value-type="float">
            <text:p>82.424226</text:p>
          </table:table-cell>
          <table:table-cell office:value-type="float" office:value="1.973162" calcext:value-type="float">
            <text:p>1.973162</text:p>
          </table:table-cell>
          <table:table-cell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9:20</text:p>
          </table:table-cell>
          <table:table-cell office:value-type="float" office:value="67.191467" calcext:value-type="float">
            <text:p>67.191467</text:p>
          </table:table-cell>
          <table:table-cell office:value-type="float" office:value="1.048" calcext:value-type="float">
            <text:p>1.048</text:p>
          </table:table-cell>
          <table:table-cell office:value-type="float" office:value="0" calcext:value-type="float">
            <text:p>0</text:p>
          </table:table-cell>
          <table:table-cell office:value-type="float" office:value="2586" calcext:value-type="float">
            <text:p>2586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9:21</text:p>
          </table:table-cell>
          <table:table-cell office:value-type="float" office:value="77.594236" calcext:value-type="float">
            <text:p>77.594236</text:p>
          </table:table-cell>
          <table:table-cell office:value-type="float" office:value="1.220037" calcext:value-type="float">
            <text:p>1.220037</text:p>
          </table:table-cell>
          <table:table-cell office:value-type="float" office:value="0" calcext:value-type="float">
            <text:p>0</text:p>
          </table:table-cell>
          <table:table-cell office:value-type="float" office:value="4052" calcext:value-type="float">
            <text:p>4052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9:50</text:p>
          </table:table-cell>
          <table:table-cell office:value-type="float" office:value="59.760195" calcext:value-type="float">
            <text:p>59.760195</text:p>
          </table:table-cell>
          <table:table-cell office:value-type="float" office:value="1.531238" calcext:value-type="float">
            <text:p>1.531238</text:p>
          </table:table-cell>
          <table:table-cell office:value-type="float" office:value="0" calcext:value-type="float">
            <text:p>0</text:p>
          </table:table-cell>
          <table:table-cell office:value-type="float" office:value="3428" calcext:value-type="float">
            <text:p>3428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9:52</text:p>
          </table:table-cell>
          <table:table-cell office:value-type="float" office:value="69.297615" calcext:value-type="float">
            <text:p>69.297615</text:p>
          </table:table-cell>
          <table:table-cell office:value-type="float" office:value="1.330111" calcext:value-type="float">
            <text:p>1.330111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9:53</text:p>
          </table:table-cell>
          <table:table-cell office:value-type="float" office:value="49.836932" calcext:value-type="float">
            <text:p>49.836932</text:p>
          </table:table-cell>
          <table:table-cell office:value-type="float" office:value="1.013103" calcext:value-type="float">
            <text:p>1.013103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29:55</text:p>
          </table:table-cell>
          <table:table-cell office:value-type="float" office:value="66.531643" calcext:value-type="float">
            <text:p>66.531643</text:p>
          </table:table-cell>
          <table:table-cell office:value-type="float" office:value="1.4474" calcext:value-type="float">
            <text:p>1.4474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30:10</text:p>
          </table:table-cell>
          <table:table-cell office:value-type="float" office:value="44.841827" calcext:value-type="float">
            <text:p>44.841827</text:p>
          </table:table-cell>
          <table:table-cell office:value-type="float" office:value="1.491891" calcext:value-type="float">
            <text:p>1.491891</text:p>
          </table:table-cell>
          <table:table-cell office:value-type="float" office:value="0" calcext:value-type="float">
            <text:p>0</text:p>
          </table:table-cell>
          <table:table-cell office:value-type="float" office:value="1531" calcext:value-type="float">
            <text:p>1531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30:11</text:p>
          </table:table-cell>
          <table:table-cell office:value-type="float" office:value="36.382089" calcext:value-type="float">
            <text:p>36.382089</text:p>
          </table:table-cell>
          <table:table-cell office:value-type="float" office:value="1.628074" calcext:value-type="float">
            <text:p>1.628074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30:14</text:p>
          </table:table-cell>
          <table:table-cell office:value-type="float" office:value="43.7635" calcext:value-type="float">
            <text:p>43.7635</text:p>
          </table:table-cell>
          <table:table-cell office:value-type="float" office:value="2.08505" calcext:value-type="float">
            <text:p>2.08505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30:17</text:p>
          </table:table-cell>
          <table:table-cell office:value-type="float" office:value="42.871785" calcext:value-type="float">
            <text:p>42.871785</text:p>
          </table:table-cell>
          <table:table-cell office:value-type="float" office:value="3.030796" calcext:value-type="float">
            <text:p>3.030796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30:18</text:p>
          </table:table-cell>
          <table:table-cell office:value-type="float" office:value="55.345198" calcext:value-type="float">
            <text:p>55.345198</text:p>
          </table:table-cell>
          <table:table-cell office:value-type="float" office:value="0.635242" calcext:value-type="float">
            <text:p>0.635242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30:25</text:p>
          </table:table-cell>
          <table:table-cell office:value-type="float" office:value="50.644952" calcext:value-type="float">
            <text:p>50.644952</text:p>
          </table:table-cell>
          <table:table-cell office:value-type="float" office:value="1.392226" calcext:value-type="float">
            <text:p>1.392226</text:p>
          </table:table-cell>
          <table:table-cell office:value-type="float" office:value="0" calcext:value-type="float">
            <text:p>0</text:p>
          </table:table-cell>
          <table:table-cell office:value-type="float" office:value="3270" calcext:value-type="float">
            <text:p>327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30:26</text:p>
          </table:table-cell>
          <table:table-cell office:value-type="float" office:value="54.201255" calcext:value-type="float">
            <text:p>54.201255</text:p>
          </table:table-cell>
          <table:table-cell office:value-type="float" office:value="9.60585" calcext:value-type="float">
            <text:p>9.60585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30:32</text:p>
          </table:table-cell>
          <table:table-cell office:value-type="float" office:value="47.091121" calcext:value-type="float">
            <text:p>47.091121</text:p>
          </table:table-cell>
          <table:table-cell office:value-type="float" office:value="2.845958" calcext:value-type="float">
            <text:p>2.84595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30:33</text:p>
          </table:table-cell>
          <table:table-cell office:value-type="float" office:value="81.158933" calcext:value-type="float">
            <text:p>81.158933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30:40</text:p>
          </table:table-cell>
          <table:table-cell office:value-type="float" office:value="21.36375" calcext:value-type="float">
            <text:p>21.36375</text:p>
          </table:table-cell>
          <table:table-cell office:value-type="float" office:value="2.808074" calcext:value-type="float">
            <text:p>2.808074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30:46</text:p>
          </table:table-cell>
          <table:table-cell office:value-type="float" office:value="47.180733" calcext:value-type="float">
            <text:p>47.180733</text:p>
          </table:table-cell>
          <table:table-cell office:value-type="float" office:value="0.817507" calcext:value-type="float">
            <text:p>0.817507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30:58</text:p>
          </table:table-cell>
          <table:table-cell office:value-type="float" office:value="56.343724" calcext:value-type="float">
            <text:p>56.343724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6:31:05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9T16:45:21.032146281</dc:date>
    <meta:editing-duration>PT6M49S</meta:editing-duration>
    <meta:editing-cycles>1</meta:editing-cycles>
    <meta:document-statistic meta:table-count="1" meta:cell-count="3143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ed1c24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1.428cm" svg:y="3.782cm" style:legend-expansion="high" chart:style-name="ch2"/>
        <chart:plot-area chart:style-name="ch3" table:cell-range-address="new_z_2.G1:new_z_2.G90 new_z_2.C1:new_z_2.D90" chart:data-source-has-labels="row" svg:x="0.32cm" svg:y="0.18cm" svg:width="10.788cm" svg:height="8.64cm">
          <chartooo:coordinate-region svg:x="0.756cm" svg:y="0.354cm" svg:width="9.888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ew_z_2.C2:new_z_2.C90" chart:label-cell-address="new_z_2.C1:new_z_2.C1" chart:class="chart:scatter">
            <chart:domain table:cell-range-address="new_z_2.G2:new_z_2.G90"/>
            <chart:regression-curve chart:style-name="ch7"/>
            <chart:data-point chart:repeated="89"/>
          </chart:series>
          <chart:series chart:style-name="ch8" chart:values-cell-range-address="new_z_2.D2:new_z_2.D90" chart:label-cell-address="new_z_2.D1:new_z_2.D1" chart:class="chart:scatter">
            <chart:data-point chart:repeated="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new_z_2.C1:new_z_2.C1</svg:desc>
                </draw:g>
              </table:table-cell>
              <table:table-cell office:value-type="string">
                <text:p>xfertime</text:p>
                <draw:g>
                  <svg:desc>new_z_2.D1:new_z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new_z_2.G2:new_z_2.G90</svg:desc>
                </draw:g>
              </table:table-cell>
              <table:table-cell office:value-type="float" office:value="0.0024">
                <text:p>0.0024</text:p>
                <draw:g>
                  <svg:desc>new_z_2.C2:new_z_2.C90</svg:desc>
                </draw:g>
              </table:table-cell>
              <table:table-cell office:value-type="float" office:value="0.000135">
                <text:p>0.000135</text:p>
                <draw:g>
                  <svg:desc>new_z_2.D2:new_z_2.D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11379">
                <text:p>0.011379</text:p>
              </table:table-cell>
              <table:table-cell office:value-type="float" office:value="0.003428">
                <text:p>0.003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10941">
                <text:p>0.010941</text:p>
              </table:table-cell>
              <table:table-cell office:value-type="float" office:value="0.00184">
                <text:p>0.00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971">
                <text:p>0.00971</text:p>
              </table:table-cell>
              <table:table-cell office:value-type="float" office:value="0.000688">
                <text:p>0.000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1193">
                <text:p>0.01193</text:p>
              </table:table-cell>
              <table:table-cell office:value-type="float" office:value="0.000621">
                <text:p>0.000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25581">
                <text:p>0.025581</text:p>
              </table:table-cell>
              <table:table-cell office:value-type="float" office:value="0.00583">
                <text:p>0.00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05852">
                <text:p>0.005852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07774">
                <text:p>0.007774</text:p>
              </table:table-cell>
              <table:table-cell office:value-type="float" office:value="0.008247">
                <text:p>0.0082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10889">
                <text:p>0.010889</text:p>
              </table:table-cell>
              <table:table-cell office:value-type="float" office:value="0.000262">
                <text:p>0.000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9249">
                <text:p>0.009249</text:p>
              </table:table-cell>
              <table:table-cell office:value-type="float" office:value="0.000761">
                <text:p>0.0007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0.005141">
                <text:p>0.005141</text:p>
              </table:table-cell>
              <table:table-cell office:value-type="float" office:value="0.000613">
                <text:p>0.0006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0.00761">
                <text:p>0.00761</text:p>
              </table:table-cell>
              <table:table-cell office:value-type="float" office:value="0.002701">
                <text:p>0.002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0.011269">
                <text:p>0.011269</text:p>
              </table:table-cell>
              <table:table-cell office:value-type="float" office:value="0.003424">
                <text:p>0.003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0.007224">
                <text:p>0.007224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003985">
                <text:p>0.003985</text:p>
              </table:table-cell>
              <table:table-cell office:value-type="float" office:value="0.001397">
                <text:p>0.0013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0.002792">
                <text:p>0.002792</text:p>
              </table:table-cell>
              <table:table-cell office:value-type="float" office:value="0.000246">
                <text:p>0.0002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0.003856">
                <text:p>0.003856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0.010123">
                <text:p>0.010123</text:p>
              </table:table-cell>
              <table:table-cell office:value-type="float" office:value="0.001807">
                <text:p>0.0018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0.003406">
                <text:p>0.003406</text:p>
              </table:table-cell>
              <table:table-cell office:value-type="float" office:value="0.000463">
                <text:p>0.0004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0.042549">
                <text:p>0.042549</text:p>
              </table:table-cell>
              <table:table-cell office:value-type="float" office:value="0.023218">
                <text:p>0.023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">
                <text:p>53</text:p>
              </table:table-cell>
              <table:table-cell office:value-type="float" office:value="0.006234">
                <text:p>0.006234</text:p>
              </table:table-cell>
              <table:table-cell office:value-type="float" office:value="0.001014">
                <text:p>0.001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002552">
                <text:p>0.002552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">
                <text:p>57</text:p>
              </table:table-cell>
              <table:table-cell office:value-type="float" office:value="0.002196">
                <text:p>0.002196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">
                <text:p>60</text:p>
              </table:table-cell>
              <table:table-cell office:value-type="float" office:value="0.003153">
                <text:p>0.003153</text:p>
              </table:table-cell>
              <table:table-cell office:value-type="float" office:value="0.001088">
                <text:p>0.001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0.002192">
                <text:p>0.002192</text:p>
              </table:table-cell>
              <table:table-cell office:value-type="float" office:value="0.001325">
                <text:p>0.0013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0.002141">
                <text:p>0.002141</text:p>
              </table:table-cell>
              <table:table-cell office:value-type="float" office:value="0.001646">
                <text:p>0.0016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0.005944">
                <text:p>0.005944</text:p>
              </table:table-cell>
              <table:table-cell office:value-type="float" office:value="0.002818">
                <text:p>0.0028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">
                <text:p>59</text:p>
              </table:table-cell>
              <table:table-cell office:value-type="float" office:value="0.002453">
                <text:p>0.002453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  <table:table-cell office:value-type="float" office:value="0.004118">
                <text:p>0.004118</text:p>
              </table:table-cell>
              <table:table-cell office:value-type="float" office:value="0.001961">
                <text:p>0.0019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0.001905">
                <text:p>0.001905</text:p>
              </table:table-cell>
              <table:table-cell office:value-type="float" office:value="0.002208">
                <text:p>0.0022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">
                <text:p>88</text:p>
              </table:table-cell>
              <table:table-cell office:value-type="float" office:value="0.003544">
                <text:p>0.003544</text:p>
              </table:table-cell>
              <table:table-cell office:value-type="float" office:value="0.003595">
                <text:p>0.0035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4">
                <text:p>94</text:p>
              </table:table-cell>
              <table:table-cell office:value-type="float" office:value="0.003273">
                <text:p>0.003273</text:p>
              </table:table-cell>
              <table:table-cell office:value-type="float" office:value="0.001269">
                <text:p>0.0012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0.004824">
                <text:p>0.004824</text:p>
              </table:table-cell>
              <table:table-cell office:value-type="float" office:value="0.001832">
                <text:p>0.001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4">
                <text:p>94</text:p>
              </table:table-cell>
              <table:table-cell office:value-type="float" office:value="0.003628">
                <text:p>0.003628</text:p>
              </table:table-cell>
              <table:table-cell office:value-type="float" office:value="0.001071">
                <text:p>0.0010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">
                <text:p>99</text:p>
              </table:table-cell>
              <table:table-cell office:value-type="float" office:value="0.035685">
                <text:p>0.035685</text:p>
              </table:table-cell>
              <table:table-cell office:value-type="float" office:value="0.005451">
                <text:p>0.0054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">
                <text:p>100</text:p>
              </table:table-cell>
              <table:table-cell office:value-type="float" office:value="0.014594">
                <text:p>0.014594</text:p>
              </table:table-cell>
              <table:table-cell office:value-type="float" office:value="0.004161">
                <text:p>0.0041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5">
                <text:p>95</text:p>
              </table:table-cell>
              <table:table-cell office:value-type="float" office:value="0.008871">
                <text:p>0.008871</text:p>
              </table:table-cell>
              <table:table-cell office:value-type="float" office:value="0.002446">
                <text:p>0.0024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6">
                <text:p>96</text:p>
              </table:table-cell>
              <table:table-cell office:value-type="float" office:value="0.002851">
                <text:p>0.002851</text:p>
              </table:table-cell>
              <table:table-cell office:value-type="float" office:value="0.001217">
                <text:p>0.0012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">
                <text:p>98</text:p>
              </table:table-cell>
              <table:table-cell office:value-type="float" office:value="0.004825">
                <text:p>0.004825</text:p>
              </table:table-cell>
              <table:table-cell office:value-type="float" office:value="0.002549">
                <text:p>0.002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0.00986">
                <text:p>0.00986</text:p>
              </table:table-cell>
              <table:table-cell office:value-type="float" office:value="0.001591">
                <text:p>0.0015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7">
                <text:p>137</text:p>
              </table:table-cell>
              <table:table-cell office:value-type="float" office:value="0.260611">
                <text:p>0.260611</text:p>
              </table:table-cell>
              <table:table-cell office:value-type="float" office:value="0.00268">
                <text:p>0.002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">
                <text:p>146</text:p>
              </table:table-cell>
              <table:table-cell office:value-type="float" office:value="0.249812">
                <text:p>0.249812</text:p>
              </table:table-cell>
              <table:table-cell office:value-type="float" office:value="0.004893">
                <text:p>0.0048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4">
                <text:p>144</text:p>
              </table:table-cell>
              <table:table-cell office:value-type="float" office:value="0.127011">
                <text:p>0.127011</text:p>
              </table:table-cell>
              <table:table-cell office:value-type="float" office:value="0.004944">
                <text:p>0.0049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">
                <text:p>150</text:p>
              </table:table-cell>
              <table:table-cell office:value-type="float" office:value="0.08272">
                <text:p>0.08272</text:p>
              </table:table-cell>
              <table:table-cell office:value-type="float" office:value="0.001621">
                <text:p>0.0016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4">
                <text:p>144</text:p>
              </table:table-cell>
              <table:table-cell office:value-type="float" office:value="0.756644">
                <text:p>0.756644</text:p>
              </table:table-cell>
              <table:table-cell office:value-type="float" office:value="0.008001">
                <text:p>0.008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7">
                <text:p>147</text:p>
              </table:table-cell>
              <table:table-cell office:value-type="float" office:value="0.183146">
                <text:p>0.183146</text:p>
              </table:table-cell>
              <table:table-cell office:value-type="float" office:value="0.018923">
                <text:p>0.0189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">
                <text:p>148</text:p>
              </table:table-cell>
              <table:table-cell office:value-type="float" office:value="0.011939">
                <text:p>0.011939</text:p>
              </table:table-cell>
              <table:table-cell office:value-type="float" office:value="0.001935">
                <text:p>0.0019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">
                <text:p>148</text:p>
              </table:table-cell>
              <table:table-cell office:value-type="float" office:value="0.011714">
                <text:p>0.011714</text:p>
              </table:table-cell>
              <table:table-cell office:value-type="float" office:value="0.004829">
                <text:p>0.0048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6">
                <text:p>146</text:p>
              </table:table-cell>
              <table:table-cell office:value-type="float" office:value="0.032743">
                <text:p>0.032743</text:p>
              </table:table-cell>
              <table:table-cell office:value-type="float" office:value="0.003615">
                <text:p>0.0036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8">
                <text:p>148</text:p>
              </table:table-cell>
              <table:table-cell office:value-type="float" office:value="0.008346">
                <text:p>0.008346</text:p>
              </table:table-cell>
              <table:table-cell office:value-type="float" office:value="0.00214">
                <text:p>0.002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3">
                <text:p>193</text:p>
              </table:table-cell>
              <table:table-cell office:value-type="float" office:value="0.049576">
                <text:p>0.049576</text:p>
              </table:table-cell>
              <table:table-cell office:value-type="float" office:value="0.009649">
                <text:p>0.0096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3">
                <text:p>203</text:p>
              </table:table-cell>
              <table:table-cell office:value-type="float" office:value="0.008603">
                <text:p>0.008603</text:p>
              </table:table-cell>
              <table:table-cell office:value-type="float" office:value="0.001364">
                <text:p>0.0013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8">
                <text:p>208</text:p>
              </table:table-cell>
              <table:table-cell office:value-type="float" office:value="0.036185">
                <text:p>0.036185</text:p>
              </table:table-cell>
              <table:table-cell office:value-type="float" office:value="0.002716">
                <text:p>0.0027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0">
                <text:p>210</text:p>
              </table:table-cell>
              <table:table-cell office:value-type="float" office:value="0.026276">
                <text:p>0.026276</text:p>
              </table:table-cell>
              <table:table-cell office:value-type="float" office:value="0.003558">
                <text:p>0.0035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2">
                <text:p>202</text:p>
              </table:table-cell>
              <table:table-cell office:value-type="float" office:value="0.642703">
                <text:p>0.642703</text:p>
              </table:table-cell>
              <table:table-cell office:value-type="float" office:value="0.044588">
                <text:p>0.0445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7">
                <text:p>207</text:p>
              </table:table-cell>
              <table:table-cell office:value-type="float" office:value="1.059698">
                <text:p>1.059698</text:p>
              </table:table-cell>
              <table:table-cell office:value-type="float" office:value="0.011101">
                <text:p>0.0111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8">
                <text:p>208</text:p>
              </table:table-cell>
              <table:table-cell office:value-type="float" office:value="0.083822">
                <text:p>0.083822</text:p>
              </table:table-cell>
              <table:table-cell office:value-type="float" office:value="0.015023">
                <text:p>0.0150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1">
                <text:p>201</text:p>
              </table:table-cell>
              <table:table-cell office:value-type="float" office:value="0.099807">
                <text:p>0.099807</text:p>
              </table:table-cell>
              <table:table-cell office:value-type="float" office:value="0.013728">
                <text:p>0.0137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5">
                <text:p>205</text:p>
              </table:table-cell>
              <table:table-cell office:value-type="float" office:value="0.019389">
                <text:p>0.019389</text:p>
              </table:table-cell>
              <table:table-cell office:value-type="float" office:value="0.002883">
                <text:p>0.0028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7">
                <text:p>207</text:p>
              </table:table-cell>
              <table:table-cell office:value-type="float" office:value="0.027154">
                <text:p>0.027154</text:p>
              </table:table-cell>
              <table:table-cell office:value-type="float" office:value="0.003139">
                <text:p>0.0031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2">
                <text:p>262</text:p>
              </table:table-cell>
              <table:table-cell office:value-type="float" office:value="0.025788">
                <text:p>0.02578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7">
                <text:p>277</text:p>
              </table:table-cell>
              <table:table-cell office:value-type="float" office:value="0.077738">
                <text:p>0.077738</text:p>
              </table:table-cell>
              <table:table-cell office:value-type="float" office:value="0.010889">
                <text:p>0.0108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6">
                <text:p>276</text:p>
              </table:table-cell>
              <table:table-cell office:value-type="float" office:value="0.385144">
                <text:p>0.385144</text:p>
              </table:table-cell>
              <table:table-cell office:value-type="float" office:value="0.161855">
                <text:p>0.1618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4">
                <text:p>274</text:p>
              </table:table-cell>
              <table:table-cell office:value-type="float" office:value="3.804054">
                <text:p>3.804054</text:p>
              </table:table-cell>
              <table:table-cell office:value-type="float" office:value="0.039206">
                <text:p>0.0392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5">
                <text:p>275</text:p>
              </table:table-cell>
              <table:table-cell office:value-type="float" office:value="2.498153">
                <text:p>2.498153</text:p>
              </table:table-cell>
              <table:table-cell office:value-type="float" office:value="0.024086">
                <text:p>0.0240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8">
                <text:p>278</text:p>
              </table:table-cell>
              <table:table-cell office:value-type="float" office:value="6.134412">
                <text:p>6.134412</text:p>
              </table:table-cell>
              <table:table-cell office:value-type="float" office:value="0.025117">
                <text:p>0.0251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7">
                <text:p>277</text:p>
              </table:table-cell>
              <table:table-cell office:value-type="float" office:value="0.131524">
                <text:p>0.131524</text:p>
              </table:table-cell>
              <table:table-cell office:value-type="float" office:value="0.015029">
                <text:p>0.0150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7">
                <text:p>277</text:p>
              </table:table-cell>
              <table:table-cell office:value-type="float" office:value="3.770051">
                <text:p>3.770051</text:p>
              </table:table-cell>
              <table:table-cell office:value-type="float" office:value="0.16875">
                <text:p>0.16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2">
                <text:p>272</text:p>
              </table:table-cell>
              <table:table-cell office:value-type="float" office:value="4.088807">
                <text:p>4.088807</text:p>
              </table:table-cell>
              <table:table-cell office:value-type="float" office:value="0.241957">
                <text:p>0.2419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9">
                <text:p>279</text:p>
              </table:table-cell>
              <table:table-cell office:value-type="float" office:value="1.366793">
                <text:p>1.366793</text:p>
              </table:table-cell>
              <table:table-cell office:value-type="float" office:value="0.505945">
                <text:p>0.5059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">
                <text:p>335</text:p>
              </table:table-cell>
              <table:table-cell office:value-type="float" office:value="1.642283">
                <text:p>1.642283</text:p>
              </table:table-cell>
              <table:table-cell office:value-type="float" office:value="0.158439">
                <text:p>0.1584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7">
                <text:p>357</text:p>
              </table:table-cell>
              <table:table-cell office:value-type="float" office:value="1.888765">
                <text:p>1.888765</text:p>
              </table:table-cell>
              <table:table-cell office:value-type="float" office:value="0.080331">
                <text:p>0.0803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2">
                <text:p>352</text:p>
              </table:table-cell>
              <table:table-cell office:value-type="float" office:value="2.183795">
                <text:p>2.183795</text:p>
              </table:table-cell>
              <table:table-cell office:value-type="float" office:value="0.055314">
                <text:p>0.0553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1">
                <text:p>351</text:p>
              </table:table-cell>
              <table:table-cell office:value-type="float" office:value="2.106534">
                <text:p>2.106534</text:p>
              </table:table-cell>
              <table:table-cell office:value-type="float" office:value="0.08065">
                <text:p>0.080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3">
                <text:p>353</text:p>
              </table:table-cell>
              <table:table-cell office:value-type="float" office:value="2.31876">
                <text:p>2.31876</text:p>
              </table:table-cell>
              <table:table-cell office:value-type="float" office:value="0.051957">
                <text:p>0.0519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0">
                <text:p>350</text:p>
              </table:table-cell>
              <table:table-cell office:value-type="float" office:value="3.672184">
                <text:p>3.672184</text:p>
              </table:table-cell>
              <table:table-cell office:value-type="float" office:value="0.194375">
                <text:p>0.194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2">
                <text:p>352</text:p>
              </table:table-cell>
              <table:table-cell office:value-type="float" office:value="3.839061">
                <text:p>3.839061</text:p>
              </table:table-cell>
              <table:table-cell office:value-type="float" office:value="0.051256">
                <text:p>0.0512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2">
                <text:p>352</text:p>
              </table:table-cell>
              <table:table-cell office:value-type="float" office:value="4.625659">
                <text:p>4.625659</text:p>
              </table:table-cell>
              <table:table-cell office:value-type="float" office:value="0.239405">
                <text:p>0.2394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4">
                <text:p>354</text:p>
              </table:table-cell>
              <table:table-cell office:value-type="float" office:value="4.998848">
                <text:p>4.998848</text:p>
              </table:table-cell>
              <table:table-cell office:value-type="float" office:value="0.036052">
                <text:p>0.0360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5">
                <text:p>355</text:p>
              </table:table-cell>
              <table:table-cell office:value-type="float" office:value="6.050674">
                <text:p>6.050674</text:p>
              </table:table-cell>
              <table:table-cell office:value-type="float" office:value="0.032936">
                <text:p>0.0329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9">
                <text:p>419</text:p>
              </table:table-cell>
              <table:table-cell office:value-type="float" office:value="7.148414">
                <text:p>7.148414</text:p>
              </table:table-cell>
              <table:table-cell office:value-type="float" office:value="0.105451">
                <text:p>0.1054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1">
                <text:p>431</text:p>
              </table:table-cell>
              <table:table-cell office:value-type="float" office:value="8.150887">
                <text:p>8.150887</text:p>
              </table:table-cell>
              <table:table-cell office:value-type="float" office:value="0.045005">
                <text:p>0.0450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0">
                <text:p>440</text:p>
              </table:table-cell>
              <table:table-cell office:value-type="float" office:value="8.541577">
                <text:p>8.541577</text:p>
              </table:table-cell>
              <table:table-cell office:value-type="float" office:value="0.019475">
                <text:p>0.0194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3">
                <text:p>443</text:p>
              </table:table-cell>
              <table:table-cell office:value-type="float" office:value="9.104416">
                <text:p>9.104416</text:p>
              </table:table-cell>
              <table:table-cell office:value-type="float" office:value="0.023298">
                <text:p>0.0232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1">
                <text:p>441</text:p>
              </table:table-cell>
              <table:table-cell office:value-type="float" office:value="10.337688">
                <text:p>10.337688</text:p>
              </table:table-cell>
              <table:table-cell office:value-type="float" office:value="0.01638">
                <text:p>0.016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5">
                <text:p>445</text:p>
              </table:table-cell>
              <table:table-cell office:value-type="float" office:value="10.521854">
                <text:p>10.521854</text:p>
              </table:table-cell>
              <table:table-cell office:value-type="float" office:value="0.017487">
                <text:p>0.0174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2">
                <text:p>442</text:p>
              </table:table-cell>
              <table:table-cell office:value-type="float" office:value="10.93729">
                <text:p>10.93729</text:p>
              </table:table-cell>
              <table:table-cell office:value-type="float" office:value="0.012981">
                <text:p>0.0129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">
                <text:p>440</text:p>
              </table:table-cell>
              <table:table-cell office:value-type="float" office:value="11.357053">
                <text:p>11.357053</text:p>
              </table:table-cell>
              <table:table-cell office:value-type="float" office:value="0.048533">
                <text:p>0.0485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9">
                <text:p>439</text:p>
              </table:table-cell>
              <table:table-cell office:value-type="float" office:value="12.786923">
                <text:p>12.786923</text:p>
              </table:table-cell>
              <table:table-cell office:value-type="float" office:value="0.041128">
                <text:p>0.041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